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84cm"/>
    </style:style>
    <style:style style:name="co2" style:family="table-column">
      <style:table-column-properties fo:break-before="auto" style:column-width="2.101cm"/>
    </style:style>
    <style:style style:name="co3" style:family="table-column">
      <style:table-column-properties fo:break-before="auto" style:column-width="3.829cm"/>
    </style:style>
    <style:style style:name="co4" style:family="table-column">
      <style:table-column-properties fo:break-before="auto" style:column-width="3.612cm"/>
    </style:style>
    <style:style style:name="co5" style:family="table-column">
      <style:table-column-properties fo:break-before="auto" style:column-width="4.415cm"/>
    </style:style>
    <style:style style:name="co6" style:family="table-column">
      <style:table-column-properties fo:break-before="auto" style:column-width="4.2cm"/>
    </style:style>
    <style:style style:name="co7" style:family="table-column">
      <style:table-column-properties fo:break-before="auto" style:column-width="3.798cm"/>
    </style:style>
    <style:style style:name="co8" style:family="table-column">
      <style:table-column-properties fo:break-before="auto" style:column-width="3.983cm"/>
    </style:style>
    <style:style style:name="co9" style:family="table-column">
      <style:table-column-properties fo:break-before="auto" style:column-width="1.854cm"/>
    </style:style>
    <style:style style:name="co10" style:family="table-column">
      <style:table-column-properties fo:break-before="auto" style:column-width="2.686cm"/>
    </style:style>
    <style:style style:name="co11" style:family="table-column">
      <style:table-column-properties fo:break-before="auto" style:column-width="2.223cm"/>
    </style:style>
    <style:style style:name="co12" style:family="table-column">
      <style:table-column-properties fo:break-before="auto" style:column-width="2.258cm"/>
    </style:style>
    <style:style style:name="ro1" style:family="table-row">
      <style:table-row-properties style:row-height="0.926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1.191cm" fo:break-before="auto" style:use-optimal-row-height="false"/>
    </style:style>
    <style:style style:name="ro7" style:family="table-row">
      <style:table-row-properties style:row-height="2.117cm" fo:break-before="auto" style:use-optimal-row-height="false"/>
    </style:style>
    <style:style style:name="ro8" style:family="table-row">
      <style:table-row-properties style:row-height="1.138cm" fo:break-before="auto" style:use-optimal-row-height="false"/>
    </style:style>
    <style:style style:name="ro9" style:family="table-row">
      <style:table-row-properties style:row-height="1.409cm" fo:break-before="auto" style:use-optimal-row-height="false"/>
    </style:style>
    <style:style style:name="ro10" style:family="table-row">
      <style:table-row-properties style:row-height="0.908cm" fo:break-before="auto" style:use-optimal-row-height="true"/>
    </style:style>
    <style:style style:name="ro11" style:family="table-row">
      <style:table-row-properties style:row-height="9.955cm" fo:break-before="auto" style:use-optimal-row-height="true"/>
    </style:style>
    <style:style style:name="ro12" style:family="table-row">
      <style:table-row-properties style:row-height="11.248cm" fo:break-before="auto" style:use-optimal-row-height="true"/>
    </style:style>
    <style:style style:name="ro13" style:family="table-row">
      <style:table-row-properties style:row-height="6.939cm" fo:break-before="auto" style:use-optimal-row-height="true"/>
    </style:style>
    <style:style style:name="ro14" style:family="table-row">
      <style:table-row-properties style:row-height="7.371cm" fo:break-before="auto" style:use-optimal-row-height="true"/>
    </style:style>
    <style:style style:name="ro15" style:family="table-row">
      <style:table-row-properties style:row-height="8.232cm" fo:break-before="auto" style:use-optimal-row-height="true"/>
    </style:style>
    <style:style style:name="ro16" style:family="table-row">
      <style:table-row-properties style:row-height="15.556cm" fo:break-before="auto" style:use-optimal-row-height="true"/>
    </style:style>
    <style:style style:name="ro17" style:family="table-row">
      <style:table-row-properties style:row-height="5.648cm" fo:break-before="auto" style:use-optimal-row-height="true"/>
    </style:style>
    <style:style style:name="ro18" style:family="table-row">
      <style:table-row-properties style:row-height="1.085cm" fo:break-before="auto" style:use-optimal-row-height="false"/>
    </style:style>
    <style:style style:name="ro19" style:family="table-row">
      <style:table-row-properties style:row-height="5.636cm" fo:break-before="auto" style:use-optimal-row-height="false"/>
    </style:style>
    <style:style style:name="ro20" style:family="table-row">
      <style:table-row-properties style:row-height="3.36cm" fo:break-before="auto" style:use-optimal-row-height="false"/>
    </style:style>
    <style:style style:name="ro21" style:family="table-row">
      <style:table-row-properties style:row-height="4.128cm" fo:break-before="auto" style:use-optimal-row-height="false"/>
    </style:style>
    <style:style style:name="ro22" style:family="table-row">
      <style:table-row-properties style:row-height="0.979cm" fo:break-before="auto" style:use-optimal-row-height="false"/>
    </style:style>
    <style:style style:name="ro23" style:family="table-row">
      <style:table-row-properties style:row-height="0.82cm" fo:break-before="auto" style:use-optimal-row-height="false"/>
    </style:style>
    <style:style style:name="ta1" style:family="table" style:master-page-name="Default">
      <style:table-properties table:display="true" style:writing-mode="lr-tb"/>
    </style:style>
    <style:style style:name="ce1" style:family="table-cell" style:parent-style-name="常规_20_37" style:data-style-name="N10000">
      <style:table-cell-properties fo:background-color="#003366"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常规_20_37" style:data-style-name="N10000">
      <style:table-cell-properties fo:background-color="#c0c0c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常规_20_37" style:data-style-name="N10000">
      <style:table-cell-properties fo:border-bottom="0.99pt solid #000000" fo:background-color="#003366"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Normal_20_2_20_10" style:data-style-name="N126">
      <style:table-cell-properties fo:background-color="#00cc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Normal_20_2_20_10" style:data-style-name="N126">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Normal_20_2_20_10" style:data-style-name="N126">
      <style:table-cell-properties fo:background-color="#00cc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Normal_20_2_20_10" style:data-style-name="N126">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Normal_20_2_20_10" style:data-style-name="N126">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Normal_20_2_20_10" style:data-style-name="N125">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2_20_10" style:data-style-name="N126">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常规_20_42" style:data-style-name="N126">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Normal_20_2_20_10" style:data-style-name="N125">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常规_20_42" style:data-style-name="N125">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Normal_20_2_20_10" style:data-style-name="N126">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Normal_20_2" style:data-style-name="N126">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常规_20_2_20_10" style:data-style-name="N126">
      <style:table-cell-properties fo:border-bottom="none" style:cell-protect="protected" style:print-content="true" style:diagonal-bl-tr="none" style:diagonal-tl-br="none" style:text-align-source="value-type" style:repeat-content="false" fo:background-color="transparent" fo:wrap-option="no-wrap" fo:border-left="2.49pt solid #000000" style:direction="ltr" fo:border-right="none" style:rotation-angle="0" style:rotation-align="none" style:shrink-to-fit="false" fo:border-top="2.49pt solid #000000" style:vertical-align="middle" style:vertical-justify="auto"/>
      <style:paragraph-properties css3t:text-justify="auto" fo:margin-left="0cm" style:writing-mode="page"/>
    </style:style>
    <style:style style:name="ce17" style:family="table-cell" style:parent-style-name="常规_20_2_20_10" style:data-style-name="N126">
      <style:table-cell-properties fo:border-bottom="none" style:cell-protect="protected" style:print-content="true" style:diagonal-bl-tr="none" style:diagonal-tl-br="none" style:text-align-source="value-type" style:repeat-content="false" fo:background-color="transparent" fo:wrap-option="no-wrap" fo:border-left="2.49pt solid #000000" style:direction="ltr" fo:border-right="none" style:rotation-angle="0" style:rotation-align="none" style:shrink-to-fit="false" fo:border-top="none" style:vertical-align="middle" style:vertical-justify="auto"/>
      <style:paragraph-properties css3t:text-justify="auto" fo:margin-left="0cm" style:writing-mode="page"/>
    </style:style>
    <style:style style:name="ce18" style:family="table-cell" style:parent-style-name="常规_20_2_20_10" style:data-style-name="N126">
      <style:table-cell-properties fo:border-bottom="2.49pt solid #000000" style:cell-protect="protected" style:print-content="true" style:diagonal-bl-tr="none" style:diagonal-tl-br="none" style:text-align-source="value-type" style:repeat-content="false" fo:background-color="transparent" fo:wrap-option="no-wrap" fo:border-left="2.49pt solid #000000" style:direction="ltr" fo:border-right="none" style:rotation-angle="0" style:rotation-align="none" style:shrink-to-fit="false" fo:border-top="none" style:vertical-align="middle" style:vertical-justify="auto"/>
      <style:paragraph-properties css3t:text-justify="auto" fo:margin-left="0cm" style:writing-mode="page"/>
    </style:style>
    <style:style style:name="ce19" style:family="table-cell" style:parent-style-name="常规_20_2_20_10" style:data-style-name="N126">
      <style:table-cell-properties fo:border-bottom="0.99pt solid #000000" fo:background-color="#ffc000" style:cell-protect="protected" style:print-content="true" style:diagonal-bl-tr="none" style:diagonal-tl-br="none" style:text-align-source="value-type" style:repeat-content="false" fo:wrap-option="no-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style>
    <style:style style:name="ce20" style:family="table-cell" style:parent-style-name="常规_20_2_20_10" style:data-style-name="N126">
      <style:table-cell-properties style:cell-protect="protected" style:print-content="true"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常规_20_2_20_10" style:data-style-name="N126">
      <style:table-cell-properties fo:border-bottom="0.99pt solid #000000" style:cell-protect="protected"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22" style:family="table-cell" style:parent-style-name="常规_20_37" style:data-style-name="N119">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常规_20_37" style:data-style-name="N12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常规_20_2_20_10"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25" style:family="table-cell" style:parent-style-name="常规_20_37" style:data-style-name="N10000">
      <style:table-cell-properties fo:border-bottom="none" fo:background-color="#c0c0c0"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常规_20_37" style:data-style-name="N10000">
      <style:table-cell-properties fo:border-bottom="none" fo:background-color="#c0c0c0"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常规_20_37" style:data-style-name="N10000">
      <style:table-cell-properties fo:border-bottom="0.99pt solid #000000" fo:background-color="#c0c0c0"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常规_20_37" style:data-style-name="N10000">
      <style:table-cell-properties fo:background-color="#ff000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常规_20_37" style:data-style-name="N10000">
      <style:table-cell-properties fo:border-bottom="0.99pt solid #000000" fo:background-color="#ff0000"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Normal_20_2_20_10">
      <style:table-cell-properties fo:background-color="#00cc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Normal_20_2_20_10">
      <style:table-cell-properties fo:background-color="#00ccff"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Normal_20_2_20_1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Normal_20_2_20_1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Normal_20_2_20_1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常规_20_42" style:data-style-name="N1000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Normal_20_2_20_1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常规_20_42" style:data-style-name="N1000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Normal_20_2_20_1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Normal_20_2_20_10">
      <style:table-cell-properties fo:background-color="#00cc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Normal_20_2">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常规_20_2_20_10" style:data-style-name="N1000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2.49pt solid #000000" style:vertical-align="middle" style:vertical-justify="auto"/>
      <style:paragraph-properties css3t:text-justify="auto" fo:margin-left="0cm" style:writing-mode="page"/>
    </style:style>
    <style:style style:name="ce45" style:family="table-cell" style:parent-style-name="常规_20_2_20_10"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style>
    <style:style style:name="ce46" style:family="table-cell" style:parent-style-name="常规_20_2_20_10" style:data-style-name="N10000">
      <style:table-cell-properties fo:border-bottom="2.49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vertical-justify="auto"/>
      <style:paragraph-properties css3t:text-justify="auto" fo:margin-left="0cm" style:writing-mode="page"/>
    </style:style>
    <style:style style:name="ce47" style:family="table-cell" style:parent-style-name="常规_20_2_20_10" style:data-style-name="N10000">
      <style:table-cell-properties fo:border-bottom="0.99pt solid #000000" fo:background-color="#ffc000" style:cell-protect="protected" style:print-content="true" style:diagonal-bl-tr="none" style:diagonal-tl-br="none" style:text-align-source="value-type" style:repeat-content="false" fo:wrap-option="no-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style>
    <style:style style:name="ce48" style:family="table-cell" style:parent-style-name="常规_20_2_20_10" style:data-style-name="N10000">
      <style:table-cell-properties fo:border-bottom="none" style:cell-protect="protected"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常规_20_2_20_10" style:data-style-name="N10000">
      <style:table-cell-properties fo:border-bottom="0.99pt solid #000000" style:cell-protect="protected"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50" style:family="table-cell" style:parent-style-name="常规_20_2_20_10" style:data-style-name="N10000">
      <style:table-cell-properties fo:border-bottom="0.99pt solid #000000" style:cell-protect="protected" style:print-content="true"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常规_20_2_20_10" style:data-style-name="N10000">
      <style:table-cell-properties fo:border-bottom="0.99pt solid #000000" style:cell-protect="protected" style:print-content="true"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常规_20_37" style:data-style-name="N1000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常规_20_2_20_10" style:data-style-name="N10000">
      <style:table-cell-properties fo:border-bottom="0.99pt solid #000000" style:cell-protect="protected" style:print-content="tru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常规_20_37" style:data-style-name="N10000">
      <style:table-cell-properties fo:background-color="#c0c0c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常规_20_37" style:data-style-name="N10000">
      <style:table-cell-properties fo:border-bottom="none" fo:background-color="#c0c0c0"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6" style:family="table-cell" style:parent-style-name="常规_20_37" style:data-style-name="N10000">
      <style:table-cell-properties fo:border-bottom="0.99pt solid #000000" fo:background-color="#c0c0c0"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7"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Normal_20_2_20_1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Normal_20_2_20_1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Normal_20_2_20_1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Normal_20_2_20_1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常规_20_42" style:data-style-name="N1000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常规_20_2_20_10" style:data-style-name="N1000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2.49pt solid #000000" style:rotation-angle="0" style:rotation-align="none" style:shrink-to-fit="false" fo:border-top="2.49pt solid #000000" style:vertical-align="middle" style:vertical-justify="auto"/>
      <style:paragraph-properties css3t:text-justify="auto" fo:margin-left="0cm" style:writing-mode="page"/>
    </style:style>
    <style:style style:name="ce66" style:family="table-cell" style:parent-style-name="常规_20_2_20_10" style:data-style-name="N1000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2.49pt solid #000000" style:rotation-angle="0" style:rotation-align="none" style:shrink-to-fit="false" fo:border-top="none" style:vertical-align="middle" style:vertical-justify="auto"/>
      <style:paragraph-properties css3t:text-justify="auto" fo:margin-left="0cm" style:writing-mode="page"/>
    </style:style>
    <style:style style:name="ce67" style:family="table-cell" style:parent-style-name="常规_20_2_20_10" style:data-style-name="N10000">
      <style:table-cell-properties fo:border-bottom="2.49pt solid #000000" style:cell-protect="protected" style:print-content="true" style:diagonal-bl-tr="none" style:diagonal-tl-br="none" style:text-align-source="value-type" style:repeat-content="false" fo:background-color="transparent" fo:wrap-option="no-wrap" fo:border-left="none" style:direction="ltr" fo:border-right="2.49pt solid #000000" style:rotation-angle="0" style:rotation-align="none" style:shrink-to-fit="false" fo:border-top="none" style:vertical-align="middle" style:vertical-justify="auto"/>
      <style:paragraph-properties css3t:text-justify="auto" fo:margin-left="0cm" style:writing-mode="page"/>
    </style:style>
    <style:style style:name="ce68" style:family="table-cell" style:parent-style-name="常规_20_2_20_10" style:data-style-name="N10000">
      <style:table-cell-properties style:cell-protect="protected" style:print-content="true"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常规_20_37" style:data-style-name="N1000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常规_20_37" style:data-style-name="N10000">
      <style:table-cell-properties fo:border-bottom="none" fo:background-color="#c0c0c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1" style:family="table-cell" style:parent-style-name="常规_20_37" style:data-style-name="N10000">
      <style:table-cell-properties fo:background-color="#c0c0c0" style:cell-protect="none" style:print-content="true"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2" style:family="table-cell" style:parent-style-name="常规_20_37" style:data-style-name="N10000">
      <style:table-cell-properties fo:border-bottom="0.99pt solid #000000" fo:background-color="#c0c0c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3" style:family="table-cell" style:parent-style-name="常规_20_37" style:data-style-name="N10000">
      <style:table-cell-properties fo:background-color="#003366"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常规_20_42" style:data-style-name="N1000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Normal_20_2_20_10">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常规_20_2_20_10" style:data-style-name="N10000">
      <style:table-cell-properties fo:border-bottom="2.49pt solid #000000" fo:background-color="#ffc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top"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7" style:family="table-cell" style:parent-style-name="常规_20_2_20_10" style:data-style-name="N10000">
      <style:table-cell-properties fo:border-bottom="2.49pt solid #000000" fo:background-color="#ffc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8" style:family="table-cell" style:parent-style-name="常规_20_2_20_10" style:data-style-name="N10000">
      <style:table-cell-properties fo:border-bottom="none" fo:background-color="#ffc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9" style:family="table-cell" style:parent-style-name="常规_20_2_20_10" style:data-style-name="N10000">
      <style:table-cell-properties fo:background-color="#ffc00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 style:family="table-cell" style:parent-style-name="常规_20_2_20_10" style:data-style-name="N10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none" style:vertical-align="top"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1" style:family="table-cell" style:parent-style-name="常规_20_2_20_10" style:data-style-name="N10000">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top"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2" style:family="table-cell" style:parent-style-name="常规_20_37" style:data-style-name="N10000">
      <style:table-cell-properties fo:background-color="#003366"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3" style:family="table-cell" style:parent-style-name="常规_20_37" style:data-style-name="N10000">
      <style:table-cell-properties fo:border-bottom="none" fo:background-color="#c0c0c0" style:cell-protect="none" style:print-content="tru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4" style:family="table-cell" style:parent-style-name="常规_20_37" style:data-style-name="N10000">
      <style:table-cell-properties fo:border-bottom="none" fo:background-color="#c0c0c0" style:cell-protect="none" style:print-content="true" style:diagonal-bl-tr="none" style:diagonal-tl-br="none" style:text-align-source="fix" style:repeat-content="false"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5" style:family="table-cell" style:parent-style-name="常规_20_37" style:data-style-name="N10000">
      <style:table-cell-properties fo:border-bottom="0.99pt solid #000000" fo:background-color="#c0c0c0" style:cell-protect="none" style:print-content="true" style:diagonal-bl-tr="none" style:diagonal-tl-br="none" style:text-align-source="fix" style:repeat-content="false"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6" style:family="table-cell" style:parent-style-name="常规_20_2_20_10" style:data-style-name="N10000">
      <style:table-cell-properties fo:border-bottom="2.49pt solid #000000" fo:background-color="#ffc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7" style:family="table-cell" style:parent-style-name="常规_20_2_20_10" style:data-style-name="N10000">
      <style:table-cell-properties fo:border-bottom="2.49pt solid #000000" fo:background-color="#ffc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8" style:family="table-cell" style:parent-style-name="常规_20_2_20_10" style:data-style-name="N10000">
      <style:table-cell-properties fo:border-bottom="none" fo:background-color="#ffc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9" style:family="table-cell" style:parent-style-name="常规_20_2_20_10" style:data-style-name="N10000">
      <style:table-cell-properties fo:background-color="#ffc00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0" style:family="table-cell" style:parent-style-name="百分比_20_3">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常规_20_37" style:data-style-name="N10000">
      <style:table-cell-properties fo:border-bottom="0.99pt solid #000000" fo:background-color="#003366" style:cell-protect="none" style:print-content="true"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middle" style:vertical-justify="auto"/>
      <style:paragraph-properties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常规_20_37" style:data-style-name="N10000">
      <style:table-cell-properties fo:border-bottom="none" fo:background-color="#003366"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常规_20_2_20_10" style:data-style-name="N10000">
      <style:table-cell-properties fo:border-bottom="2.49pt solid #000000" fo:background-color="#ffc000" style:cell-protect="protected" style:print-content="true"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5" style:family="table-cell" style:parent-style-name="常规_20_2_20_10" style:data-style-name="N10000">
      <style:table-cell-properties fo:background-color="#92d050"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cm" style:writing-mode="page"/>
    </style:style>
    <style:style style:name="ce96" style:family="table-cell" style:parent-style-name="常规_20_3_20_16" style:data-style-name="N10000">
      <style:table-cell-properties fo:background-color="#80808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常规_20_37" style:data-style-name="N10000">
      <style:table-cell-properties fo:background-color="#ff660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常规_20_37" style:data-style-name="N10000">
      <style:table-cell-properties fo:background-color="#339966"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常规_20_37" style:data-style-name="N10000">
      <style:table-cell-properties fo:background-color="#cc99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常规_20_37" style:data-style-name="N10000">
      <style:table-cell-properties fo:background-color="#99cc0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常规_20_37" style:data-style-name="N10000">
      <style:table-cell-properties fo:background-color="#ff000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常规_20_37" style:data-style-name="N10000">
      <style:table-cell-properties fo:background-color="#ffff99"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常规_20_37" style:data-style-name="N10000">
      <style:table-cell-properties fo:background-color="#ffffff"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常规_20_2_20_10" style:data-style-name="N10000">
      <style:table-cell-properties fo:border-bottom="2.49pt solid #000000" fo:background-color="#ffc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05" style:family="table-cell" style:parent-style-name="常规_20_3_20_16" style:data-style-name="N10000">
      <style:table-cell-properties fo:border-bottom="0.99pt solid #000000" fo:background-color="#80808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常规_20_37" style:data-style-name="N10000">
      <style:table-cell-properties fo:background-color="#ff660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常规_20_37" style:data-style-name="N10000">
      <style:table-cell-properties fo:background-color="#339966"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常规_20_37" style:data-style-name="N10000">
      <style:table-cell-properties fo:background-color="#cc99ff"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Normal_20_2_20_10">
      <style:table-cell-properties fo:border-bottom="0.99pt solid #000000" fo:background-color="#00cc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bottom"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Normal_20_2_20_10">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Normal_20_2_20_1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Normal_20_2_20_10">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Normal_20_2_20_10">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Normal_20_2_20_10">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Normal_20_2_20_10">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Normal_20_2_20_1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Normal_20_2_20_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fo:color="#ff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Normal_20_2_20_1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Normal_20_2_20_10">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Normal_20_2_20_10">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常规_20_37" style:data-style-name="N10000">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常规_20_37" style:data-style-name="N10000">
      <style:table-cell-properties fo:border-bottom="none" fo:background-color="#ff66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Normal_20_2_20_10">
      <style:table-cell-properties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Normal_20_2_20_10">
      <style:table-cell-properties fo:border-bottom="0.99pt solid #000000" fo:background-color="#00cc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常规_5f_中国移动TD终端常规测试_5f_模版_5f_研究院">
      <style:table-cell-properties fo:border-bottom="0.99pt solid #000000" fo:background-color="#ff0000"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常规_5f_中国移动TD终端常规测试_5f_模版_5f_研究院">
      <style:table-cell-properties fo:border-bottom="0.99pt solid #000000" style:cell-protect="protected" style:print-content="true"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Normal_20_2_20_10">
      <style:table-cell-properties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Normal_20_2_20_10">
      <style:table-cell-properties fo:border-bottom="0.99pt solid #000000" style:cell-protect="none" style:print-content="true"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常规_20_3_20_16" style:data-style-name="N10000">
      <style:table-cell-properties fo:border-bottom="0.99pt solid #000000" fo:background-color="#808080" style:cell-protect="none" style:print-content="tru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常规_20_37" style:data-style-name="N10000">
      <style:table-cell-properties fo:border-bottom="none" fo:background-color="#339966"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常规_20_37" style:data-style-name="N10000">
      <style:table-cell-properties fo:border-bottom="0.99pt solid #000000" fo:background-color="#cc99ff"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常规_20_37" style:data-style-name="N10000">
      <style:table-cell-properties fo:background-color="#99cc0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常规_20_37" style:data-style-name="N10000">
      <style:table-cell-properties fo:background-color="#ff000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常规_20_37" style:data-style-name="N10000">
      <style:table-cell-properties fo:background-color="#ffff99"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常规_20_37" style:data-style-name="N10000">
      <style:table-cell-properties fo:background-color="#ffffff"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常规_20_53" style:data-style-name="N1000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常规_20_53" style:data-style-name="N10000">
      <style:table-cell-properties fo:border-bottom="0.99pt solid #000000" style:cell-protect="none" style:print-content="true"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常规_20_2_20_10" style:data-style-name="N10000">
      <style:table-cell-properties fo:border-bottom="none" style:cell-protect="protected" style:print-content="true" style:diagonal-bl-tr="none" style:diagonal-tl-br="none" style:text-align-source="value-type" style:repeat-content="false" fo:background-color="transparent" fo:wrap-option="no-wrap" fo:border-left="2.49pt solid #000000" style:direction="ltr" fo:border-right="none" style:rotation-angle="0" style:rotation-align="none" style:shrink-to-fit="false" fo:border-top="2.49pt solid #000000" style:vertical-align="middle" style:vertical-justify="auto"/>
      <style:paragraph-properties css3t:text-justify="auto" fo:margin-left="0cm" style:writing-mode="page"/>
    </style:style>
    <style:style style:name="ce139" style:family="table-cell" style:parent-style-name="常规_20_2_20_10" style:data-style-name="N10000">
      <style:table-cell-properties fo:border-bottom="none" style:cell-protect="protected" style:print-content="true" style:diagonal-bl-tr="none" style:diagonal-tl-br="none" style:text-align-source="value-type" style:repeat-content="false" fo:background-color="transparent" fo:wrap-option="no-wrap" fo:border-left="2.49pt solid #000000" style:direction="ltr" fo:border-right="none" style:rotation-angle="0" style:rotation-align="none" style:shrink-to-fit="false" fo:border-top="none" style:vertical-align="middle" style:vertical-justify="auto"/>
      <style:paragraph-properties css3t:text-justify="auto" fo:margin-left="0cm" style:writing-mode="page"/>
    </style:style>
    <style:style style:name="ce140" style:family="table-cell" style:parent-style-name="常规_20_2_20_10" style:data-style-name="N10000">
      <style:table-cell-properties fo:border-bottom="2.49pt solid #000000" style:cell-protect="protected" style:print-content="true" style:diagonal-bl-tr="none" style:diagonal-tl-br="none" style:text-align-source="value-type" style:repeat-content="false" fo:background-color="transparent" fo:wrap-option="no-wrap" fo:border-left="2.49pt solid #000000" style:direction="ltr" fo:border-right="none" style:rotation-angle="0" style:rotation-align="none" style:shrink-to-fit="false" fo:border-top="none" style:vertical-align="middle" style:vertical-justify="auto"/>
      <style:paragraph-properties css3t:text-justify="auto" fo:margin-left="0cm" style:writing-mode="page"/>
    </style:style>
    <style:style style:name="ce141" style:family="table-cell" style:parent-style-name="常规_20_2_20_10" style:data-style-name="N10000">
      <style:table-cell-properties fo:border-bottom="0.99pt solid #000000" fo:background-color="#7030a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justify" css3t:text-justify="auto" fo:margin-left="0cm" style:writing-mode="page"/>
      <style:text-properties fo:color="#000000" style:text-outline="false" style:text-line-through-styl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2" style:family="table-cell" style:parent-style-name="常规_20_37" style:data-style-name="N10000">
      <style:table-cell-properties fo:border-bottom="0.99pt solid #000000" fo:background-color="#ffffff" style:cell-protect="none" style:print-content="true" style:diagonal-bl-tr="none" style:diagonal-tl-br="none" style:text-align-source="fix" style:repeat-content="false" fo:wrap-option="wrap" fo:border-left="0.99pt solid #000000" style:direction="ltr" fo:border-right="2.49pt solid #ff0000"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常规_20_3_20_16" style:data-style-name="N10000">
      <style:table-cell-properties fo:border-bottom="0.99pt solid #000000" fo:background-color="#808080" style:cell-protect="none" style:print-content="true"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middle" style:vertical-justify="auto"/>
      <style:paragraph-properties css3t:text-justify="auto" fo:margin-left="0cm"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常规_20_37" style:data-style-name="N10000">
      <style:table-cell-properties fo:border-bottom="none" fo:background-color="#003366"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常规_20_37" style:data-style-name="N10000">
      <style:table-cell-properties fo:border-bottom="0.99pt solid #000000" fo:background-color="#003366" style:cell-protect="none"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Normal_20_2_20_10">
      <style:table-cell-properties fo:border-bottom="0.99pt solid #000000" fo:background-color="#ffffff" style:cell-protect="none" style:print-content="true" style:diagonal-bl-tr="none" style:diagonal-tl-br="none" style:text-align-source="fix" style:repeat-content="false" fo:wrap-option="wrap" fo:border-left="0.99pt solid #000000" style:direction="ltr" fo:border-right="2.49pt solid #ff0000"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常规_20_37" style:data-style-name="N10000">
      <style:table-cell-properties fo:background-color="#003366"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常规_20_37" style:data-style-name="N10000">
      <style:table-cell-properties fo:border-bottom="none" fo:background-color="#003366"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Normal_20_2_20_10">
      <style:table-cell-properties fo:border-bottom="0.99pt solid #000000" fo:background-color="#ffffff" style:cell-protect="none" style:print-content="true" style:diagonal-bl-tr="none" style:diagonal-tl-br="none" style:text-align-source="fix" style:repeat-content="false" fo:wrap-option="wrap" fo:border-left="0.99pt solid #000000" style:direction="ltr" fo:border-right="2.49pt solid #ff0000" style:rotation-angle="0" style:rotation-align="none" style:shrink-to-fit="false" fo:border-top="0.99pt solid #000000" style:vertical-align="middle" style:vertical-justify="auto"/>
      <style:paragraph-properties fo:text-align="center" css3t:text-justify="auto" fo:margin-left="0cm" style:writing-mode="page"/>
      <style:text-properties fo:color="#ff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常规_20_37" style:data-style-name="N10000">
      <style:table-cell-properties fo:border-bottom="0.99pt solid #000000" fo:background-color="#ffffff" style:cell-protect="none" style:print-content="tru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常规_20_37" style:data-style-name="N10000">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常规_20_37" style:data-style-name="N10000">
      <style:table-cell-properties fo:background-color="#ffff00"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常规_20_22_20_14">
      <style:table-cell-properties style:cell-protect="none"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常规_20_37" style:data-style-name="N10000">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常规_20_37" style:data-style-name="N1000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常规_20_37" style:data-style-name="N10000">
      <style:table-cell-properties fo:border-bottom="none" fo:background-color="#003366"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常规_20_37" style:data-style-name="N10000">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常规_20_37" style:data-style-name="N10000">
      <style:table-cell-properties style:cell-protect="none" style:print-content="true"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常规_20_2_20_10"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60" style:family="table-cell" style:parent-style-name="常规_20_37" style:data-style-name="N10000">
      <style:table-cell-properties fo:border-bottom="none" fo:background-color="#003366"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start"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常规_20_37" style:data-style-name="N10000">
      <style:table-cell-properties fo:border-bottom="none" fo:background-color="#003366" style:cell-protect="none" style:print-content="true"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cm" style:writing-mode="page"/>
      <style:text-properties fo:color="#ffffff"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常规_20_37" style:data-style-name="N10119">
      <style:table-cell-properties style:cell-protect="none"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常规_20_2_20_10" style:data-style-name="N1000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64" style:family="table-cell" style:parent-style-name="常规_20_22_20_14">
      <style:table-cell-properties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常规_20_37" style:data-style-name="N10000">
      <style:table-cell-properties fo:border-bottom="0.99pt solid #000000" style:cell-protect="protected" style:print-content="true"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常规_20_22_20_14">
      <style:table-cell-properties fo:border-bottom="0.9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2.591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DejaVu Sans1"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DejaVu Sans1"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宋体"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zh" style:country-asian="CN" style:font-style-asian="normal" style:font-weight-asian="normal" style:font-name-complex="宋体"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style:font-name="宋体" fo:font-size="10pt" fo:font-style="normal" fo:text-shadow="none" style:text-underline-style="none" fo:font-weight="normal" style:font-size-asian="10pt" style:font-style-asian="normal" style:font-weight-asian="normal" style:font-name-complex="宋体" style:font-size-complex="10pt" style:font-style-complex="normal" style:font-weight-complex="normal"/>
    </style:style>
    <style:style style:name="T5"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6" style:family="text">
      <style:text-properties style:use-window-font-color="true" style:text-outline="false" style:text-line-through-style="none" style:text-position="0% 100%" style:font-name="宋体" fo:font-size="10pt" fo:font-style="normal" fo:text-shadow="none" style:text-underline-style="none" fo:font-weight="normal" style:font-size-asian="10pt" style:font-style-asian="normal" style:font-weight-asian="normal" style:font-name-complex="宋体" style:font-size-complex="10pt" style:font-style-complex="normal" style:font-weight-complex="normal"/>
    </style:style>
    <style:style style:name="T7"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9" style:family="text">
      <style:text-properties fo:color="#ffffff" style:text-outline="false" style:text-line-through-style="none" style:text-position="0% 100%" style:font-name="宋体" fo:font-size="20pt" fo:font-style="normal" fo:text-shadow="none" style:text-underline-style="none" fo:font-weight="bold" style:font-size-asian="20pt" style:font-style-asian="normal" style:font-weight-asian="bold" style:font-name-complex="宋体" style:font-size-complex="20pt" style:font-style-complex="normal" style:font-weight-complex="bold"/>
    </style:style>
    <style:style style:name="T10" style:family="text">
      <style:text-properties fo:color="#ff0000" style:text-outline="false" style:text-line-through-style="none" style:text-position="0% 100%" style:font-name="宋体" fo:font-size="10pt" fo:font-style="normal" fo:text-shadow="none" style:text-underline-style="none" fo:font-weight="normal" style:font-size-asian="10pt" style:font-style-asian="normal" style:font-weight-asian="normal" style:font-name-complex="宋体" style:font-size-complex="10pt" style:font-style-complex="normal" style:font-weight-complex="normal"/>
    </style:style>
    <style:style style:name="T11" style:family="text">
      <style:text-properties fo:color="#000000" style:text-outline="false" style:text-line-through-style="none" style:text-position="0% 100%" style:font-name="Times New Roman" fo:font-size="10.5pt" fo:font-style="normal" fo:text-shadow="none" style:text-underline-style="none" fo:font-weight="normal" style:font-size-asian="10.5pt" style:font-style-asian="normal" style:font-weight-asian="normal" style:font-name-complex="Times New Roman" style:font-size-complex="10.5pt" style:font-style-complex="normal" style:font-weight-complex="normal"/>
    </style:style>
    <style:style style:name="T12"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3" style:family="text">
      <style:text-properties style:use-window-font-color="true"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14" style:family="text">
      <style:text-properties fo:color="#ffffff"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5" style:family="text">
      <style:text-properties fo:color="#ffffff" style:text-outline="false" style:text-line-through-style="none" style:text-position="0% 100%" style:font-name="宋体" fo:font-size="10pt" fo:font-style="normal" fo:text-shadow="none" style:text-underline-style="none" fo:font-weight="bold" style:font-size-asian="10pt" style:font-style-asian="normal" style:font-weight-asian="bold" style:font-name-complex="宋体" style:font-size-complex="10pt" style:font-style-complex="normal" style:font-weight-complex="bold"/>
    </style:style>
  </office:automatic-styles>
  <office:body>
    <office:spreadsheet>
      <table:content-validations>
        <table:content-validation table:name="val1" table:condition="of:cell-content-is-in-list([.$W$7:.$W$9])" table:allow-empty-cell="true" table:display-list="unsorted" table:base-cell-address="Sheet1.A1">
          <table:help-message table:display="true"/>
          <table:error-message table:message-type="stop" table:display="true"/>
        </table:content-validation>
        <table:content-validation table:name="val2" table:condition="of:cell-content-is-in-list([.$CN$7:.$CN$9])" table:allow-empty-cell="true" table:display-list="unsorted" table:base-cell-address="Sheet1.A1">
          <table:help-message table:display="true"/>
          <table:error-message table:message-type="stop" table:display="true"/>
        </table:content-validation>
        <table:content-validation table:name="val3" table:condition="of:cell-content-is-in-list([.$U$1:.$U$5])" table:allow-empty-cell="true" table:display-list="unsorted" table:base-cell-address="Sheet1.A1">
          <table:help-message table:display="true"/>
          <table:error-message table:message-type="stop" table:display="true"/>
        </table:content-validation>
        <table:content-validation table:name="val4" table:condition="of:cell-content-is-in-list([.$W$1:.$W$5])" table:allow-empty-cell="true" table:display-list="unsorted" table:base-cell-address="Sheet1.A1">
          <table:help-message table:display="true"/>
          <table:error-message table:message-type="stop" table:display="true"/>
        </table:content-validation>
        <table:content-validation table:name="val5" table:condition="of:cell-content-is-in-list(#REF!)" table:allow-empty-cell="true" table:display-list="unsorted" table:base-cell-address="Sheet1.A1">
          <table:help-message table:display="true"/>
          <table:error-message table:message-type="stop" table:display="true"/>
        </table:content-validation>
      </table:content-validations>
      <table:table table:name="Sheet1"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4"/>
        <table:table-column table:style-name="co11" table:default-cell-style-name="ce24"/>
        <table:table-column table:style-name="co10" table:default-cell-style-name="ce24"/>
        <table:table-column table:style-name="co11" table:number-columns-repeated="11" table:default-cell-style-name="ce24"/>
        <table:table-column table:style-name="co12" table:number-columns-repeated="6" table:default-cell-style-name="ce24"/>
        <table:table-column table:style-name="co11" table:number-columns-repeated="994" table:default-cell-style-name="ce24"/>
        <table:table-row table:style-name="ro1">
          <table:table-cell table:style-name="ce1" office:value-type="string" table:number-columns-spanned="5" table:number-rows-spanned="4">
            <text:p>业务名称</text:p>
          </table:table-cell>
          <table:covered-table-cell table:number-columns-repeated="4" table:style-name="ce1"/>
          <table:table-cell table:style-name="ce82" office:value-type="string" table:number-columns-spanned="1" table:number-rows-spanned="4">
            <text:p>WLAN<text:span text:style-name="T9">功能测试</text:span></text:p>
          </table:table-cell>
          <table:table-cell table:style-name="ce91"/>
          <table:table-cell table:style-name="ce96" table:number-columns-spanned="4" table:number-rows-spanned="1"/>
          <table:covered-table-cell table:number-columns-repeated="2" table:style-name="ce105"/>
          <table:covered-table-cell table:style-name="ce129"/>
          <table:table-cell table:style-name="ce143"/>
          <table:table-cell table:style-name="ce147" office:value-type="string">
            <text:p>死机次数</text:p>
          </table:table-cell>
          <table:table-cell table:style-name="ce143"/>
          <table:table-cell table:style-name="ce147" office:value-type="string">
            <text:p>死机次数</text:p>
          </table:table-cell>
          <table:table-cell table:style-name="ce143"/>
          <table:table-cell table:style-name="ce147" office:value-type="string">
            <text:p>死机次数</text:p>
          </table:table-cell>
          <table:table-cell table:style-name="ce143"/>
          <table:table-cell table:style-name="ce147" office:value-type="string">
            <text:p>死机次数</text:p>
          </table:table-cell>
          <table:table-cell table:style-name="ce151"/>
          <table:table-cell table:style-name="ce151" office:value-type="string">
            <text:p>P</text:p>
          </table:table-cell>
          <table:table-cell table:style-name="ce151"/>
          <table:table-cell table:style-name="ce151" office:value-type="string">
            <text:p>P</text:p>
          </table:table-cell>
          <table:table-cell table:style-name="ce151" table:number-columns-repeated="7"/>
          <table:table-cell/>
          <table:table-cell table:style-name="ce143" office:value-type="string">
            <text:p>旗舰互联网手机</text:p>
          </table:table-cell>
          <table:table-cell table:style-name="ce143" office:value-type="string">
            <text:p>商务双卡双待手机</text:p>
          </table:table-cell>
          <table:table-cell table:style-name="ce143" office:value-type="string">
            <text:p>多媒体智能手机</text:p>
          </table:table-cell>
          <table:table-cell table:style-name="ce143" office:value-type="string">
            <text:p>普及型智能手机（屏幕尺寸不小于<text:span text:style-name="T14">3.5</text:span><text:span text:style-name="T15">寸）</text:span></text:p>
          </table:table-cell>
          <table:table-cell table:style-name="ce143" office:value-type="string">
            <text:p>普及型智能手机（屏幕尺寸不小于<text:span text:style-name="T14">4</text:span><text:span text:style-name="T15">寸）</text:span></text:p>
          </table:table-cell>
          <table:table-cell table:style-name="ce143" office:value-type="string">
            <text:p>中端双卡双待手机</text:p>
          </table:table-cell>
          <table:table-cell table:style-name="ce143" office:value-type="string">
            <text:p>普及型<text:span text:style-name="T14">CMMB</text:span><text:span text:style-name="T15">手机</text:span></text:p>
          </table:table-cell>
          <table:table-cell table:style-name="ce143" office:value-type="string">
            <text:p>普及入门手机</text:p>
          </table:table-cell>
          <table:table-cell table:style-name="ce143" office:value-type="string">
            <text:p>低端双卡双待手机</text:p>
          </table:table-cell>
          <table:table-cell table:style-name="ce143" office:value-type="string">
            <text:p>超低端</text:p>
          </table:table-cell>
          <table:table-cell table:style-name="ce143" office:value-type="string">
            <text:p>老人机</text:p>
          </table:table-cell>
          <table:table-cell table:style-name="ce143" office:value-type="string">
            <text:p>平板电脑—时尚型</text:p>
          </table:table-cell>
          <table:table-cell table:style-name="ce143" office:value-type="string">
            <text:p>平板电脑－精英型</text:p>
          </table:table-cell>
          <table:table-cell table:style-name="ce143" office:value-type="string">
            <text:p>办公无线座机</text:p>
          </table:table-cell>
          <table:table-cell table:style-name="ce143" office:value-type="string">
            <text:p>家庭无线座机—座机形态</text:p>
          </table:table-cell>
          <table:table-cell table:style-name="ce143" office:value-type="string">
            <text:p>家庭无线座机—手持机形态</text:p>
          </table:table-cell>
          <table:table-cell table:style-name="ce143" office:value-type="string">
            <text:p>MIFI</text:p>
          </table:table-cell>
          <table:table-cell table:style-name="ce143" office:value-type="string">
            <text:p>数据卡</text:p>
          </table:table-cell>
          <table:table-cell table:number-columns-repeated="975"/>
        </table:table-row>
        <table:table-row table:style-name="ro2">
          <table:covered-table-cell table:number-columns-repeated="5" table:style-name="ce1"/>
          <table:covered-table-cell table:style-name="ce82"/>
          <table:table-cell table:style-name="ce1" office:value-type="string" table:number-columns-spanned="1" table:number-rows-spanned="3">
            <text:p>测试类型</text:p>
          </table:table-cell>
          <table:table-cell table:style-name="ce97"/>
          <table:table-cell table:style-name="ce106"/>
          <table:table-cell table:style-name="ce122" table:number-columns-repeated="2"/>
          <table:table-cell table:style-name="ce144"/>
          <table:table-cell table:style-name="ce148"/>
          <table:table-cell table:style-name="ce144"/>
          <table:table-cell table:style-name="ce148"/>
          <table:table-cell table:style-name="ce144"/>
          <table:table-cell table:style-name="ce148"/>
          <table:table-cell table:style-name="ce144"/>
          <table:table-cell table:style-name="ce148"/>
          <table:table-cell table:style-name="ce151"/>
          <table:table-cell table:style-name="ce151" office:value-type="string">
            <text:p>F</text:p>
          </table:table-cell>
          <table:table-cell table:style-name="ce151"/>
          <table:table-cell table:style-name="ce151" office:value-type="string">
            <text:p>F</text:p>
          </table:table-cell>
          <table:table-cell table:style-name="ce151" table:number-columns-repeated="7"/>
          <table:table-cell/>
          <table:table-cell table:style-name="ce123" table:content-validation-name="val2" office:value-type="string">
            <text:p>M</text:p>
          </table:table-cell>
          <table:table-cell table:number-columns-repeated="5"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64"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3">
          <table:covered-table-cell table:number-columns-repeated="5" table:style-name="ce1"/>
          <table:covered-table-cell table:style-name="ce82"/>
          <table:covered-table-cell table:style-name="ce92"/>
          <table:table-cell table:style-name="ce98" office:value-type="string">
            <text:p>M-Mandatory</text:p>
          </table:table-cell>
          <table:table-cell table:style-name="ce107"/>
          <table:table-cell table:style-name="ce107" table:formula="of:=COUNTIF([.$J$12:.$J$100];&quot;M&quot;)" office:value-type="float" office:value="51">
            <text:p>51</text:p>
          </table:table-cell>
          <table:table-cell table:style-name="ce130"/>
          <table:table-cell table:style-name="ce1" table:number-columns-spanned="1" table:number-rows-spanned="2"/>
          <table:table-cell table:style-name="ce1" office:value-type="float" office:value="0" table:number-columns-spanned="1" table:number-rows-spanned="2">
            <text:p>0</text:p>
          </table:table-cell>
          <table:table-cell table:style-name="ce1" table:number-columns-spanned="1" table:number-rows-spanned="2"/>
          <table:table-cell table:style-name="ce1" office:value-type="float" office:value="0" table:number-columns-spanned="1" table:number-rows-spanned="2">
            <text:p>0</text:p>
          </table:table-cell>
          <table:table-cell table:style-name="ce1" table:number-columns-spanned="1" table:number-rows-spanned="2"/>
          <table:table-cell table:style-name="ce1" office:value-type="float" office:value="0" table:number-columns-spanned="1" table:number-rows-spanned="2">
            <text:p>0</text:p>
          </table:table-cell>
          <table:table-cell table:style-name="ce1" table:number-columns-spanned="1" table:number-rows-spanned="2"/>
          <table:table-cell table:style-name="ce1" office:value-type="float" office:value="0" table:number-columns-spanned="1" table:number-rows-spanned="2">
            <text:p>0</text:p>
          </table:table-cell>
          <table:table-cell table:style-name="ce151"/>
          <table:table-cell table:style-name="ce151" office:value-type="string">
            <text:p>U</text:p>
          </table:table-cell>
          <table:table-cell table:style-name="ce151"/>
          <table:table-cell table:style-name="ce151" office:value-type="string">
            <text:p>U</text:p>
          </table:table-cell>
          <table:table-cell table:style-name="ce151" table:number-columns-repeated="7"/>
          <table:table-cell/>
          <table:table-cell table:style-name="ce123" table:content-validation-name="val2" office:value-type="string">
            <text:p>M</text:p>
          </table:table-cell>
          <table:table-cell table:number-columns-repeated="5"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64"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2">
          <table:covered-table-cell table:number-columns-repeated="5" table:style-name="ce1"/>
          <table:covered-table-cell table:style-name="ce82"/>
          <table:covered-table-cell table:style-name="ce3"/>
          <table:table-cell table:style-name="ce99" office:value-type="string">
            <text:p>O-Optional</text:p>
          </table:table-cell>
          <table:table-cell table:style-name="ce108"/>
          <table:table-cell table:style-name="ce108" table:formula="of:=COUNTIF([.$J$12:.$J$100];&quot;O&quot;)" office:value-type="float" office:value="9">
            <text:p>9</text:p>
          </table:table-cell>
          <table:table-cell table:style-name="ce131"/>
          <table:covered-table-cell table:number-columns-repeated="8" table:style-name="ce3"/>
          <table:table-cell table:style-name="ce151"/>
          <table:table-cell table:style-name="ce151" office:value-type="string">
            <text:p>NA</text:p>
          </table:table-cell>
          <table:table-cell table:style-name="ce151"/>
          <table:table-cell table:style-name="ce151" office:value-type="string">
            <text:p>NA</text:p>
          </table:table-cell>
          <table:table-cell table:style-name="ce151" table:number-columns-repeated="7"/>
          <table:table-cell/>
          <table:table-cell table:style-name="ce123" table:content-validation-name="val2" office:value-type="string">
            <text:p>M</text:p>
          </table:table-cell>
          <table:table-cell table:number-columns-repeated="5"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64"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2">
          <table:table-cell table:style-name="ce2" office:value-type="string" table:number-columns-spanned="1" table:number-rows-spanned="5">
            <text:p>备注</text:p>
          </table:table-cell>
          <table:table-cell table:style-name="ce25" table:number-columns-repeated="2"/>
          <table:table-cell table:style-name="ce54" table:number-columns-spanned="3" table:number-rows-spanned="5"/>
          <table:covered-table-cell table:style-name="ce70"/>
          <table:covered-table-cell table:style-name="ce83"/>
          <table:table-cell table:style-name="ce1" office:value-type="string" table:number-columns-spanned="1" table:number-rows-spanned="5">
            <text:p>测试结果统计</text:p>
          </table:table-cell>
          <table:table-cell table:style-name="ce100" office:value-type="string" table:number-columns-spanned="2" table:number-rows-spanned="1">
            <text:p>P-Pass</text:p>
          </table:table-cell>
          <table:covered-table-cell table:style-name="ce100"/>
          <table:table-cell table:style-name="ce100"/>
          <table:table-cell table:style-name="ce132" table:formula="of:=COUNTIF([.$K$12:.$K$100];&quot;P&quot;)" office:value-type="float" office:value="0">
            <text:p>0</text:p>
          </table:table-cell>
          <table:table-cell table:style-name="ce132" table:number-matrix-columns-spanned="1" table:number-matrix-rows-spanned="1" table:formula="of:=COUNTIF([.$L$12:.$L$100];&quot;P&quot;)" office:value-type="float" office:value="0">
            <text:p>0</text:p>
          </table:table-cell>
          <table:table-cell table:style-name="ce52"/>
          <table:table-cell table:style-name="ce132" table:number-matrix-columns-spanned="1" table:number-matrix-rows-spanned="1" table:formula="of:=COUNTIF([.$N$12:.$N$100];&quot;P&quot;)" office:value-type="float" office:value="0">
            <text:p>0</text:p>
          </table:table-cell>
          <table:table-cell table:style-name="ce52"/>
          <table:table-cell table:style-name="ce132" table:number-matrix-columns-spanned="1" table:number-matrix-rows-spanned="1" table:formula="of:=COUNTIF([.$P$12:.$P$100];&quot;P&quot;)" office:value-type="float" office:value="0">
            <text:p>0</text:p>
          </table:table-cell>
          <table:table-cell table:style-name="ce52"/>
          <table:table-cell table:style-name="ce132" table:number-matrix-columns-spanned="1" table:number-matrix-rows-spanned="1" table:formula="of:=COUNTIF([.$R$12:.$R$100];&quot;P&quot;)" office:value-type="float" office:value="0">
            <text:p>0</text:p>
          </table:table-cell>
          <table:table-cell table:style-name="ce52"/>
          <table:table-cell table:style-name="ce151"/>
          <table:table-cell table:style-name="ce151" office:value-type="string">
            <text:p>N</text:p>
          </table:table-cell>
          <table:table-cell table:style-name="ce151"/>
          <table:table-cell table:style-name="ce151" office:value-type="string">
            <text:p>N</text:p>
          </table:table-cell>
          <table:table-cell table:style-name="ce151" table:number-columns-repeated="7"/>
          <table:table-cell/>
          <table:table-cell table:style-name="ce123" table:content-validation-name="val2" office:value-type="string">
            <text:p>M</text:p>
          </table:table-cell>
          <table:table-cell table:number-columns-repeated="5"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64"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2">
          <table:covered-table-cell table:style-name="ce2"/>
          <table:table-cell table:style-name="ce26" table:number-columns-repeated="2"/>
          <table:covered-table-cell table:style-name="ce55"/>
          <table:covered-table-cell table:style-name="ce71"/>
          <table:covered-table-cell table:style-name="ce84"/>
          <table:covered-table-cell table:style-name="ce1"/>
          <table:table-cell table:style-name="ce101" office:value-type="string" table:number-columns-spanned="2" table:number-rows-spanned="1">
            <text:p>F-Failed</text:p>
          </table:table-cell>
          <table:covered-table-cell table:style-name="ce101"/>
          <table:table-cell table:style-name="ce101"/>
          <table:table-cell table:style-name="ce133" table:formula="of:=COUNTIF([.$K$12:.$K$100];&quot;F&quot;)" office:value-type="float" office:value="0">
            <text:p>0</text:p>
          </table:table-cell>
          <table:table-cell table:style-name="ce133" table:number-matrix-columns-spanned="1" table:number-matrix-rows-spanned="1" table:formula="of:=COUNTIF([.$L$12:.$L$100];&quot;F&quot;)" office:value-type="float" office:value="0">
            <text:p>0</text:p>
          </table:table-cell>
          <table:table-cell table:style-name="ce52"/>
          <table:table-cell table:style-name="ce133" table:number-matrix-columns-spanned="1" table:number-matrix-rows-spanned="1" table:formula="of:=COUNTIF([.$N$12:.$N$100];&quot;F&quot;)" office:value-type="float" office:value="0">
            <text:p>0</text:p>
          </table:table-cell>
          <table:table-cell table:style-name="ce52"/>
          <table:table-cell table:style-name="ce133" table:number-matrix-columns-spanned="1" table:number-matrix-rows-spanned="1" table:formula="of:=COUNTIF([.$P$12:.$P$100];&quot;F&quot;)" office:value-type="float" office:value="0">
            <text:p>0</text:p>
          </table:table-cell>
          <table:table-cell table:style-name="ce52"/>
          <table:table-cell table:style-name="ce133" table:number-matrix-columns-spanned="1" table:number-matrix-rows-spanned="1" table:formula="of:=COUNTIF([.$R$12:.$R$100];&quot;F&quot;)" office:value-type="float" office:value="0">
            <text:p>0</text:p>
          </table:table-cell>
          <table:table-cell table:style-name="ce52"/>
          <table:table-cell table:style-name="ce151" table:number-columns-repeated="3"/>
          <table:table-cell table:style-name="ce151" office:value-type="string">
            <text:p>N</text:p>
          </table:table-cell>
          <table:table-cell table:style-name="ce151" table:number-columns-repeated="7"/>
          <table:table-cell/>
          <table:table-cell table:style-name="ce124" table:number-columns-repeated="18"/>
          <table:table-cell table:number-columns-repeated="975"/>
        </table:table-row>
        <table:table-row table:style-name="ro2">
          <table:covered-table-cell table:style-name="ce2"/>
          <table:table-cell table:style-name="ce26" table:number-columns-repeated="2"/>
          <table:covered-table-cell table:style-name="ce55"/>
          <table:covered-table-cell table:style-name="ce71"/>
          <table:covered-table-cell table:style-name="ce84"/>
          <table:covered-table-cell table:style-name="ce1"/>
          <table:table-cell table:style-name="ce102" office:value-type="string" table:number-columns-spanned="2" table:number-rows-spanned="1">
            <text:p>U-Unsupport</text:p>
          </table:table-cell>
          <table:covered-table-cell table:style-name="ce102"/>
          <table:table-cell table:style-name="ce102"/>
          <table:table-cell table:style-name="ce134" table:formula="of:=COUNTIF([.$K$12:.$K$100];&quot;U&quot;)" office:value-type="float" office:value="0">
            <text:p>0</text:p>
          </table:table-cell>
          <table:table-cell table:style-name="ce134" table:number-matrix-columns-spanned="1" table:number-matrix-rows-spanned="1" table:formula="of:=COUNTIF([.$L$12:.$L$100];&quot;U&quot;)" office:value-type="float" office:value="0">
            <text:p>0</text:p>
          </table:table-cell>
          <table:table-cell table:style-name="ce52"/>
          <table:table-cell table:style-name="ce134" table:number-matrix-columns-spanned="1" table:number-matrix-rows-spanned="1" table:formula="of:=COUNTIF([.$N$12:.$N$100];&quot;U&quot;)" office:value-type="float" office:value="0">
            <text:p>0</text:p>
          </table:table-cell>
          <table:table-cell table:style-name="ce52"/>
          <table:table-cell table:style-name="ce134" table:number-matrix-columns-spanned="1" table:number-matrix-rows-spanned="1" table:formula="of:=COUNTIF([.$P$12:.$P$100];&quot;U&quot;)" office:value-type="float" office:value="0">
            <text:p>0</text:p>
          </table:table-cell>
          <table:table-cell table:style-name="ce52"/>
          <table:table-cell table:style-name="ce134" table:number-matrix-columns-spanned="1" table:number-matrix-rows-spanned="1" table:formula="of:=COUNTIF([.$R$12:.$R$100];&quot;U&quot;)" office:value-type="float" office:value="0">
            <text:p>0</text:p>
          </table:table-cell>
          <table:table-cell table:style-name="ce52"/>
          <table:table-cell table:style-name="ce151" table:number-columns-repeated="3"/>
          <table:table-cell table:style-name="ce151" office:value-type="string">
            <text:p>M</text:p>
          </table:table-cell>
          <table:table-cell table:style-name="ce151" table:number-columns-repeated="7"/>
          <table:table-cell/>
          <table:table-cell table:style-name="ce123" table:content-validation-name="val2" office:value-type="string">
            <text:p>M</text:p>
          </table:table-cell>
          <table:table-cell table:number-columns-repeated="5"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64"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2">
          <table:covered-table-cell table:style-name="ce2"/>
          <table:table-cell table:style-name="ce26" table:number-columns-repeated="2"/>
          <table:covered-table-cell table:style-name="ce55"/>
          <table:covered-table-cell table:style-name="ce71"/>
          <table:covered-table-cell table:style-name="ce84"/>
          <table:covered-table-cell table:style-name="ce1"/>
          <table:table-cell table:style-name="ce103" office:value-type="string" table:number-columns-spanned="2" table:number-rows-spanned="1">
            <text:p>NA-Not Available</text:p>
          </table:table-cell>
          <table:covered-table-cell table:style-name="ce103"/>
          <table:table-cell table:style-name="ce103"/>
          <table:table-cell table:style-name="ce135" table:formula="of:=COUNTIF([.$K$12:.$K$100];&quot;NA&quot;)" office:value-type="float" office:value="0">
            <text:p>0</text:p>
          </table:table-cell>
          <table:table-cell table:style-name="ce135" table:number-matrix-columns-spanned="1" table:number-matrix-rows-spanned="1" table:formula="of:=COUNTIF([.$L$12:.$L$100];&quot;NA&quot;)" office:value-type="float" office:value="0">
            <text:p>0</text:p>
          </table:table-cell>
          <table:table-cell table:style-name="ce52"/>
          <table:table-cell table:style-name="ce135" table:number-matrix-columns-spanned="1" table:number-matrix-rows-spanned="1" table:formula="of:=COUNTIF([.$N$12:.$N$100];&quot;NA&quot;)" office:value-type="float" office:value="0">
            <text:p>0</text:p>
          </table:table-cell>
          <table:table-cell table:style-name="ce52"/>
          <table:table-cell table:style-name="ce135" table:number-matrix-columns-spanned="1" table:number-matrix-rows-spanned="1" table:formula="of:=COUNTIF([.$P$12:.$P$100];&quot;NA&quot;)" office:value-type="float" office:value="0">
            <text:p>0</text:p>
          </table:table-cell>
          <table:table-cell table:style-name="ce52"/>
          <table:table-cell table:style-name="ce135" table:number-matrix-columns-spanned="1" table:number-matrix-rows-spanned="1" table:formula="of:=COUNTIF([.$R$12:.$R$100];&quot;NA&quot;)" office:value-type="float" office:value="0">
            <text:p>0</text:p>
          </table:table-cell>
          <table:table-cell table:style-name="ce52"/>
          <table:table-cell table:style-name="ce151" table:number-columns-repeated="3"/>
          <table:table-cell table:style-name="ce151" office:value-type="string">
            <text:p>K</text:p>
          </table:table-cell>
          <table:table-cell table:style-name="ce151" table:number-columns-repeated="7"/>
          <table:table-cell/>
          <table:table-cell table:style-name="ce123" table:content-validation-name="val2" office:value-type="string">
            <text:p>M</text:p>
          </table:table-cell>
          <table:table-cell table:number-columns-repeated="5"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64"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4">
          <table:covered-table-cell table:style-name="ce2"/>
          <table:table-cell table:style-name="ce27" table:number-columns-repeated="2"/>
          <table:covered-table-cell table:style-name="ce56"/>
          <table:covered-table-cell table:style-name="ce72"/>
          <table:covered-table-cell table:style-name="ce85"/>
          <table:covered-table-cell table:style-name="ce1"/>
          <table:table-cell table:style-name="ce103" office:value-type="string" table:number-columns-spanned="2" table:number-rows-spanned="1">
            <text:p>N-None</text:p>
          </table:table-cell>
          <table:covered-table-cell table:style-name="ce103"/>
          <table:table-cell table:style-name="ce103"/>
          <table:table-cell table:style-name="ce121" table:formula="of:=COUNTIF([.$K$12:.$K$100];&quot;N&quot;)" office:value-type="float" office:value="60">
            <text:p>60</text:p>
          </table:table-cell>
          <table:table-cell table:style-name="ce121" table:number-matrix-columns-spanned="1" table:number-matrix-rows-spanned="1" table:formula="of:=COUNTIF([.$L$12:.$L$100];&quot;N&quot;)" office:value-type="float" office:value="60">
            <text:p>60</text:p>
          </table:table-cell>
          <table:table-cell table:style-name="ce52"/>
          <table:table-cell table:style-name="ce121" table:number-matrix-columns-spanned="1" table:number-matrix-rows-spanned="1" table:formula="of:=COUNTIF([.$N$12:.$N$100];&quot;N&quot;)" office:value-type="float" office:value="60">
            <text:p>60</text:p>
          </table:table-cell>
          <table:table-cell table:style-name="ce52"/>
          <table:table-cell table:style-name="ce121" table:number-matrix-columns-spanned="1" table:number-matrix-rows-spanned="1" table:formula="of:=COUNTIF([.$P$12:.$P$100];&quot;N&quot;)" office:value-type="float" office:value="60">
            <text:p>60</text:p>
          </table:table-cell>
          <table:table-cell table:style-name="ce52"/>
          <table:table-cell table:style-name="ce121" table:number-matrix-columns-spanned="1" table:number-matrix-rows-spanned="1" table:formula="of:=COUNTIF([.$R$12:.$R$100];&quot;N&quot;)" office:value-type="float" office:value="60">
            <text:p>60</text:p>
          </table:table-cell>
          <table:table-cell table:style-name="ce52"/>
          <table:table-cell table:style-name="ce151" table:number-columns-repeated="3"/>
          <table:table-cell table:style-name="ce151" office:value-type="string">
            <text:p>O</text:p>
          </table:table-cell>
          <table:table-cell table:style-name="ce151" table:number-columns-repeated="7"/>
          <table:table-cell/>
          <table:table-cell table:number-columns-repeated="10" table:style-name="ce125" table:content-validation-name="val2" office:value-type="string">
            <text:p>O</text:p>
          </table:table-cell>
          <table:table-cell table:style-name="ce164" table:content-validation-name="val2" office:value-type="string">
            <text:p>O</text:p>
          </table:table-cell>
          <table:table-cell table:style-name="ce164" table:content-validation-name="val2" office:value-type="string">
            <text:p>M</text:p>
          </table:table-cell>
          <table:table-cell table:style-name="ce125" table:content-validation-name="val2" office:value-type="string">
            <text:p>M</text:p>
          </table:table-cell>
          <table:table-cell table:number-columns-repeated="4" table:style-name="ce125" table:content-validation-name="val2" office:value-type="string">
            <text:p>O</text:p>
          </table:table-cell>
          <table:table-cell table:style-name="ce164" table:content-validation-name="val2" office:value-type="string">
            <text:p>O</text:p>
          </table:table-cell>
          <table:table-cell table:number-columns-repeated="975"/>
        </table:table-row>
        <table:table-row table:style-name="ro5">
          <table:table-cell table:style-name="ce1" office:value-type="string" table:number-columns-spanned="1" table:number-rows-spanned="2">
            <text:p>编号</text:p>
          </table:table-cell>
          <table:table-cell table:style-name="ce28" office:value-type="string" table:number-columns-spanned="1" table:number-rows-spanned="2">
            <text:p>条目编号</text:p>
          </table:table-cell>
          <table:table-cell table:style-name="ce28" office:value-type="string" table:number-columns-spanned="1" table:number-rows-spanned="2">
            <text:p>备注</text:p>
          </table:table-cell>
          <table:table-cell table:style-name="ce1" office:value-type="string" table:number-columns-spanned="1" table:number-rows-spanned="2">
            <text:p>项目名称</text:p>
          </table:table-cell>
          <table:table-cell table:style-name="ce73" office:value-type="string" table:number-columns-spanned="4" table:number-rows-spanned="1">
            <text:p>测试描述</text:p>
          </table:table-cell>
          <table:covered-table-cell table:number-columns-repeated="3" table:style-name="ce73"/>
          <table:table-cell table:style-name="ce1" office:value-type="string" table:number-columns-spanned="1" table:number-rows-spanned="2">
            <text:p>备注</text:p>
          </table:table-cell>
          <table:table-cell table:style-name="ce1" office:value-type="string" table:number-columns-spanned="1" table:number-rows-spanned="2">
            <text:p>类型</text:p>
          </table:table-cell>
          <table:table-cell table:style-name="ce1" office:value-type="string" table:number-columns-spanned="1" table:number-rows-spanned="2">
            <text:p>总判定</text:p>
          </table:table-cell>
          <table:table-cell table:style-name="ce145" office:value-type="string" table:number-columns-spanned="1" table:number-rows-spanned="2">
            <text:p>V1结果</text:p>
          </table:table-cell>
          <table:table-cell table:style-name="ce1" office:value-type="string" table:number-columns-spanned="1" table:number-rows-spanned="2">
            <text:p>备注</text:p>
          </table:table-cell>
          <table:table-cell table:style-name="ce145" office:value-type="string" table:number-columns-spanned="1" table:number-rows-spanned="2">
            <text:p>V2结果</text:p>
          </table:table-cell>
          <table:table-cell table:style-name="ce1" office:value-type="string" table:number-columns-spanned="1" table:number-rows-spanned="2">
            <text:p>备注</text:p>
          </table:table-cell>
          <table:table-cell table:style-name="ce145" office:value-type="string" table:number-columns-spanned="1" table:number-rows-spanned="2">
            <text:p>V3结果</text:p>
          </table:table-cell>
          <table:table-cell table:style-name="ce1" office:value-type="string" table:number-columns-spanned="1" table:number-rows-spanned="2">
            <text:p>备注</text:p>
          </table:table-cell>
          <table:table-cell table:style-name="ce145" office:value-type="string" table:number-columns-spanned="1" table:number-rows-spanned="2">
            <text:p>V4结果</text:p>
          </table:table-cell>
          <table:table-cell table:style-name="ce1" office:value-type="string" table:number-columns-spanned="1" table:number-rows-spanned="2">
            <text:p>备注</text:p>
          </table:table-cell>
          <table:table-cell table:style-name="ce152" office:value-type="string" table:number-columns-spanned="1" table:number-rows-spanned="2">
            <text:p>回归用例</text:p>
          </table:table-cell>
          <table:table-cell table:style-name="ce1" office:value-type="string" table:number-columns-spanned="1" table:number-rows-spanned="2">
            <text:p>本轮测试人员</text:p>
          </table:table-cell>
          <table:table-cell table:style-name="ce1" office:value-type="string" table:number-columns-spanned="1" table:number-rows-spanned="2">
            <text:p>测试日期</text:p>
          </table:table-cell>
          <table:table-cell table:style-name="ce154"/>
          <table:table-cell table:style-name="ce156" office:value-type="string">
            <text:p>测试方法</text:p>
          </table:table-cell>
          <table:table-cell table:style-name="ce160" office:value-type="string">
            <text:p>问题内容</text:p>
          </table:table-cell>
          <table:table-cell table:style-name="ce161" office:value-type="string">
            <text:p>提出人</text:p>
          </table:table-cell>
          <table:table-cell table:style-name="ce161" office:value-type="string">
            <text:p>提出日期</text:p>
          </table:table-cell>
          <table:table-cell table:style-name="ce161" office:value-type="string">
            <text:p>回复内容</text:p>
          </table:table-cell>
          <table:table-cell table:style-name="ce161" office:value-type="string">
            <text:p>回复人</text:p>
          </table:table-cell>
          <table:table-cell table:style-name="ce161" office:value-type="string">
            <text:p>回复日期</text:p>
          </table:table-cell>
          <table:table-cell/>
          <table:table-cell table:style-name="ce126" table:content-validation-name="val2" office:value-type="string">
            <text:p>O</text:p>
          </table:table-cell>
          <table:table-cell table:number-columns-repeated="2" table:style-name="ce164" table:content-validation-name="val2" office:value-type="string">
            <text:p>M</text:p>
          </table:table-cell>
          <table:table-cell table:number-columns-repeated="8"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5" table:style-name="ce164" table:content-validation-name="val2" office:value-type="string">
            <text:p>O</text:p>
          </table:table-cell>
          <table:table-cell table:number-columns-repeated="975"/>
        </table:table-row>
        <table:table-row table:style-name="ro2">
          <table:covered-table-cell table:style-name="ce3"/>
          <table:covered-table-cell table:number-columns-repeated="2" table:style-name="ce29"/>
          <table:covered-table-cell table:style-name="ce3"/>
          <table:table-cell table:style-name="ce73" office:value-type="string">
            <text:p>测试目的</text:p>
          </table:table-cell>
          <table:table-cell table:style-name="ce73" office:value-type="string">
            <text:p>预置条件</text:p>
          </table:table-cell>
          <table:table-cell table:style-name="ce73" office:value-type="string">
            <text:p>执行步骤</text:p>
          </table:table-cell>
          <table:table-cell table:style-name="ce73" office:value-type="string">
            <text:p>预期结果</text:p>
          </table:table-cell>
          <table:covered-table-cell table:number-columns-repeated="3" table:style-name="ce3"/>
          <table:covered-table-cell table:style-name="ce145"/>
          <table:covered-table-cell table:style-name="ce1"/>
          <table:covered-table-cell table:style-name="ce145"/>
          <table:covered-table-cell table:style-name="ce1"/>
          <table:covered-table-cell table:style-name="ce145"/>
          <table:covered-table-cell table:style-name="ce1"/>
          <table:covered-table-cell table:style-name="ce145"/>
          <table:covered-table-cell table:style-name="ce1"/>
          <table:covered-table-cell table:style-name="ce152"/>
          <table:covered-table-cell table:number-columns-repeated="2" table:style-name="ce1"/>
          <table:table-cell table:style-name="ce151"/>
          <table:table-cell table:style-name="ce52" table:number-columns-repeated="7"/>
          <table:table-cell/>
          <table:table-cell table:number-columns-repeated="11" table:style-name="ce126" table:content-validation-name="val2" office:value-type="string">
            <text:p>O</text:p>
          </table:table-cell>
          <table:table-cell table:number-columns-repeated="7" table:style-name="ce164" table:content-validation-name="val2" office:value-type="string">
            <text:p>O</text:p>
          </table:table-cell>
          <table:table-cell table:number-columns-repeated="975"/>
        </table:table-row>
        <table:table-row table:style-name="ro6">
          <table:table-cell table:style-name="ce4" office:value-type="string">
            <text:p>1<text:span text:style-name="T4">终端</text:span><text:span text:style-name="T5">UI</text:span><text:span text:style-name="T4">要求</text:span></text:p>
          </table:table-cell>
          <table:table-cell table:style-name="ce30" table:number-columns-repeated="7"/>
          <table:table-cell table:style-name="ce109" table:number-columns-repeated="3"/>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table-cell table:style-name="ce69" table:number-columns-repeated="2"/>
          <table:table-cell table:style-name="ce151"/>
          <table:table-cell table:style-name="ce52" table:number-columns-repeated="7"/>
          <table:table-cell table:style-name="ce159"/>
          <table:table-cell table:style-name="ce32" table:number-columns-repeated="18"/>
          <table:table-cell table:style-name="ce159" table:number-columns-repeated="975"/>
        </table:table-row>
        <table:table-row table:style-name="ro7">
          <table:table-cell table:style-name="ce5" office:value-type="float" office:value="1.1">
            <text:p>1.1 </text:p>
          </table:table-cell>
          <table:table-cell table:style-name="ce31" office:value-type="string">
            <text:p>TS-WLAN-UI-000001<text:span text:style-name="T6">、</text:span><text:span text:style-name="T7">TS-WLAN-UI-000002</text:span><text:span text:style-name="T6">、</text:span><text:span text:style-name="T7">TS-WLAN-FUNC-CONNECT-AUTO-000003</text:span></text:p>
          </table:table-cell>
          <table:table-cell table:style-name="ce31"/>
          <table:table-cell table:style-name="ce57" office:value-type="string">
            <text:p>WLAN<text:span text:style-name="T4">状态标识要求</text:span></text:p>
          </table:table-cell>
          <table:table-cell table:style-name="ce61" office:value-type="string">
            <text:p>1<text:span text:style-name="T6">．</text:span><text:span text:style-name="T7"> </text:span><text:span text:style-name="T6">测试终端的</text:span><text:span text:style-name="T7">WLAN</text:span><text:span text:style-name="T6">状态标识功能</text:span></text:p>
          </table:table-cell>
          <table:table-cell table:style-name="ce61" office:value-type="string">
            <text:p>1<text:span text:style-name="T6">．</text:span><text:span text:style-name="T7"> </text:span><text:span text:style-name="T6">终端</text:span><text:span text:style-name="T7">WLAN</text:span><text:span text:style-name="T6">通信开关已经正常打开。</text:span><text:span text:style-name="T7"> </text:span></text:p>
            <text:p><text:span text:style-name="T7">2</text:span><text:span text:style-name="T6">．</text:span><text:span text:style-name="T7"> </text:span><text:span text:style-name="T6">关闭飞行模式。</text:span></text:p>
            <text:p><text:span text:style-name="T7">3</text:span><text:span text:style-name="T6">．</text:span><text:span text:style-name="T7"> </text:span><text:span text:style-name="T6">打开</text:span><text:span text:style-name="T7">SSID</text:span><text:span text:style-name="T6">是</text:span><text:span text:style-name="T7">CMCC</text:span><text:span text:style-name="T6">的</text:span><text:span text:style-name="T7">AP1</text:span><text:span text:style-name="T6">（默认信任接入点）。</text:span></text:p>
            <text:p><text:span text:style-name="T7">4</text:span><text:span text:style-name="T6">．</text:span><text:span text:style-name="T7"> </text:span><text:span text:style-name="T6">打开</text:span><text:span text:style-name="T7">SSID</text:span><text:span text:style-name="T6">不是</text:span><text:span text:style-name="T7">CMCC/CMCC-EDU</text:span><text:span text:style-name="T6">的</text:span><text:span text:style-name="T7">AP2</text:span><text:span text:style-name="T6">（自定义信任接入点）</text:span></text:p>
            <text:p><text:span text:style-name="T6"/></text:p>
          </table:table-cell>
          <table:table-cell table:style-name="ce57" office:value-type="string">
            <text:p>1<text:span text:style-name="T4">．</text:span><text:span text:style-name="T5"> </text:span><text:span text:style-name="T4">进入</text:span><text:span text:style-name="T5">WLAN</text:span><text:span text:style-name="T4">界面；</text:span></text:p>
            <text:p><text:span text:style-name="T5">2</text:span><text:span text:style-name="T4">．</text:span><text:span text:style-name="T5"> </text:span><text:span text:style-name="T4">正常连接到一个</text:span><text:span text:style-name="T5">AP</text:span><text:span text:style-name="T4">；</text:span></text:p>
            <text:p><text:span text:style-name="T5">3</text:span><text:span text:style-name="T4">．</text:span><text:span text:style-name="T5"> </text:span><text:span text:style-name="T4">返回到待机，看</text:span><text:span text:style-name="T5">WLAN</text:span><text:span text:style-name="T4">状态标识是否变为已连接状态；</text:span></text:p>
            <text:p><text:span text:style-name="T5">4</text:span><text:span text:style-name="T4">．</text:span><text:span text:style-name="T5"> </text:span><text:span text:style-name="T4">再断开连接；</text:span></text:p>
            <text:p><text:span text:style-name="T5">5</text:span><text:span text:style-name="T4">．</text:span><text:span text:style-name="T5"> </text:span><text:span text:style-name="T4">返回到待机，看</text:span><text:span text:style-name="T5">WLAN</text:span><text:span text:style-name="T4">状态标识是否切换回未连接状态。</text:span></text:p>
            <text:p><text:span text:style-name="T4"/></text:p>
          </table:table-cell>
          <table:table-cell table:style-name="ce61" office:value-type="string">
            <text:p>1． 在步骤3中，终端WLAN状态标识变为已连接状态；</text:p>
            <text:p>2． 在步骤5中，终端WLAN状态标识切换回未连接状态。</text:p>
            <text:p/>
            <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53" table:number-columns-repeated="2"/>
          <table:table-cell table:style-name="ce136" table:number-columns-repeated="9"/>
          <table:table-cell table:style-name="ce163"/>
          <table:table-cell table:style-name="ce127" table:content-validation-name="val2" office:value-type="string">
            <text:p>M</text:p>
          </table:table-cell>
          <table:table-cell table:number-columns-repeated="5" table:style-name="ce123"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3" table:content-validation-name="val2" office:value-type="string">
            <text:p>M</text:p>
          </table:table-cell>
          <table:table-cell table:style-name="ce164" table:content-validation-name="val2" office:value-type="string">
            <text:p>O</text:p>
          </table:table-cell>
          <table:table-cell table:style-name="ce163" table:number-columns-repeated="975"/>
        </table:table-row>
        <table:table-row table:style-name="ro7">
          <table:table-cell table:style-name="ce5" office:value-type="float" office:value="1.2">
            <text:p>1.2 </text:p>
          </table:table-cell>
          <table:table-cell table:style-name="ce31" office:value-type="string">
            <text:p>TS-WLAN-FUNC-MESSAGECHECK-000003<text:span text:style-name="T6">、</text:span><text:span text:style-name="T7">TS-WLAN-FUNC-DISCONNECT-ACTIVE-000001</text:span><text:span text:style-name="T6">、</text:span></text:p>
          </table:table-cell>
          <table:table-cell table:style-name="ce31"/>
          <table:table-cell table:style-name="ce57" office:value-type="string">
            <text:p>WLAN<text:span text:style-name="T4">连接界面</text:span><text:span text:style-name="T5"> </text:span></text:p>
          </table:table-cell>
          <table:table-cell table:style-name="ce61" office:value-type="string">
            <text:p>1<text:span text:style-name="T6">．</text:span><text:span text:style-name="T7"> </text:span><text:span text:style-name="T6">测试终端的</text:span><text:span text:style-name="T7">WLAN</text:span><text:span text:style-name="T6">连接功能；</text:span></text:p>
          </table:table-cell>
          <table:table-cell table:style-name="ce61" office:value-type="string">
            <text:p>1<text:span text:style-name="T6">．</text:span><text:span text:style-name="T7"> </text:span><text:span text:style-name="T6">终端</text:span><text:span text:style-name="T7">WLAN</text:span><text:span text:style-name="T6">通信开关已经正常打开；</text:span></text:p>
            <text:p><text:span text:style-name="T7">2</text:span><text:span text:style-name="T6">．</text:span><text:span text:style-name="T7"> </text:span><text:span text:style-name="T6">关闭飞行模式；</text:span></text:p>
            <text:p><text:span text:style-name="T7">3</text:span><text:span text:style-name="T6">．</text:span><text:span text:style-name="T7"> </text:span><text:span text:style-name="T7">SSID</text:span><text:span text:style-name="T6">不同的</text:span><text:span text:style-name="T7">7</text:span><text:span text:style-name="T6">个接入点。</text:span></text:p>
            <text:p><text:span text:style-name="T6"/></text:p>
            <text:p><text:span text:style-name="T6"/></text:p>
          </table:table-cell>
          <table:table-cell table:style-name="ce57" office:value-type="string">
            <text:p>1<text:span text:style-name="T4">．</text:span><text:span text:style-name="T5"> </text:span><text:span text:style-name="T4">进入</text:span><text:span text:style-name="T5">WLAN</text:span><text:span text:style-name="T4">界面；</text:span></text:p>
            <text:p><text:span text:style-name="T5">2</text:span><text:span text:style-name="T4">．</text:span><text:span text:style-name="T5"> </text:span><text:span text:style-name="T4">当前搜索到的</text:span><text:span text:style-name="T5">SSID</text:span><text:span text:style-name="T4">列表大于终端上一屏所能显示的范围时，看终端是否允许用过滚动方式显示未被显示的内容；</text:span></text:p>
            <text:p><text:span text:style-name="T5">3</text:span><text:span text:style-name="T4">．</text:span><text:span text:style-name="T5"> </text:span><text:span text:style-name="T4">对于</text:span><text:span text:style-name="T5">SSID</text:span><text:span text:style-name="T4">列表中的一个条目，看终端能否支持详细信息查询和连接功能；</text:span></text:p>
            <text:p><text:span text:style-name="T5">4</text:span><text:span text:style-name="T4">．</text:span><text:span text:style-name="T5"> </text:span><text:span text:style-name="T4">对于成功连接的接入点，看终端支持断开连接功能；</text:span></text:p>
            <text:p><text:span text:style-name="T5">5</text:span><text:span text:style-name="T4">．</text:span><text:span text:style-name="T5"> </text:span><text:span text:style-name="T4">选择刷新菜单，看终端能否执行</text:span><text:span text:style-name="T5">WLAN</text:span><text:span text:style-name="T4">搜索功能并刷新</text:span><text:span text:style-name="T5">SSID</text:span><text:span text:style-name="T4">列表。</text:span></text:p>
            <text:p><text:span text:style-name="T4"/></text:p>
          </table:table-cell>
          <table:table-cell table:style-name="ce61" office:value-type="string">
            <text:p>1． 在步骤2中，终端应该允许用户通过滚动方式显示未被显示的内容；</text:p>
            <text:p>2． 在步骤3中，终端应该支持详细信息查询和连接功能；</text:p>
            <text:p>3． 在步骤4中，终端应该支持断开连接功能；</text:p>
            <text:p>4． 在步骤5中，终端应该支持搜索功能，并自动刷新SSID列表。</text:p>
            <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53" table:number-columns-repeated="2"/>
          <table:table-cell table:style-name="ce136" table:number-columns-repeated="9"/>
          <table:table-cell table:style-name="ce163"/>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style-name="ce163" table:number-columns-repeated="975"/>
        </table:table-row>
        <table:table-row table:style-name="ro7">
          <table:table-cell table:style-name="ce5" office:value-type="float" office:value="1.3">
            <text:p>1.3 </text:p>
          </table:table-cell>
          <table:table-cell table:style-name="ce31" office:value-type="string">
            <text:p>TS-WLAN-UI-000004</text:p>
          </table:table-cell>
          <table:table-cell table:style-name="ce31"/>
          <table:table-cell table:style-name="ce57" office:value-type="string">
            <text:p>WLAN<text:span text:style-name="T4">软开关图标</text:span></text:p>
          </table:table-cell>
          <table:table-cell table:style-name="ce61" office:value-type="string">
            <text:p>1． 测试终端的WLAN软开关图标功能。</text:p>
          </table:table-cell>
          <table:table-cell table:style-name="ce61" office:value-type="string">
            <text:p>1<text:span text:style-name="T6">．</text:span><text:span text:style-name="T7"> </text:span><text:span text:style-name="T6">终端</text:span><text:span text:style-name="T7">WLAN</text:span><text:span text:style-name="T6">通信开关已经关闭；</text:span></text:p>
            <text:p><text:span text:style-name="T7">2</text:span><text:span text:style-name="T6">．</text:span><text:span text:style-name="T7"> </text:span><text:span text:style-name="T6">关闭飞行模式；</text:span></text:p>
            <text:p><text:span text:style-name="T7">3</text:span><text:span text:style-name="T6">．</text:span><text:span text:style-name="T7"> </text:span><text:span text:style-name="T6">打开自定义信任接入点</text:span><text:span text:style-name="T7">AP1</text:span><text:span text:style-name="T6">。</text:span></text:p>
            <text:p><text:span text:style-name="T6"/></text:p>
            <text:p><text:span text:style-name="T6"/></text:p>
          </table:table-cell>
          <table:table-cell table:style-name="ce57" office:value-type="string">
            <text:p>1<text:span text:style-name="T4">．</text:span><text:span text:style-name="T5"> </text:span><text:span text:style-name="T4">进入</text:span><text:span text:style-name="T5">1</text:span><text:span text:style-name="T4">级界面；</text:span></text:p>
            <text:p><text:span text:style-name="T5">2</text:span><text:span text:style-name="T4">．</text:span><text:span text:style-name="T5"> </text:span><text:span text:style-name="T4">看终端主屏上是否有</text:span><text:span text:style-name="T5">“</text:span><text:span text:style-name="T5">WLAN</text:span><text:span text:style-name="T4">软开关</text:span><text:span text:style-name="T5">”</text:span><text:span text:style-name="T4">图标；</text:span></text:p>
            <text:p><text:span text:style-name="T5">3</text:span><text:span text:style-name="T4">．</text:span><text:span text:style-name="T5"> </text:span><text:span text:style-name="T4">选择软开关图标，看终端能否打开</text:span><text:span text:style-name="T5">WLAN</text:span><text:span text:style-name="T4">；</text:span></text:p>
            <text:p><text:span text:style-name="T5">4</text:span><text:span text:style-name="T4">．</text:span><text:span text:style-name="T5"> </text:span><text:span text:style-name="T4">再次点击软开关图标，看终端能否关闭</text:span><text:span text:style-name="T5">WLAN</text:span><text:span text:style-name="T4">。</text:span></text:p>
            <text:p><text:span text:style-name="T4"/></text:p>
            <text:p><text:span text:style-name="T4"/></text:p>
          </table:table-cell>
          <table:table-cell table:style-name="ce61" office:value-type="string">
            <text:p>1． 在步骤2中，终端应该有“WLAN软开关”图标；</text:p>
            <text:p>2． 在步骤3中，终端应该可以打开WLAN功能；</text:p>
            <text:p>3． 在步骤4中，终端应该可以关闭WLAN功能。</text:p>
            <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53" table:number-columns-repeated="2"/>
          <table:table-cell table:style-name="ce136" table:number-columns-repeated="9"/>
          <table:table-cell table:style-name="ce163"/>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style-name="ce163" table:number-columns-repeated="975"/>
        </table:table-row>
        <table:table-row table:style-name="ro7">
          <table:table-cell table:style-name="ce5" office:value-type="float" office:value="1.4">
            <text:p>1.4 </text:p>
          </table:table-cell>
          <table:table-cell table:style-name="ce31" office:value-type="string">
            <text:p>TS-WLAN-UI-000005<text:span text:style-name="T6">、</text:span><text:span text:style-name="T7">TS-WLAN-UI-000003</text:span></text:p>
          </table:table-cell>
          <table:table-cell table:style-name="ce31"/>
          <table:table-cell table:style-name="ce57" office:value-type="string">
            <text:p><text:s/>WLAN<text:span text:style-name="T4">设置图标</text:span></text:p>
          </table:table-cell>
          <table:table-cell table:style-name="ce61" office:value-type="string">
            <text:p>1． 测试终端的WLAN设置图标。</text:p>
          </table:table-cell>
          <table:table-cell table:style-name="ce61" office:value-type="string">
            <text:p/>
            <text:p/>
            <text:p/>
          </table:table-cell>
          <table:table-cell table:style-name="ce57" office:value-type="string">
            <text:p>1<text:span text:style-name="T4">．</text:span><text:span text:style-name="T5"> </text:span><text:span text:style-name="T4">进入</text:span><text:span text:style-name="T5">1</text:span><text:span text:style-name="T4">级界面；</text:span></text:p>
            <text:p><text:span text:style-name="T5">2</text:span><text:span text:style-name="T4">．</text:span><text:span text:style-name="T5"> </text:span><text:span text:style-name="T4">寻找</text:span><text:span text:style-name="T5">“</text:span><text:span text:style-name="T5">WLAN</text:span><text:span text:style-name="T4">设置</text:span><text:span text:style-name="T5">”</text:span></text:p>
            <text:p><text:span text:style-name="T4"/></text:p>
            <text:p><text:span text:style-name="T4"/></text:p>
          </table:table-cell>
          <table:table-cell table:style-name="ce61" office:value-type="string">
            <text:p>1． 在步骤2中，终端在显示1级界面时，至多只需要点击一次就能够找到“WLAN设置”功能</text:p>
            <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2"/>
          <table:table-cell table:style-name="ce136" table:number-columns-repeated="9"/>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8">
          <table:table-cell table:style-name="ce6" office:value-type="string">
            <text:p>2.<text:span text:style-name="T4">模式兼容</text:span></text:p>
          </table:table-cell>
          <table:table-cell table:style-name="ce32" table:number-columns-repeated="8"/>
          <table:table-cell table:style-name="ce124" table:number-columns-repeated="2"/>
          <table:table-cell table:style-name="ce32" table:number-columns-repeated="9"/>
          <table:table-cell table:style-name="ce52" table:number-columns-repeated="2"/>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7" office:value-type="float" office:value="2.1">
            <text:p>2.1 </text:p>
          </table:table-cell>
          <table:table-cell table:style-name="ce33" office:value-type="string">
            <text:p>TS-WLAN-BASE-PROTOCOL-000004</text:p>
          </table:table-cell>
          <table:table-cell table:style-name="ce33"/>
          <table:table-cell table:style-name="ce58" office:value-type="string">
            <text:p>802.11g<text:span text:style-name="T6">兼容性</text:span></text:p>
          </table:table-cell>
          <table:table-cell table:style-name="ce58" office:value-type="string">
            <text:p>手机是否兼容<text:span text:style-name="T7">802.11g</text:span></text:p>
          </table:table-cell>
          <table:table-cell table:style-name="ce58" office:value-type="string">
            <text:p>1<text:span text:style-name="T6">．</text:span><text:span text:style-name="T7">AP1</text:span><text:span text:style-name="T6">工作在</text:span><text:span text:style-name="T7">802.11g</text:span><text:span text:style-name="T6">模式，且为</text:span><text:span text:style-name="T7">open</text:span><text:span text:style-name="T6">模式。</text:span></text:p>
            <text:p><text:span text:style-name="T6"/></text:p>
            <text:p><text:span text:style-name="T7">2</text:span><text:span text:style-name="T6">．</text:span><text:span text:style-name="T4">终端和</text:span><text:span text:style-name="T5">AP</text:span><text:span text:style-name="T4">配置正确</text:span></text:p>
            <text:p><text:span text:style-name="T6"/></text:p>
            <text:p><text:span text:style-name="T6"/></text:p>
          </table:table-cell>
          <table:table-cell table:style-name="ce58" office:value-type="string">
            <text:p>1<text:span text:style-name="T6">．终端和</text:span><text:span text:style-name="T7">AP1</text:span><text:span text:style-name="T6">连接</text:span></text:p>
            <text:p><text:span text:style-name="T7">2</text:span><text:span text:style-name="T6">．查看终端能否成功获得</text:span><text:span text:style-name="T7">IP</text:span><text:span text:style-name="T6">地址，并正常上网</text:span></text:p>
            <text:p><text:span text:style-name="T6"/></text:p>
          </table:table-cell>
          <table:table-cell table:style-name="ce58" office:value-type="string">
            <text:p>1. <text:span text:style-name="T6">在步骤</text:span><text:span text:style-name="T7">2</text:span><text:span text:style-name="T6">中，终端能够正常获得</text:span><text:span text:style-name="T7">IP</text:span><text:span text:style-name="T6">地址，并通过</text:span><text:span text:style-name="T7">AP1</text:span><text:span text:style-name="T6">正常上网</text:span></text:p>
            <text:p><text:span text:style-name="T6"/></text:p>
            <text:p><text:span text:style-name="T6"/></text:p>
          </table:table-cell>
          <table:table-cell table:style-name="ce111"/>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7" office:value-type="float" office:value="2.2">
            <text:p>2.2 </text:p>
          </table:table-cell>
          <table:table-cell table:style-name="ce33" office:value-type="string">
            <text:p>TS-WLAN-BASE-PROTOCOL-000003</text:p>
          </table:table-cell>
          <table:table-cell table:style-name="ce33"/>
          <table:table-cell table:style-name="ce58" office:value-type="string">
            <text:p>802.11b<text:span text:style-name="T6">兼容性</text:span></text:p>
          </table:table-cell>
          <table:table-cell table:style-name="ce58" office:value-type="string">
            <text:p>手机是否兼容<text:span text:style-name="T7">802.11b</text:span></text:p>
          </table:table-cell>
          <table:table-cell table:style-name="ce58" office:value-type="string">
            <text:p>1. AP1<text:span text:style-name="T6">工作在</text:span><text:span text:style-name="T7">802.11b</text:span><text:span text:style-name="T6">模式，且为</text:span><text:span text:style-name="T7">open</text:span><text:span text:style-name="T6">模式。</text:span></text:p>
            <text:p><text:span text:style-name="T6"/></text:p>
            <text:p><text:span text:style-name="T7">2. </text:span><text:span text:style-name="T6">终端和</text:span><text:span text:style-name="T7">AP</text:span><text:span text:style-name="T6">配置正确</text:span></text:p>
          </table:table-cell>
          <table:table-cell table:style-name="ce58" office:value-type="string">
            <text:p>1<text:span text:style-name="T6">．终端和</text:span><text:span text:style-name="T7">AP1</text:span><text:span text:style-name="T6">连接</text:span></text:p>
            <text:p><text:span text:style-name="T7">2</text:span><text:span text:style-name="T6">．查看终端能否成功获得</text:span><text:span text:style-name="T7">IP</text:span><text:span text:style-name="T6">地址，并正常上网</text:span><text:span text:style-name="T7"> </text:span></text:p>
          </table:table-cell>
          <table:table-cell table:style-name="ce58" office:value-type="string">
            <text:p>1. <text:span text:style-name="T6">在步骤</text:span><text:span text:style-name="T7">2</text:span><text:span text:style-name="T6">中，终端能够正常获得</text:span><text:span text:style-name="T7">IP</text:span><text:span text:style-name="T6">地址，并通过</text:span><text:span text:style-name="T7">AP2</text:span><text:span text:style-name="T6">正常上网</text:span></text:p>
            <text:p><text:span text:style-name="T6"/></text:p>
          </table:table-cell>
          <table:table-cell table:style-name="ce111"/>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9">
          <table:table-cell table:style-name="ce7" office:value-type="float" office:value="2.3">
            <text:p>2.3 </text:p>
          </table:table-cell>
          <table:table-cell table:style-name="ce34" office:value-type="string">
            <text:p>TS-WLAN-BASE-PROTOCOL-000005</text:p>
          </table:table-cell>
          <table:table-cell table:style-name="ce34"/>
          <table:table-cell table:style-name="ce59" office:value-type="string">
            <text:p>802.11n<text:span text:style-name="T4">兼容性</text:span></text:p>
          </table:table-cell>
          <table:table-cell table:style-name="ce59" office:value-type="string">
            <text:p>手机是否兼容<text:span text:style-name="T5">802.11n</text:span></text:p>
          </table:table-cell>
          <table:table-cell table:style-name="ce59" office:value-type="string">
            <text:p>1. AP1<text:span text:style-name="T4">工作在</text:span><text:span text:style-name="T5">802.11n</text:span><text:span text:style-name="T4">模式，且为</text:span><text:span text:style-name="T5">open</text:span><text:span text:style-name="T4">模式。</text:span><text:span text:style-name="T5"> <text:s text:c="37"/></text:span><text:span text:style-name="T5">2. AP1</text:span><text:span text:style-name="T4">的工作频频点为</text:span><text:span text:style-name="T5">5785MHz</text:span><text:span text:style-name="T4">。</text:span></text:p>
            <text:p><text:span text:style-name="T4"/></text:p>
          </table:table-cell>
          <table:table-cell table:style-name="ce59" office:value-type="string">
            <text:p>1. <text:span text:style-name="T4">终端和</text:span><text:span text:style-name="T5">AP1</text:span><text:span text:style-name="T4">关联</text:span></text:p>
            <text:p><text:span text:style-name="T5">2. </text:span><text:span text:style-name="T4">查看终端能否成功获得</text:span><text:span text:style-name="T5">IP</text:span><text:span text:style-name="T4">地址，并正常上网</text:span></text:p>
            <text:p><text:span text:style-name="T4"/></text:p>
          </table:table-cell>
          <table:table-cell table:style-name="ce75" office:value-type="string">
            <text:p>1. <text:span text:style-name="T6">在步骤</text:span><text:span text:style-name="T7">2</text:span><text:span text:style-name="T6">中，终端能够正常获得</text:span><text:span text:style-name="T7">IP</text:span><text:span text:style-name="T6">地址，并通过</text:span><text:span text:style-name="T7">AP1</text:span><text:span text:style-name="T6">正常上网</text:span></text:p>
          </table:table-cell>
          <table:table-cell table:style-name="ce110"/>
          <table:table-cell table:style-name="ce125"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7" office:value-type="float" office:value="2.4">
            <text:p>2.4 </text:p>
          </table:table-cell>
          <table:table-cell table:style-name="ce35" office:value-type="string">
            <text:p>TS-WLAN-BASE-PROTOCOL-000006</text:p>
          </table:table-cell>
          <table:table-cell table:style-name="ce35"/>
          <table:table-cell table:style-name="ce57" office:value-type="string">
            <text:p>802.11a<text:span text:style-name="T4">兼容性</text:span></text:p>
          </table:table-cell>
          <table:table-cell table:style-name="ce57" office:value-type="string">
            <text:p>手机是否兼容<text:span text:style-name="T5">802.11a</text:span></text:p>
          </table:table-cell>
          <table:table-cell table:style-name="ce57" office:value-type="string">
            <text:p>1. AP1<text:span text:style-name="T4">工作在</text:span><text:span text:style-name="T5">802.11a</text:span><text:span text:style-name="T4">模式，且为</text:span><text:span text:style-name="T5">open</text:span><text:span text:style-name="T4">模式。</text:span></text:p>
          </table:table-cell>
          <table:table-cell table:style-name="ce61" office:value-type="string">
            <text:p>1. <text:span text:style-name="T6">终端和</text:span><text:span text:style-name="T7">AP1</text:span><text:span text:style-name="T6">关联</text:span></text:p>
            <text:p><text:span text:style-name="T7">2. </text:span><text:span text:style-name="T6">查看终端能否成功获得</text:span><text:span text:style-name="T7">IP</text:span><text:span text:style-name="T6">地址，并正常上网</text:span></text:p>
          </table:table-cell>
          <table:table-cell table:style-name="ce57" office:value-type="string">
            <text:p>1. <text:span text:style-name="T4">在步骤</text:span><text:span text:style-name="T5">2</text:span><text:span text:style-name="T4">中，终端能够正常获得</text:span><text:span text:style-name="T5">IP</text:span><text:span text:style-name="T4">地址，并通过</text:span><text:span text:style-name="T5">AP1</text:span><text:span text:style-name="T4">正常上网</text:span></text:p>
          </table:table-cell>
          <table:table-cell table:style-name="ce112"/>
          <table:table-cell table:style-name="ce126"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26" table:content-validation-name="val5"/>
          <table:table-cell table:style-name="ce146" table:content-validation-name="val3" office:value-type="string">
            <text:p>N</text:p>
          </table:table-cell>
          <table:table-cell table:style-name="ce126" table:content-validation-name="val5"/>
          <table:table-cell table:style-name="ce146" table:content-validation-name="val3" office:value-type="string">
            <text:p>N</text:p>
          </table:table-cell>
          <table:table-cell table:style-name="ce126" table:content-validation-name="val5"/>
          <table:table-cell table:style-name="ce146" table:content-validation-name="val3" office:value-type="string">
            <text:p>N</text:p>
          </table:table-cell>
          <table:table-cell table:style-name="ce126" table:content-validation-name="val5"/>
          <table:table-cell table:style-name="ce52" table:number-columns-repeated="3"/>
          <table:table-cell table:style-name="ce151"/>
          <table:table-cell table:style-name="ce69"/>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7" office:value-type="float" office:value="2.5">
            <text:p>2.5 </text:p>
          </table:table-cell>
          <table:table-cell table:style-name="ce36" office:value-type="string">
            <text:p>TS-WLAN-BASE-PROTOCOL-000006</text:p>
          </table:table-cell>
          <table:table-cell table:style-name="ce36"/>
          <table:table-cell table:style-name="ce60" office:value-type="string">
            <text:p>802.11a兼容性</text:p>
          </table:table-cell>
          <table:table-cell table:style-name="ce60" office:value-type="string">
            <text:p>手机是否兼容802.11a</text:p>
          </table:table-cell>
          <table:table-cell table:style-name="ce60" office:value-type="string">
            <text:p>1. AP1工作在802.11a模式，且为open模式。</text:p>
          </table:table-cell>
          <table:table-cell table:style-name="ce93" office:value-type="string">
            <text:p>1. 终端和AP1关联</text:p>
            <text:p>2. 查看终端能否成功获得IP地址，并正常上网</text:p>
          </table:table-cell>
          <table:table-cell table:style-name="ce60" office:value-type="string">
            <text:p>1. 在步骤2中，终端能够正常获得IP地址，并通过AP1正常上网</text:p>
          </table:table-cell>
          <table:table-cell table:style-name="ce113"/>
          <table:table-cell table:style-name="ce126"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26" table:content-validation-name="val5"/>
          <table:table-cell table:style-name="ce146" table:content-validation-name="val3" office:value-type="string">
            <text:p>N</text:p>
          </table:table-cell>
          <table:table-cell table:style-name="ce126" table:content-validation-name="val5"/>
          <table:table-cell table:style-name="ce146" table:content-validation-name="val3" office:value-type="string">
            <text:p>N</text:p>
          </table:table-cell>
          <table:table-cell table:style-name="ce126" table:content-validation-name="val5"/>
          <table:table-cell table:style-name="ce146" table:content-validation-name="val3" office:value-type="string">
            <text:p>N</text:p>
          </table:table-cell>
          <table:table-cell table:style-name="ce126" table:content-validation-name="val5"/>
          <table:table-cell table:style-name="ce52" table:number-columns-repeated="3"/>
          <table:table-cell table:style-name="ce151"/>
          <table:table-cell table:style-name="ce69"/>
          <table:table-cell table:style-name="ce52" table:number-columns-repeated="6"/>
          <table:table-cell/>
          <table:table-cell table:number-columns-repeated="6" table:style-name="ce127" table:content-validation-name="val2" office:value-type="string">
            <text:p>M</text:p>
          </table:table-cell>
          <table:table-cell table:number-columns-repeated="5" table:style-name="ce121"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6" office:value-type="string">
            <text:p>3.<text:span text:style-name="T4">功能要求</text:span></text:p>
          </table:table-cell>
          <table:table-cell table:style-name="ce30" table:number-columns-repeated="7"/>
          <table:table-cell table:style-name="ce32" table:number-columns-repeated="12"/>
          <table:table-cell table:style-name="ce52" table:number-columns-repeated="2"/>
          <table:table-cell table:style-name="ce151"/>
          <table:table-cell table:style-name="ce69" office:value-type="string">
            <text:p>指定测试网址：<text:span text:style-name="T7">www.baidu.com</text:span></text:p>
          </table:table-cell>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1">
            <text:p>3.1 </text:p>
          </table:table-cell>
          <table:table-cell table:style-name="ce35" office:value-type="string">
            <text:p>TS-WLAN-FUNC-WLANSWITCH-000001<text:span text:style-name="T4">、</text:span><text:span text:style-name="T5">TS-WLAN-UI-000003</text:span></text:p>
          </table:table-cell>
          <table:table-cell table:style-name="ce35"/>
          <table:table-cell table:style-name="ce57" office:value-type="string">
            <text:p>WLAN<text:span text:style-name="T4">开关</text:span></text:p>
          </table:table-cell>
          <table:table-cell table:style-name="ce57" office:value-type="string">
            <text:p>测试终端的<text:span text:style-name="T5">WLAN</text:span><text:span text:style-name="T4">功能能否正常打开、关闭</text:span></text:p>
          </table:table-cell>
          <table:table-cell table:style-name="ce61" office:value-type="string">
            <text:p>终端处于<text:span text:style-name="T7">WLAN</text:span><text:span text:style-name="T6">网络环境中；</text:span></text:p>
          </table:table-cell>
          <table:table-cell table:style-name="ce57" office:value-type="string">
            <text:p>1. <text:span text:style-name="T4">打开</text:span><text:span text:style-name="T5">WLAN</text:span><text:span text:style-name="T4">开关；（可以是软开关，也可以是硬开关）</text:span></text:p>
            <text:p><text:span text:style-name="T5">2. </text:span><text:span text:style-name="T4">关闭</text:span><text:span text:style-name="T5">WLAN</text:span><text:span text:style-name="T4">开关。（可以是软开关，也可以是硬开关）</text:span></text:p>
            <text:p><text:span text:style-name="T4"/></text:p>
            <text:p><text:span text:style-name="T4"/></text:p>
          </table:table-cell>
          <table:table-cell table:style-name="ce57" office:value-type="string">
            <text:p>1. <text:span text:style-name="T4">步骤</text:span><text:span text:style-name="T5">1</text:span><text:span text:style-name="T4">，</text:span><text:span text:style-name="T5">WLAN</text:span><text:span text:style-name="T4">开启；</text:span></text:p>
            <text:p><text:span text:style-name="T5">2. </text:span><text:span text:style-name="T4">步骤</text:span><text:span text:style-name="T5">2</text:span><text:span text:style-name="T4">，</text:span><text:span text:style-name="T5">WLAN</text:span><text:span text:style-name="T4">关闭。</text:span></text:p>
            <text:p><text:span text:style-name="T4"/></text:p>
          </table:table-cell>
          <table:table-cell table:style-name="ce110"/>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2">
            <text:p>3.2 </text:p>
          </table:table-cell>
          <table:table-cell table:style-name="ce35" office:value-type="string">
            <text:p>TS-WLAN-FUNC-FLIGHTMODE-000001</text:p>
          </table:table-cell>
          <table:table-cell table:style-name="ce35"/>
          <table:table-cell table:style-name="ce57" office:value-type="string">
            <text:p>飞行模式启动时关闭<text:span text:style-name="T5">WLAN</text:span><text:span text:style-name="T4">开关</text:span></text:p>
          </table:table-cell>
          <table:table-cell table:style-name="ce57" office:value-type="string">
            <text:p>测试飞行模式启动时是否关闭<text:span text:style-name="T5">WLAN</text:span><text:span text:style-name="T4">通信开关</text:span></text:p>
          </table:table-cell>
          <table:table-cell table:style-name="ce61" office:value-type="string">
            <text:p>1. <text:span text:style-name="T6">终端支持飞行模式，并且当前在非飞行模式下。</text:span><text:span text:style-name="T7"> </text:span></text:p>
            <text:p><text:span text:style-name="T7">2. WLAN</text:span><text:span text:style-name="T6">通信开关正常打开。</text:span></text:p>
            <text:p><text:span text:style-name="T7">3. </text:span><text:span text:style-name="T6">对于有飞行模式功能的终端才需要测试本项；</text:span></text:p>
          </table:table-cell>
          <table:table-cell table:style-name="ce57" office:value-type="string">
            <text:p>1. <text:span text:style-name="T4">终端切换到飞行模式下；</text:span></text:p>
            <text:p><text:span text:style-name="T5">2. </text:span><text:span text:style-name="T4">查看</text:span><text:span text:style-name="T5">WLAN</text:span><text:span text:style-name="T4">通信开关是否关闭；</text:span></text:p>
          </table:table-cell>
          <table:table-cell table:style-name="ce57" office:value-type="string">
            <text:p>1. <text:span text:style-name="T4">在步骤</text:span><text:span text:style-name="T5">2</text:span><text:span text:style-name="T4">中，</text:span><text:span text:style-name="T5">WLAN</text:span><text:span text:style-name="T4">通信被关闭，在待机界面的终端状态栏中显示的</text:span><text:span text:style-name="T5">WLAN</text:span><text:span text:style-name="T4">标识显示为未连接状态或消失</text:span></text:p>
            <text:p><text:span text:style-name="T4">测试说明：</text:span></text:p>
            <text:p><text:span text:style-name="T4">对于无飞行模式终端此项不用测；</text:span></text:p>
            <text:p><text:span text:style-name="T4">对于有飞行模式的终端此项为必选。</text:span></text:p>
            <text:p><text:span text:style-name="T4"/></text:p>
          </table:table-cell>
          <table:table-cell table:style-name="ce110" office:value-type="string">
            <text:p>对于无飞行模式终端此项不用测；</text:p>
            <text:p>对于有飞行模式的终端此项为必选。</text:p>
            <text:p/>
          </table:table-cell>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3">
            <text:p>3.3 </text:p>
          </table:table-cell>
          <table:table-cell table:style-name="ce33" office:value-type="string">
            <text:p>TS-WLAN-FUNC-FLIGHTMODE-000002</text:p>
          </table:table-cell>
          <table:table-cell table:style-name="ce33"/>
          <table:table-cell table:style-name="ce58" office:value-type="string">
            <text:p>飞行模式启动情况下不能打开<text:span text:style-name="T7">WLAN</text:span><text:span text:style-name="T6">开关</text:span></text:p>
          </table:table-cell>
          <table:table-cell table:style-name="ce58" office:value-type="string">
            <text:p>测试飞行模式启动情况下是否可以打开<text:span text:style-name="T7">WLAN</text:span><text:span text:style-name="T6">通信开关</text:span></text:p>
          </table:table-cell>
          <table:table-cell table:style-name="ce58" office:value-type="string">
            <text:p>1. <text:span text:style-name="T6">终端支持飞行模式，并且当前在飞行模式下。</text:span></text:p>
            <text:p><text:span text:style-name="T7">2. </text:span><text:span text:style-name="T6">对于有飞行模式功能的终端才需要测试本项</text:span></text:p>
            <text:p><text:span text:style-name="T6"/></text:p>
          </table:table-cell>
          <table:table-cell table:style-name="ce58" office:value-type="string">
            <text:p>1. <text:span text:style-name="T6">尝试打开</text:span><text:span text:style-name="T7">WLAN</text:span><text:span text:style-name="T6">开关，或勾选</text:span><text:span text:style-name="T7">WLAN</text:span><text:span text:style-name="T6">开关选项框</text:span></text:p>
            <text:p><text:span text:style-name="T7">2. </text:span><text:span text:style-name="T6">查看</text:span><text:span text:style-name="T7">WLAN</text:span><text:span text:style-name="T6">通信开关是否能够打开；</text:span></text:p>
            <text:p><text:span text:style-name="T6"/></text:p>
            <text:p><text:span text:style-name="T6"/></text:p>
            <text:p><text:span text:style-name="T6"/></text:p>
          </table:table-cell>
          <table:table-cell table:style-name="ce58" office:value-type="string">
            <text:p>1. <text:span text:style-name="T6">在步骤</text:span><text:span text:style-name="T7">2</text:span><text:span text:style-name="T6">中，</text:span><text:span text:style-name="T7">WLAN</text:span><text:span text:style-name="T6">通信开关不允许被打开。</text:span><text:span text:style-name="T7"> <text:s text:c="8"/></text:span><text:span text:style-name="T6">测试说明：</text:span><text:span text:style-name="T7"> <text:s text:c="76"/></text:span><text:span text:style-name="T6">对于无飞行模式终端此项不用测；</text:span></text:p>
            <text:p><text:span text:style-name="T6">对于有飞行模式的终端此项为必选。</text:span></text:p>
            <text:p><text:span text:style-name="T6"/></text:p>
          </table:table-cell>
          <table:table-cell table:style-name="ce111" office:value-type="string">
            <text:p>对于无飞行模式终端此项不用测；</text:p>
            <text:p>对于有飞行模式的终端此项为必选。</text:p>
            <text:p/>
          </table:table-cell>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4">
            <text:p>3.4 </text:p>
          </table:table-cell>
          <table:table-cell table:style-name="ce33" office:value-type="string">
            <text:p>TS-WLAN-FUNC-APMESSAGEMA-000002<text:span text:style-name="T6">、</text:span><text:span text:style-name="T7">TS-WLAN-FUNC-APMESSAGEMA-000003</text:span><text:span text:style-name="T6">、</text:span><text:span text:style-name="T7">TS-WLAN-FUNC-APMESSAGEMA-000004</text:span><text:span text:style-name="T6">、</text:span><text:span text:style-name="T7">TS-WLAN-FUNC-APMESSAGEMA-000001</text:span></text:p>
          </table:table-cell>
          <table:table-cell table:style-name="ce33"/>
          <table:table-cell table:style-name="ce58" office:value-type="string">
            <text:p>WLAN<text:span text:style-name="T6">接入点的分类</text:span></text:p>
          </table:table-cell>
          <table:table-cell table:style-name="ce58" office:value-type="string">
            <text:p>测试终端<text:span text:style-name="T7">WLAN</text:span><text:span text:style-name="T6">对接入点的分类。</text:span></text:p>
          </table:table-cell>
          <table:table-cell table:style-name="ce58" office:value-type="string">
            <text:p>1. <text:span text:style-name="T6">终端</text:span><text:span text:style-name="T7">WLAN</text:span><text:span text:style-name="T6">通信开关已经正常打开。</text:span><text:span text:style-name="T7"> </text:span></text:p>
            <text:p><text:span text:style-name="T7">2. </text:span><text:span text:style-name="T6">关闭飞行模式。</text:span></text:p>
            <text:p><text:span text:style-name="T7">3. </text:span><text:span text:style-name="T6">打开</text:span><text:span text:style-name="T7">SSID</text:span><text:span text:style-name="T6">是</text:span><text:span text:style-name="T7">CMCC</text:span><text:span text:style-name="T6">的</text:span><text:span text:style-name="T7">AP1</text:span><text:span text:style-name="T6">（默认信任接入点）。</text:span><text:span text:style-name="T7"> <text:s text:c="37"/></text:span></text:p>
            <text:p><text:span text:style-name="T7">4. </text:span><text:span text:style-name="T6">打开</text:span><text:span text:style-name="T7">SSID</text:span><text:span text:style-name="T6">是</text:span><text:span text:style-name="T7">CMCC-EDU</text:span><text:span text:style-name="T6">的</text:span><text:span text:style-name="T7">AP2</text:span><text:span text:style-name="T6">（默认信任接入点）；</text:span></text:p>
            <text:p><text:span text:style-name="T7">5. </text:span><text:span text:style-name="T6">打开</text:span><text:span text:style-name="T7">SSID</text:span><text:span text:style-name="T6">不是</text:span><text:span text:style-name="T7">CMCC</text:span><text:span text:style-name="T6">的</text:span><text:span text:style-name="T7">AP3</text:span><text:span text:style-name="T6">（未知接入点）采用共享密钥鉴权</text:span></text:p>
            <text:p><text:span text:style-name="T6"/></text:p>
          </table:table-cell>
          <table:table-cell table:style-name="ce58" office:value-type="string">
            <text:p>1. <text:span text:style-name="T6">进入</text:span><text:span text:style-name="T7">WLAN</text:span><text:span text:style-name="T6">接入点列表界面；</text:span></text:p>
            <text:p><text:span text:style-name="T7">2. </text:span><text:span text:style-name="T6">查看默认信任接入点，是否允许被删除；</text:span></text:p>
            <text:p><text:span text:style-name="T7">3. </text:span><text:span text:style-name="T6">手动连接</text:span><text:span text:style-name="T7">AP3</text:span><text:span text:style-name="T6">，并输入密钥；</text:span></text:p>
            <text:p><text:span text:style-name="T7">4. </text:span><text:span text:style-name="T6">看</text:span><text:span text:style-name="T7">AP3</text:span><text:span text:style-name="T6">信息包括用户输入的密钥是否能够保存；</text:span></text:p>
            <text:p><text:span text:style-name="T7">5. </text:span><text:span text:style-name="T6">断开连接；</text:span></text:p>
            <text:p><text:span text:style-name="T7">6. </text:span><text:span text:style-name="T6">手动连接</text:span><text:span text:style-name="T7">AP3</text:span><text:span text:style-name="T6">，看是否需要再次输入密钥；</text:span></text:p>
            <text:p><text:span text:style-name="T7">7. </text:span><text:span text:style-name="T6">选择信任接入点，看是否可以修改和删除</text:span><text:span text:style-name="T7">AP3</text:span><text:span text:style-name="T6">的接入点信息；</text:span></text:p>
            <text:p><text:span text:style-name="T6"/></text:p>
            <text:p><text:span text:style-name="T6"/></text:p>
          </table:table-cell>
          <table:table-cell table:style-name="ce58" office:value-type="string">
            <text:p>1. <text:span text:style-name="T6">在步骤</text:span><text:span text:style-name="T7">2</text:span><text:span text:style-name="T6">中，</text:span><text:span text:style-name="T7">ssid</text:span><text:span text:style-name="T6">为</text:span><text:span text:style-name="T7">CMCC</text:span><text:span text:style-name="T6">的接入点不允许删除；</text:span></text:p>
            <text:p><text:span text:style-name="T7">2. </text:span><text:span text:style-name="T6">在步骤</text:span><text:span text:style-name="T7">3</text:span><text:span text:style-name="T6">中，用户应能成功接入</text:span><text:span text:style-name="T7">AP3</text:span><text:span text:style-name="T6">；</text:span></text:p>
            <text:p><text:span text:style-name="T7">3. </text:span><text:span text:style-name="T6">在步骤</text:span><text:span text:style-name="T7">4</text:span><text:span text:style-name="T6">中，</text:span><text:span text:style-name="T7"> </text:span><text:span text:style-name="T7">AP3</text:span><text:span text:style-name="T6">信息包括用户输入的密钥应该能够保存；</text:span></text:p>
            <text:p><text:span text:style-name="T7">4. </text:span><text:span text:style-name="T6">在步骤</text:span><text:span text:style-name="T7">6</text:span><text:span text:style-name="T6">中，应该无需再次输入密钥；</text:span></text:p>
            <text:p><text:span text:style-name="T7">5. </text:span><text:span text:style-name="T6">在步骤</text:span><text:span text:style-name="T7">7</text:span><text:span text:style-name="T6">中，用户自定义的接入点应该允许用户修改和删除；</text:span></text:p>
            <text:p><text:span text:style-name="T6"/></text:p>
            <text:p><text:span text:style-name="T6"/></text:p>
            <text:p><text:span text:style-name="T6"/></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157" office:value-type="string">
            <text:p>1.<text:span text:style-name="T6">操作浏览器相应菜单，对历史记录进行“清空”操作，以及“删除单条”</text:span><text:span text:style-name="T10">或</text:span><text:span text:style-name="T6">“删除当天”操作，检查操作是否有效</text:span></text:p>
            <text:p><text:span text:style-name="T13">2.</text:span><text:span text:style-name="T6">浏览器可保存至少</text:span><text:span text:style-name="T13">30</text:span><text:span text:style-name="T6">条历史记录</text:span></text:p>
          </table:table-cell>
          <table:table-cell table:style-name="ce52" table:number-columns-repeated="2"/>
          <table:table-cell table:style-name="ce162"/>
          <table:table-cell table:style-name="ce69"/>
          <table:table-cell table:style-name="ce52" table:number-columns-repeated="2"/>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5">
            <text:p>3.5 </text:p>
          </table:table-cell>
          <table:table-cell table:style-name="ce35" office:value-type="string">
            <text:p>TS-WLAN-FUNC-APMESSAGEMA-000003</text:p>
          </table:table-cell>
          <table:table-cell table:style-name="ce35"/>
          <table:table-cell table:style-name="ce57" office:value-type="string">
            <text:p>WLAN<text:span text:style-name="T4">接入点信息显示</text:span></text:p>
          </table:table-cell>
          <table:table-cell table:style-name="ce57" office:value-type="string">
            <text:p>测试终端<text:span text:style-name="T5">WLAN</text:span><text:span text:style-name="T4">对接入点的信息显示</text:span></text:p>
          </table:table-cell>
          <table:table-cell table:style-name="ce57" office:value-type="string">
            <text:p>1. <text:span text:style-name="T4">终端</text:span><text:span text:style-name="T5">WLAN</text:span><text:span text:style-name="T4">通信开关已经正常打开。</text:span><text:span text:style-name="T5"> </text:span></text:p>
            <text:p><text:span text:style-name="T5">2. </text:span><text:span text:style-name="T4">关闭飞行模式。</text:span></text:p>
            <text:p><text:span text:style-name="T5">3. </text:span><text:span text:style-name="T4">打开</text:span><text:span text:style-name="T5">SSID</text:span><text:span text:style-name="T4">不是</text:span><text:span text:style-name="T5">CMCC</text:span><text:span text:style-name="T4">的</text:span><text:span text:style-name="T5">AP1</text:span></text:p>
            <text:p><text:span text:style-name="T5"/></text:p>
            <text:p><text:span text:style-name="T5"/></text:p>
          </table:table-cell>
          <table:table-cell table:style-name="ce57" office:value-type="string">
            <text:p>1. <text:span text:style-name="T4">进入</text:span><text:span text:style-name="T5">WLAN</text:span><text:span text:style-name="T4">接入点列表界面；</text:span></text:p>
            <text:p><text:span text:style-name="T5">2. </text:span><text:span text:style-name="T4">看终端是否支持查看接入点的详情；</text:span></text:p>
            <text:p><text:span text:style-name="T5">3. </text:span><text:span text:style-name="T4">看终端是否可以显示接入点的</text:span><text:span text:style-name="T5">SSID</text:span><text:span text:style-name="T4">、信号强度（图形方式）、加密方式等信息；</text:span></text:p>
            <text:p><text:span text:style-name="T4"/></text:p>
            <text:p><text:span text:style-name="T4"/></text:p>
          </table:table-cell>
          <table:table-cell table:style-name="ce57" office:value-type="string">
            <text:p>1. <text:span text:style-name="T4">在步骤</text:span><text:span text:style-name="T5">2</text:span><text:span text:style-name="T4">中，终端应该提供操作支持查看接入点的详情；</text:span><text:span text:style-name="T5"> </text:span></text:p>
            <text:p><text:span text:style-name="T5">2. </text:span><text:span text:style-name="T4">在步骤</text:span><text:span text:style-name="T5">3</text:span><text:span text:style-name="T4">中，接入点的详情信息中至少包括接入点的</text:span><text:span text:style-name="T5">SSID</text:span><text:span text:style-name="T4">、信号强度（以图形方式显示）、加密方式等信息；</text:span></text:p>
            <text:p><text:span text:style-name="T4"/></text:p>
            <text:p><text:span text:style-name="T4"/></text:p>
            <text:p><text:span text:style-name="T4"/></text:p>
            <text:p><text:span text:style-name="T4"/></text:p>
          </table:table-cell>
          <table:table-cell table:style-name="ce114"/>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number-columns-repeated="9"/>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6">
            <text:p>3.6 </text:p>
          </table:table-cell>
          <table:table-cell table:style-name="ce35" office:value-type="string">
            <text:p>TS-WLAN-FUNC-MESSAGECHECK-000001<text:span text:style-name="T4">、</text:span><text:span text:style-name="T5">TS-WLAN-UI-000003</text:span></text:p>
          </table:table-cell>
          <table:table-cell table:style-name="ce35"/>
          <table:table-cell table:style-name="ce57" office:value-type="string">
            <text:p>本机属性的查询</text:p>
          </table:table-cell>
          <table:table-cell table:style-name="ce57" office:value-type="string">
            <text:p>测试终端本机属性是否可以查询。</text:p>
          </table:table-cell>
          <table:table-cell table:style-name="ce61" office:value-type="string">
            <text:p>1. <text:span text:style-name="T6">终端</text:span><text:span text:style-name="T7">WLAN</text:span><text:span text:style-name="T6">通信开关已经正常打开。</text:span></text:p>
            <text:p><text:span text:style-name="T7">2. </text:span><text:span text:style-name="T6">打开无加密要求和鉴权要求的</text:span><text:span text:style-name="T7">AP</text:span><text:span text:style-name="T6">。</text:span></text:p>
            <text:p><text:span text:style-name="T6"/></text:p>
            <text:p><text:span text:style-name="T6"/></text:p>
          </table:table-cell>
          <table:table-cell table:style-name="ce61" office:value-type="string">
            <text:p>1. <text:span text:style-name="T6">查看终端的</text:span><text:span text:style-name="T7">MAC</text:span><text:span text:style-name="T6">地址是否显示；</text:span></text:p>
            <text:p><text:span text:style-name="T7">2. </text:span><text:span text:style-name="T6">终端关联</text:span><text:span text:style-name="T7">AP</text:span><text:span text:style-name="T6">。</text:span></text:p>
            <text:p><text:span text:style-name="T7">3. </text:span><text:span text:style-name="T6">查看终端当前的</text:span><text:span text:style-name="T7">IP</text:span><text:span text:style-name="T6">地址、子网掩码、网关。</text:span></text:p>
            <text:p><text:span text:style-name="T6"/></text:p>
          </table:table-cell>
          <table:table-cell table:style-name="ce61" office:value-type="string">
            <text:p>1. <text:span text:style-name="T6">在步骤</text:span><text:span text:style-name="T7">1</text:span><text:span text:style-name="T6">中，</text:span><text:span text:style-name="T7">MAC</text:span><text:span text:style-name="T6">地址可以正常显示；</text:span></text:p>
            <text:p><text:span text:style-name="T7">2. </text:span><text:span text:style-name="T6">在步骤</text:span><text:span text:style-name="T7">3</text:span><text:span text:style-name="T6">中，终端能正常显示当前的</text:span><text:span text:style-name="T7">IP</text:span><text:span text:style-name="T6">地址、子网掩码、网关。</text:span></text:p>
            <text:p><text:span text:style-name="T6"/></text:p>
            <text:p><text:span text:style-name="T6"/></text:p>
          </table:table-cell>
          <table:table-cell table:style-name="ce110"/>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157"/>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7">
            <text:p>3.7 </text:p>
          </table:table-cell>
          <table:table-cell table:style-name="ce35" office:value-type="string">
            <text:p>TS-WLAN-FUNC-MESSAGECHECK-000002</text:p>
          </table:table-cell>
          <table:table-cell table:style-name="ce35"/>
          <table:table-cell table:style-name="ce57" office:value-type="string">
            <text:p>本机属性的修改</text:p>
          </table:table-cell>
          <table:table-cell table:style-name="ce57" office:value-type="string">
            <text:p>测试终端本机属性的修改功能</text:p>
          </table:table-cell>
          <table:table-cell table:style-name="ce61" office:value-type="string">
            <text:p>1. <text:span text:style-name="T6">终端</text:span><text:span text:style-name="T7">WLAN</text:span><text:span text:style-name="T6">通信开关已经正常打开。</text:span></text:p>
            <text:p><text:span text:style-name="T7">2. </text:span><text:span text:style-name="T6">打开支持静态密码分配的</text:span><text:span text:style-name="T7">WLAN</text:span><text:span text:style-name="T6">网络设备。</text:span></text:p>
            <text:p><text:span text:style-name="T6"/></text:p>
            <text:p><text:span text:style-name="T6"/></text:p>
            <text:p><text:span text:style-name="T6"/></text:p>
            <text:p><text:span text:style-name="T6"/></text:p>
          </table:table-cell>
          <table:table-cell table:style-name="ce61" office:value-type="string">
            <text:p>1. <text:span text:style-name="T6">设置静态</text:span><text:span text:style-name="T7">IP</text:span><text:span text:style-name="T6">地址、子网掩码、网关地址；</text:span></text:p>
            <text:p><text:span text:style-name="T7">2. </text:span><text:span text:style-name="T6">保存静态</text:span><text:span text:style-name="T7">IP</text:span><text:span text:style-name="T6">地址、子网掩码、网关地址；</text:span></text:p>
            <text:p><text:span text:style-name="T7">3. </text:span><text:span text:style-name="T6">关联</text:span><text:span text:style-name="T7">AP</text:span><text:span text:style-name="T6">。</text:span></text:p>
            <text:p><text:span text:style-name="T6"/></text:p>
          </table:table-cell>
          <table:table-cell table:style-name="ce61" office:value-type="string">
            <text:p>1. <text:span text:style-name="T6">在步骤</text:span><text:span text:style-name="T7">1</text:span><text:span text:style-name="T6">中，支持静态</text:span><text:span text:style-name="T7">IP</text:span><text:span text:style-name="T6">地址、子网掩码、网关地址设置；</text:span></text:p>
            <text:p><text:span text:style-name="T7">2. </text:span><text:span text:style-name="T6">在步骤</text:span><text:span text:style-name="T7">3</text:span><text:span text:style-name="T6">中，能成功关联</text:span><text:span text:style-name="T7">AP </text:span><text:span text:style-name="T6">，并正常上网。</text:span></text:p>
            <text:p><text:span text:style-name="T6"/></text:p>
            <text:p><text:span text:style-name="T6"/></text:p>
            <text:p><text:span text:style-name="T6"/></text:p>
          </table:table-cell>
          <table:table-cell table:style-name="ce110"/>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157"/>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8">
            <text:p>3.8 </text:p>
          </table:table-cell>
          <table:table-cell table:style-name="ce33" office:value-type="string">
            <text:p>TS-WLAN-FUNC-SCAN-BASE-000001<text:span text:style-name="T6">、</text:span><text:span text:style-name="T7">TS-WLAN-FUNC-MESSAGECHECK-000003</text:span><text:span text:style-name="T6">、</text:span><text:span text:style-name="T7">TS-WLAN-FUNC-SCAN-AUTO-000001</text:span><text:span text:style-name="T6">、</text:span><text:span text:style-name="T7">TS-WLAN-FUNC-SCAN-AUTO-000002</text:span></text:p>
          </table:table-cell>
          <table:table-cell table:style-name="ce33"/>
          <table:table-cell table:style-name="ce58" office:value-type="string">
            <text:p>自动搜索</text:p>
          </table:table-cell>
          <table:table-cell table:style-name="ce58" office:value-type="string">
            <text:p>测试终端<text:span text:style-name="T7">WLAN</text:span><text:span text:style-name="T6">对接入点的基本搜索功能</text:span></text:p>
          </table:table-cell>
          <table:table-cell table:style-name="ce58" office:value-type="string">
            <text:p>1. <text:span text:style-name="T6">终端</text:span><text:span text:style-name="T7">WLAN</text:span><text:span text:style-name="T6">通信开关已经正常打开。</text:span><text:span text:style-name="T7"> </text:span></text:p>
            <text:p><text:span text:style-name="T7">2. </text:span><text:span text:style-name="T6">打开</text:span><text:span text:style-name="T7">SSID</text:span><text:span text:style-name="T6">是</text:span><text:span text:style-name="T7">CMCC</text:span><text:span text:style-name="T6">的</text:span><text:span text:style-name="T7">AP1</text:span><text:span text:style-name="T6">。</text:span></text:p>
            <text:p><text:span text:style-name="T7">3. </text:span><text:span text:style-name="T6">打开</text:span><text:span text:style-name="T7">SSID</text:span><text:span text:style-name="T6">不是</text:span><text:span text:style-name="T7">CMCC/CMCC-EDU</text:span><text:span text:style-name="T6">的</text:span><text:span text:style-name="T7">AP2(</text:span><text:span text:style-name="T6">自定义信任接入点</text:span><text:span text:style-name="T7">)</text:span></text:p>
            <text:p><text:span text:style-name="T7"/></text:p>
          </table:table-cell>
          <table:table-cell table:style-name="ce58" office:value-type="string">
            <text:p>1. <text:span text:style-name="T6">进入</text:span><text:span text:style-name="T7">WLAN</text:span><text:span text:style-name="T6">接入点列表界面；</text:span></text:p>
            <text:p><text:span text:style-name="T7">2. </text:span><text:span text:style-name="T6">看终端搜索到的可用</text:span><text:span text:style-name="T7">AP</text:span><text:span text:style-name="T6">中是否包含</text:span><text:span text:style-name="T7">AP1</text:span><text:span text:style-name="T6">、</text:span><text:span text:style-name="T7">AP2</text:span><text:span text:style-name="T6">；</text:span></text:p>
            <text:p><text:span text:style-name="T7">3. </text:span><text:span text:style-name="T6">关闭</text:span><text:span text:style-name="T7">AP1</text:span></text:p>
            <text:p><text:span text:style-name="T7">4. </text:span><text:span text:style-name="T6">一段时间后，看终端搜索到的可用</text:span><text:span text:style-name="T7">AP</text:span><text:span text:style-name="T6">中是否只包含</text:span><text:span text:style-name="T7">AP2</text:span><text:span text:style-name="T6">；</text:span></text:p>
            <text:p><text:span text:style-name="T7">5. </text:span><text:span text:style-name="T6">关闭</text:span><text:span text:style-name="T7">WLAN</text:span><text:span text:style-name="T6">通信功能，看终端是否停止自动搜索功能；</text:span></text:p>
            <text:p><text:span text:style-name="T6"/></text:p>
          </table:table-cell>
          <table:table-cell table:style-name="ce58" office:value-type="string">
            <text:p>1. <text:span text:style-name="T6">在步骤</text:span><text:span text:style-name="T7">2</text:span><text:span text:style-name="T6">中，终端搜索到的可用</text:span><text:span text:style-name="T7">AP</text:span><text:span text:style-name="T6">中包含</text:span><text:span text:style-name="T7"> </text:span><text:span text:style-name="T7">AP1</text:span><text:span text:style-name="T6">、</text:span><text:span text:style-name="T7">AP2</text:span><text:span text:style-name="T6">；</text:span><text:span text:style-name="T7"> </text:span></text:p>
            <text:p><text:span text:style-name="T7">2. </text:span><text:span text:style-name="T6">在步骤</text:span><text:span text:style-name="T7">4</text:span><text:span text:style-name="T6">中，终端搜索到的可用</text:span><text:span text:style-name="T7">AP</text:span><text:span text:style-name="T6">中只包含</text:span><text:span text:style-name="T7"> </text:span><text:span text:style-name="T7">AP2</text:span><text:span text:style-name="T6">；</text:span></text:p>
            <text:p><text:span text:style-name="T7">3. </text:span><text:span text:style-name="T6">在步骤</text:span><text:span text:style-name="T7">5</text:span><text:span text:style-name="T6">中，终端应该能够在关闭</text:span><text:span text:style-name="T7">WLAN</text:span><text:span text:style-name="T6">通信功能后停止自动搜索功能</text:span></text:p>
            <text:p><text:span text:style-name="T6"/></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157"/>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8" office:value-type="float" office:value="3.9">
            <text:p>3.9 </text:p>
          </table:table-cell>
          <table:table-cell table:style-name="ce35" office:value-type="string">
            <text:p>TS-WLAN-FUNC-SCAN-MANUAL-000002<text:span text:style-name="T4">、</text:span><text:span text:style-name="T5">TS-WLAN-FUNC-SCAN-AUTO-000001</text:span><text:span text:style-name="T4">、</text:span><text:span text:style-name="T5">TS-WLAN-UI-000003</text:span></text:p>
          </table:table-cell>
          <table:table-cell table:style-name="ce35"/>
          <table:table-cell table:style-name="ce61" office:value-type="string">
            <text:p>手动搜索</text:p>
          </table:table-cell>
          <table:table-cell table:style-name="ce57" office:value-type="string">
            <text:p>测试终端<text:span text:style-name="T5">WLAN</text:span><text:span text:style-name="T4">对接入点的手动搜索功能</text:span></text:p>
          </table:table-cell>
          <table:table-cell table:style-name="ce57" office:value-type="string">
            <text:p>1. <text:span text:style-name="T4">终端</text:span><text:span text:style-name="T5">WLAN</text:span><text:span text:style-name="T4">通信开关处于开启状态。</text:span><text:span text:style-name="T5"> </text:span></text:p>
            <text:p><text:span text:style-name="T5">2. </text:span><text:span text:style-name="T4">关闭终端飞行模式。</text:span></text:p>
            <text:p><text:span text:style-name="T5">3. </text:span><text:span text:style-name="T4">打开</text:span><text:span text:style-name="T5">AP1</text:span><text:span text:style-name="T4">，将其</text:span><text:span text:style-name="T5">ssid</text:span><text:span text:style-name="T4">设置为隐藏；</text:span></text:p>
            <text:p><text:span text:style-name="T4"/></text:p>
          </table:table-cell>
          <table:table-cell table:style-name="ce61" office:value-type="string">
            <text:p>1. <text:span text:style-name="T6">发起手动搜索；</text:span><text:span text:style-name="T7"> </text:span></text:p>
            <text:p><text:span text:style-name="T7">2. </text:span><text:span text:style-name="T6">看终端能否支持输入或配置</text:span><text:span text:style-name="T7">AP1</text:span><text:span text:style-name="T6">的</text:span><text:span text:style-name="T7">ssid</text:span><text:span text:style-name="T6">信息，并搜索到</text:span><text:span text:style-name="T7">AP1</text:span><text:span text:style-name="T6">的接入点；</text:span></text:p>
            <text:p><text:span text:style-name="T6"/></text:p>
          </table:table-cell>
          <table:table-cell table:style-name="ce61" office:value-type="string">
            <text:p>1. <text:span text:style-name="T6">在步骤</text:span><text:span text:style-name="T7">2</text:span><text:span text:style-name="T6">中，终端应该能够搜索到隐藏</text:span><text:span text:style-name="T7">ssid</text:span><text:span text:style-name="T6">的</text:span><text:span text:style-name="T7">AP1</text:span><text:span text:style-name="T6">。</text:span></text:p>
          </table:table-cell>
          <table:table-cell table:style-name="ce115" office:value-type="string">
            <text:p><text:span text:style-name="T4">以下两种方式都算通过：</text:span></text:p>
            <text:p><text:span text:style-name="T5">1. </text:span><text:span text:style-name="T4">搜索到隐藏接入点后，再由用户选择连接；</text:span><text:span text:style-name="T5"> </text:span></text:p>
            <text:p><text:span text:style-name="T5">2. </text:span><text:span text:style-name="T4">直接选择连接隐藏接入点，即搜索到隐藏接入点后自动连接该接入点。</text:span></text:p>
            <text:p><text:span text:style-name="T4"/></text:p>
          </table:table-cell>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157"/>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
            <text:p>3.10 </text:p>
          </table:table-cell>
          <table:table-cell table:style-name="ce35" office:value-type="string">
            <text:p>TS-WLAN-FUNC-CONNECT-AUTO-000001<text:span text:style-name="T4">、</text:span><text:span text:style-name="T5">TS-WLAN-FUNC-CONNECT-AUTO-000002</text:span></text:p>
          </table:table-cell>
          <table:table-cell table:style-name="ce35"/>
          <table:table-cell table:style-name="ce57" office:value-type="string">
            <text:p>自动连接</text:p>
          </table:table-cell>
          <table:table-cell table:style-name="ce57" office:value-type="string">
            <text:p>测试终端对<text:span text:style-name="T5">WLAN</text:span><text:span text:style-name="T4">的自动连接功能</text:span></text:p>
          </table:table-cell>
          <table:table-cell table:style-name="ce57" office:value-type="string">
            <text:p>1. <text:span text:style-name="T4">打开</text:span><text:span text:style-name="T5">SSID</text:span><text:span text:style-name="T4">不是</text:span><text:span text:style-name="T5">CMCC/CMCC-EDU</text:span><text:span text:style-name="T4">的</text:span><text:span text:style-name="T5">AP1</text:span><text:span text:style-name="T4">（自定义信任接入点）。</text:span></text:p>
            <text:p><text:span text:style-name="T5">2. </text:span><text:span text:style-name="T4">打开</text:span><text:span text:style-name="T5">SSID</text:span><text:span text:style-name="T4">不是</text:span><text:span text:style-name="T5">CMCC/CMCC-EDU</text:span><text:span text:style-name="T4">的</text:span><text:span text:style-name="T5">AP2</text:span><text:span text:style-name="T4">（未知接入点）</text:span></text:p>
            <text:p><text:span text:style-name="T4"/></text:p>
          </table:table-cell>
          <table:table-cell table:style-name="ce57" office:value-type="string">
            <text:p>1. <text:span text:style-name="T4">执行一次自动接入；</text:span></text:p>
            <text:p><text:span text:style-name="T5">2. </text:span><text:span text:style-name="T4">看终端是否接入</text:span><text:span text:style-name="T5">AP1</text:span><text:span text:style-name="T4">；</text:span></text:p>
            <text:p><text:span text:style-name="T5">3. </text:span><text:span text:style-name="T4">关闭</text:span><text:span text:style-name="T5">AP1</text:span><text:span text:style-name="T4">后，执行一次自动接入；</text:span></text:p>
            <text:p><text:span text:style-name="T5">4. </text:span><text:span text:style-name="T4">看终端是否接入</text:span><text:span text:style-name="T5">AP2</text:span><text:span text:style-name="T4">；</text:span></text:p>
            <text:p><text:span text:style-name="T5"/></text:p>
          </table:table-cell>
          <table:table-cell table:style-name="ce57" office:value-type="string">
            <text:p>1. <text:span text:style-name="T4">在步骤</text:span><text:span text:style-name="T5">2</text:span><text:span text:style-name="T4">中，终端应该自动连接</text:span><text:span text:style-name="T5">AP1</text:span><text:span text:style-name="T4">；</text:span></text:p>
            <text:p><text:span text:style-name="T5">2. </text:span><text:span text:style-name="T4">在步骤</text:span><text:span text:style-name="T5">4</text:span><text:span text:style-name="T4">中，终端没有自动连接</text:span><text:span text:style-name="T5">AP2</text:span><text:span text:style-name="T4">；</text:span></text:p>
            <text:p><text:span text:style-name="T4"/></text:p>
            <text:p><text:span text:style-name="T4"/></text:p>
          </table:table-cell>
          <table:table-cell table:style-name="ce116"/>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157"/>
          <table:table-cell table:style-name="ce52" table:number-columns-repeated="6"/>
          <table:table-cell/>
          <table:table-cell table:style-name="ce127" table:content-validation-name="val2" office:value-type="string">
            <text:p>M</text:p>
          </table:table-cell>
          <table:table-cell table:number-columns-repeated="5" table:style-name="ce35"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35"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1">
            <text:p>3.11 </text:p>
          </table:table-cell>
          <table:table-cell table:style-name="ce35" office:value-type="string">
            <text:p>TS-WLAN-FUNC-CONNECT-AUTO-000004</text:p>
          </table:table-cell>
          <table:table-cell table:style-name="ce35"/>
          <table:table-cell table:style-name="ce57" office:value-type="string">
            <text:p>自动连接开关</text:p>
          </table:table-cell>
          <table:table-cell table:style-name="ce57" office:value-type="string">
            <text:p>测试终端对WLAN的自动连接开关功能</text:p>
          </table:table-cell>
          <table:table-cell table:style-name="ce57" office:value-type="string">
            <text:p>1. <text:span text:style-name="T4">终端</text:span><text:span text:style-name="T5">WLAN</text:span><text:span text:style-name="T4">通信开关关闭；</text:span></text:p>
            <text:p><text:span text:style-name="T5">2. </text:span><text:span text:style-name="T4">打开</text:span><text:span text:style-name="T5">SSID</text:span><text:span text:style-name="T4">不是</text:span><text:span text:style-name="T5">CMCC/CMCC-EUD</text:span><text:span text:style-name="T4">的</text:span><text:span text:style-name="T5">AP1</text:span><text:span text:style-name="T4">（自定义信任接入点）；</text:span></text:p>
            <text:p><text:span text:style-name="T4"/></text:p>
            <text:p><text:span text:style-name="T4"/></text:p>
          </table:table-cell>
          <table:table-cell table:style-name="ce57" office:value-type="string">
            <text:p>1. <text:span text:style-name="T4">关闭自动连接开关；</text:span></text:p>
            <text:p><text:span text:style-name="T5">2. </text:span><text:span text:style-name="T4">开启</text:span><text:span text:style-name="T5">WLAN</text:span><text:span text:style-name="T4">通信模块；</text:span></text:p>
            <text:p><text:span text:style-name="T5">3. </text:span><text:span text:style-name="T4">看终端是否自动连接</text:span><text:span text:style-name="T5">AP1</text:span><text:span text:style-name="T4">；</text:span></text:p>
            <text:p><text:span text:style-name="T5">4. </text:span><text:span text:style-name="T4">开启自动连接开关；</text:span></text:p>
            <text:p><text:span text:style-name="T5">5. </text:span><text:span text:style-name="T4">看终端是否自动连接</text:span><text:span text:style-name="T5">AP1</text:span><text:span text:style-name="T4">；</text:span></text:p>
            <text:p><text:span text:style-name="T4"/></text:p>
          </table:table-cell>
          <table:table-cell table:style-name="ce57" office:value-type="string">
            <text:p>1. <text:span text:style-name="T4">在步骤</text:span><text:span text:style-name="T5">3</text:span><text:span text:style-name="T4">中，终端应该不自动连接</text:span><text:span text:style-name="T5">AP1</text:span><text:span text:style-name="T4">；</text:span></text:p>
            <text:p><text:span text:style-name="T5">2. </text:span><text:span text:style-name="T4">在步骤</text:span><text:span text:style-name="T5">5</text:span><text:span text:style-name="T4">中，终端应该自动连接</text:span><text:span text:style-name="T5">AP1</text:span><text:span text:style-name="T4">。</text:span></text:p>
            <text:p><text:span text:style-name="T4"/></text:p>
          </table:table-cell>
          <table:table-cell table:style-name="ce116"/>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4" table:number-columns-repeated="18"/>
          <table:table-cell table:number-columns-repeated="975"/>
        </table:table-row>
        <table:table-row table:style-name="ro7">
          <table:table-cell table:style-name="ce9" office:value-type="float" office:value="3.12">
            <text:p>3.12 </text:p>
          </table:table-cell>
          <table:table-cell table:style-name="ce35" office:value-type="string">
            <text:p>TS-WLAN-FUNC-CONNECT-MANUAL-000001</text:p>
          </table:table-cell>
          <table:table-cell table:style-name="ce35"/>
          <table:table-cell table:style-name="ce57" office:value-type="string">
            <text:p>手动连接</text:p>
          </table:table-cell>
          <table:table-cell table:style-name="ce57" office:value-type="string">
            <text:p>测试终端对<text:span text:style-name="T5">WLAN</text:span><text:span text:style-name="T4">的手动连接功能</text:span></text:p>
          </table:table-cell>
          <table:table-cell table:style-name="ce57" office:value-type="string">
            <text:p>1. <text:span text:style-name="T4">终端</text:span><text:span text:style-name="T5">WLAN</text:span><text:span text:style-name="T4">通信开关已经正常打开。</text:span><text:span text:style-name="T5"> </text:span></text:p>
            <text:p><text:span text:style-name="T5"/></text:p>
            <text:p><text:span text:style-name="T5">2. </text:span><text:span text:style-name="T4">打开</text:span><text:span text:style-name="T5">SSID</text:span><text:span text:style-name="T4">不是</text:span><text:span text:style-name="T5">CMCC/CMCC-EDU</text:span><text:span text:style-name="T4">的</text:span><text:span text:style-name="T5">AP1</text:span><text:span text:style-name="T4">（未知接入点），</text:span><text:span text:style-name="T5">AP1</text:span><text:span text:style-name="T4">为非开放模式，且连接</text:span><text:span text:style-name="T5">AP1</text:span><text:span text:style-name="T4">后无需</text:span><text:span text:style-name="T5">PORTAL</text:span><text:span text:style-name="T4">认证或设置代理就能连接公网。</text:span></text:p>
            <text:p><text:span text:style-name="T4"/></text:p>
          </table:table-cell>
          <table:table-cell table:style-name="ce57" office:value-type="string">
            <text:p>1. <text:span text:style-name="T4">进入</text:span><text:span text:style-name="T5">WLAN</text:span><text:span text:style-name="T4">界面</text:span></text:p>
            <text:p><text:span text:style-name="T5">2. </text:span><text:span text:style-name="T4">看终端是否允许用户在已搜索到的接入点列表中选择接入点进行连接功能；</text:span></text:p>
            <text:p><text:span text:style-name="T5">3. </text:span><text:span text:style-name="T4">选择</text:span><text:span text:style-name="T5">AP1</text:span><text:span text:style-name="T4">接入，看终端是否提示用户输入密钥；</text:span></text:p>
            <text:p><text:span text:style-name="T5">4. </text:span><text:span text:style-name="T4">输入错误的密钥进行接入；</text:span></text:p>
            <text:p><text:span text:style-name="T5">5. </text:span><text:span text:style-name="T4">连接失败；</text:span></text:p>
            <text:p><text:span text:style-name="T5">6. </text:span><text:span text:style-name="T4">选择</text:span><text:span text:style-name="T5">AP1</text:span><text:span text:style-name="T4">接入，并输入正确的密钥进行接入</text:span></text:p>
            <text:p><text:span text:style-name="T5">7. </text:span><text:span text:style-name="T4">连接成功后，看终端是否能够添加</text:span><text:span text:style-name="T5">AP1</text:span><text:span text:style-name="T4">为自定义信任接入点并保存密钥。</text:span></text:p>
            <text:p><text:span text:style-name="T5">8. </text:span><text:span text:style-name="T4">选择</text:span><text:span text:style-name="T5">AP1</text:span><text:span text:style-name="T4">连接，看终端是否提示用户输入密钥；</text:span></text:p>
            <text:p><text:span text:style-name="T4"/></text:p>
            <text:p><text:span text:style-name="T4"/></text:p>
          </table:table-cell>
          <table:table-cell table:style-name="ce57" office:value-type="string">
            <text:p>1. <text:span text:style-name="T4">在步骤</text:span><text:span text:style-name="T5">2</text:span><text:span text:style-name="T4">中，终端应该允许用户在已搜索到的</text:span><text:span text:style-name="T5">WLAN</text:span><text:span text:style-name="T4">的</text:span><text:span text:style-name="T5">SSID</text:span><text:span text:style-name="T4">列表中选择</text:span><text:span text:style-name="T5">SSID</text:span><text:span text:style-name="T4">进行连接；</text:span><text:span text:style-name="T5"> <text:s text:c="29"/></text:span><text:span text:style-name="T5">2. </text:span><text:span text:style-name="T4">在步骤</text:span><text:span text:style-name="T5">3</text:span><text:span text:style-name="T4">中，终端提示用户输入密钥；</text:span></text:p>
            <text:p><text:span text:style-name="T5">3. </text:span><text:span text:style-name="T4">在步骤</text:span><text:span text:style-name="T5">7</text:span><text:span text:style-name="T4">中，连接成功后终端应该能够添加</text:span><text:span text:style-name="T5">AP1</text:span><text:span text:style-name="T4">并保存密钥。</text:span></text:p>
            <text:p><text:span text:style-name="T5">4. </text:span><text:span text:style-name="T4">在步骤</text:span><text:span text:style-name="T5">8</text:span><text:span text:style-name="T4">中，终端不提示用户输入密钥，并能成功连接</text:span><text:span text:style-name="T5">AP1</text:span><text:span text:style-name="T4">；</text:span></text:p>
            <text:p><text:span text:style-name="T4"/></text:p>
            <text:p><text:span text:style-name="T5"/></text:p>
          </table:table-cell>
          <table:table-cell table:style-name="ce116"/>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3">
            <text:p>3.13 </text:p>
          </table:table-cell>
          <table:table-cell table:style-name="ce35" office:value-type="string">
            <text:p>TS-WLAN-FUNC-CONNECT-RECONNECT-000001</text:p>
          </table:table-cell>
          <table:table-cell table:style-name="ce35"/>
          <table:table-cell table:style-name="ce57" office:value-type="string">
            <text:p>WLAN<text:span text:style-name="T4">重连接</text:span></text:p>
          </table:table-cell>
          <table:table-cell table:style-name="ce57" office:value-type="string">
            <text:p>在中国移动当前<text:span text:style-name="T8">WLAN</text:span><text:span text:style-name="T4">接入点被动断开的情况下，重连接到同一</text:span><text:span text:style-name="T8">SSID</text:span><text:span text:style-name="T4">下其他信号更好的中国移动</text:span><text:span text:style-name="T8">WLAN</text:span><text:span text:style-name="T4">接入点</text:span></text:p>
          </table:table-cell>
          <table:table-cell table:style-name="ce57" office:value-type="string">
            <text:p>1. <text:span text:style-name="T4">存在两个</text:span><text:span text:style-name="T5">SSID</text:span><text:span text:style-name="T4">为</text:span><text:span text:style-name="T5">CMCC</text:span><text:span text:style-name="T4">的接入点</text:span><text:span text:style-name="T5">AP1</text:span><text:span text:style-name="T4">、</text:span><text:span text:style-name="T5">AP2</text:span><text:span text:style-name="T4">；</text:span><text:span text:style-name="T5">(</text:span><text:span text:style-name="T4">默认信任接入点</text:span><text:span text:style-name="T5">)</text:span></text:p>
            <text:p><text:span text:style-name="T5">2. AP1</text:span><text:span text:style-name="T4">、</text:span><text:span text:style-name="T5">AP2</text:span><text:span text:style-name="T4">在同一个</text:span><text:span text:style-name="T5">AC</text:span><text:span text:style-name="T4">下。</text:span></text:p>
            <text:p><text:span text:style-name="T5">3. </text:span><text:span text:style-name="T4">终端天线口收到的</text:span><text:span text:style-name="T5">AP1</text:span><text:span text:style-name="T4">、</text:span><text:span text:style-name="T5">AP2</text:span><text:span text:style-name="T4">信号强度良好。</text:span></text:p>
            <text:p><text:span text:style-name="T4"/></text:p>
          </table:table-cell>
          <table:table-cell table:style-name="ce57" office:value-type="string">
            <text:p>1. <text:span text:style-name="T4">启动</text:span><text:span text:style-name="T5">WLAN</text:span><text:span text:style-name="T4">功能，连接</text:span><text:span text:style-name="T5">AP1</text:span><text:span text:style-name="T4">并下载文件；</text:span></text:p>
            <text:p><text:span text:style-name="T5">2. </text:span><text:span text:style-name="T4">减弱</text:span><text:span text:style-name="T5">AP1</text:span><text:span text:style-name="T4">信号，使终端被动断开；</text:span></text:p>
            <text:p><text:span text:style-name="T5">3. </text:span><text:span text:style-name="T4">查看文件下载是否继续；</text:span></text:p>
            <text:p><text:span text:style-name="T4"/></text:p>
          </table:table-cell>
          <table:table-cell table:style-name="ce57" office:value-type="string">
            <text:p>1.1. <text:span text:style-name="T4">在步骤</text:span><text:span text:style-name="T5">2</text:span><text:span text:style-name="T4">中，被动断开时，</text:span><text:span text:style-name="T5">AP1</text:span><text:span text:style-name="T4">信号强度低于</text:span><text:span text:style-name="T5">-85dbm</text:span><text:span text:style-name="T4">，终端自动连接到</text:span><text:span text:style-name="T5">AP2</text:span><text:span text:style-name="T4">；</text:span></text:p>
            <text:p><text:span text:style-name="T5">2. </text:span><text:span text:style-name="T4">在步骤</text:span><text:span text:style-name="T5">3</text:span><text:span text:style-name="T4">结束中，文件继续下载，不中断。</text:span></text:p>
            <text:p><text:span text:style-name="T4"/></text:p>
          </table:table-cell>
          <table:table-cell table:style-name="ce117"/>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4">
            <text:p>3.14 </text:p>
          </table:table-cell>
          <table:table-cell table:style-name="ce35" office:value-type="string">
            <text:p>TS-WLAN-FUNC-DISCONNECT-ACTIVE-000001</text:p>
          </table:table-cell>
          <table:table-cell table:style-name="ce35"/>
          <table:table-cell table:style-name="ce57" office:value-type="string">
            <text:p>主动断开</text:p>
          </table:table-cell>
          <table:table-cell table:style-name="ce57" office:value-type="string">
            <text:p>测试终端对<text:span text:style-name="T5">WLAN</text:span><text:span text:style-name="T4">的主动断开功能</text:span></text:p>
          </table:table-cell>
          <table:table-cell table:style-name="ce61" office:value-type="string">
            <text:p>1. <text:span text:style-name="T6">终端</text:span><text:span text:style-name="T7">WLAN</text:span><text:span text:style-name="T6">通信开关已经正常打开。</text:span><text:span text:style-name="T7"> </text:span></text:p>
            <text:p><text:span text:style-name="T7">2. </text:span><text:span text:style-name="T6">关闭飞行模式。</text:span></text:p>
            <text:p><text:span text:style-name="T7">3. </text:span><text:span text:style-name="T6">打开</text:span><text:span text:style-name="T7">SSID</text:span><text:span text:style-name="T6">不是</text:span><text:span text:style-name="T7">CMCC/CMCC-EDU</text:span><text:span text:style-name="T6">的</text:span><text:span text:style-name="T7">AP1</text:span></text:p>
            <text:p><text:span text:style-name="T7"/></text:p>
          </table:table-cell>
          <table:table-cell table:style-name="ce61" office:value-type="string">
            <text:p>1. <text:span text:style-name="T6">终端自动接入</text:span><text:span text:style-name="T7">AP1</text:span><text:span text:style-name="T6">成功；</text:span></text:p>
            <text:p><text:span text:style-name="T7">2. </text:span><text:span text:style-name="T6">执行断开连接操作。</text:span></text:p>
            <text:p><text:span text:style-name="T6"/></text:p>
          </table:table-cell>
          <table:table-cell table:style-name="ce61" office:value-type="string">
            <text:p>1. <text:span text:style-name="T6">终端应提供断开连接功能，并且执行断开连接操作后能断开和</text:span><text:span text:style-name="T7">AP1</text:span><text:span text:style-name="T6">的连接。</text:span></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5">
            <text:p>3.15 </text:p>
          </table:table-cell>
          <table:table-cell table:style-name="ce33" office:value-type="string">
            <text:p>TS-WLAN-FUNC-DISCONNECT-PASSIVE-000001<text:span text:style-name="T6">、</text:span><text:span text:style-name="T7">TS-WLAN-FUNC-DISCONNECT-PASSIVE-000002</text:span></text:p>
          </table:table-cell>
          <table:table-cell table:style-name="ce33"/>
          <table:table-cell table:style-name="ce58" office:value-type="string">
            <text:p>被动断开</text:p>
          </table:table-cell>
          <table:table-cell table:style-name="ce58" office:value-type="string">
            <text:p>测试终端对<text:span text:style-name="T7">WLAN</text:span><text:span text:style-name="T6">的被动断开功能</text:span></text:p>
          </table:table-cell>
          <table:table-cell table:style-name="ce58" office:value-type="string">
            <text:p><text:span text:style-name="T6"/></text:p>
            <text:p><text:span text:style-name="T7">1. </text:span><text:span text:style-name="T6">打开</text:span><text:span text:style-name="T7">SSID</text:span><text:span text:style-name="T6">是</text:span><text:span text:style-name="T7">CMCC</text:span><text:span text:style-name="T6">的</text:span><text:span text:style-name="T7">AP1</text:span><text:span text:style-name="T6">（默认信任接入点）。</text:span></text:p>
            <text:p><text:span text:style-name="T6"/></text:p>
          </table:table-cell>
          <table:table-cell table:style-name="ce58" office:value-type="string">
            <text:p>1. <text:span text:style-name="T6">进入</text:span><text:span text:style-name="T7">WLAN</text:span><text:span text:style-name="T6">界面；</text:span></text:p>
            <text:p><text:span text:style-name="T7">2. </text:span><text:span text:style-name="T6">连接</text:span><text:span text:style-name="T7">AP1</text:span><text:span text:style-name="T6">，然后远离</text:span><text:span text:style-name="T7">AP1</text:span><text:span text:style-name="T6">（或者降低</text:span><text:span text:style-name="T7">AP1</text:span><text:span text:style-name="T6">的信号强度），看</text:span><text:span text:style-name="T7">AP1</text:span><text:span text:style-name="T6">的连接是否能够断开；</text:span></text:p>
            <text:p><text:span text:style-name="T7">3. </text:span><text:span text:style-name="T6">获得终端断开连接时的信号强度；</text:span></text:p>
            <text:p><text:span text:style-name="T7">4. </text:span><text:span text:style-name="T6">断开后，看终端能否提示用户连接中断；</text:span></text:p>
            <text:p><text:span text:style-name="T6"/></text:p>
          </table:table-cell>
          <table:table-cell table:style-name="ce58" office:value-type="string">
            <text:p>1. <text:span text:style-name="T6">在步骤</text:span><text:span text:style-name="T7">2</text:span><text:span text:style-name="T6">中，终端应该能够正常断开已经连接的</text:span><text:span text:style-name="T7">AP1</text:span><text:span text:style-name="T6">；</text:span></text:p>
            <text:p><text:span text:style-name="T7">2. </text:span><text:span text:style-name="T6">在步骤</text:span><text:span text:style-name="T7">3</text:span><text:span text:style-name="T6">中，断开时</text:span><text:span text:style-name="T7">AP1</text:span><text:span text:style-name="T6">的信号强度应小于</text:span><text:span text:style-name="T7">-85dbm</text:span><text:span text:style-name="T6">（此处要求的是天线口的信号强度）；</text:span></text:p>
            <text:p><text:span text:style-name="T7">3. </text:span><text:span text:style-name="T6">在步骤</text:span><text:span text:style-name="T7">4</text:span><text:span text:style-name="T6">中，终端应该能够通过文字提示或者图标告知用户连接中断；</text:span></text:p>
            <text:p><text:span text:style-name="T6"/></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6">
            <text:p>3.16 </text:p>
          </table:table-cell>
          <table:table-cell table:style-name="ce35" office:value-type="string">
            <text:p>TS-WLAN-FUNC-PROXY-000001</text:p>
          </table:table-cell>
          <table:table-cell table:style-name="ce35"/>
          <table:table-cell table:style-name="ce57" office:value-type="string">
            <text:p>http proxy<text:span text:style-name="T4">代理功能设置</text:span></text:p>
          </table:table-cell>
          <table:table-cell table:style-name="ce61" office:value-type="string">
            <text:p>终端应支持<text:span text:style-name="T7">http proxy</text:span><text:span text:style-name="T6">代理功能，并允许用户设置、取消</text:span><text:span text:style-name="T7">http proxy</text:span><text:span text:style-name="T6">代理；</text:span></text:p>
          </table:table-cell>
          <table:table-cell table:style-name="ce61" office:value-type="string">
            <text:p>1. <text:span text:style-name="T6">终端处于</text:span><text:span text:style-name="T7">WLAN</text:span><text:span text:style-name="T6">网络环境中；</text:span><text:span text:style-name="T7"> </text:span></text:p>
            <text:p><text:span text:style-name="T7">2. WLAN</text:span><text:span text:style-name="T6">网络中存在需要</text:span><text:span text:style-name="T7">http proxy</text:span><text:span text:style-name="T6">代理的无线网络；</text:span></text:p>
            <text:p><text:span text:style-name="T6"/></text:p>
          </table:table-cell>
          <table:table-cell table:style-name="ce61" office:value-type="string">
            <text:p>1. <text:span text:style-name="T6">启动</text:span><text:span text:style-name="T7">WLAN</text:span><text:span text:style-name="T6">网络，连接需要</text:span><text:span text:style-name="T7">http proxy</text:span><text:span text:style-name="T6">代理的无线网络；</text:span></text:p>
            <text:p><text:span text:style-name="T7">2. </text:span><text:span text:style-name="T6">启动浏览器，访问</text:span><text:span text:style-name="T7">internet</text:span><text:span text:style-name="T6">网页；</text:span></text:p>
            <text:p><text:span text:style-name="T7">3. </text:span><text:span text:style-name="T6">进入终端设置</text:span><text:span text:style-name="T7">http proxy</text:span><text:span text:style-name="T6">代理；</text:span></text:p>
            <text:p><text:span text:style-name="T7">4. </text:span><text:span text:style-name="T6">进入浏览器，继续访问</text:span><text:span text:style-name="T7">internet</text:span><text:span text:style-name="T6">网页；</text:span></text:p>
            <text:p><text:span text:style-name="T6"/></text:p>
          </table:table-cell>
          <table:table-cell table:style-name="ce61" office:value-type="string">
            <text:p>1. <text:span text:style-name="T6">在步骤</text:span><text:span text:style-name="T7">1</text:span><text:span text:style-name="T6">中，终端连接成功；</text:span></text:p>
            <text:p><text:span text:style-name="T7">2. </text:span><text:span text:style-name="T6">在步骤</text:span><text:span text:style-name="T7">2</text:span><text:span text:style-name="T6">中，终端访问</text:span><text:span text:style-name="T7">internet</text:span><text:span text:style-name="T6">失败；</text:span></text:p>
            <text:p><text:span text:style-name="T7">3. </text:span><text:span text:style-name="T6">在步骤</text:span><text:span text:style-name="T7">3</text:span><text:span text:style-name="T6">中，终端能正常设置</text:span><text:span text:style-name="T7">http proxy</text:span><text:span text:style-name="T6">代理；</text:span></text:p>
            <text:p><text:span text:style-name="T7"><text:s text:c="5"/></text:span><text:span text:style-name="T6">终端</text:span><text:span text:style-name="T7">http proxy</text:span><text:span text:style-name="T6">代理设置，以下两种情况任选其一都可以：</text:span></text:p>
            <text:p><text:span text:style-name="T7"><text:s text:c="8"/></text:span><text:span text:style-name="T7">1</text:span><text:span text:style-name="T6">、可以在浏览器中进行；</text:span></text:p>
            <text:p><text:span text:style-name="T7"><text:s text:c="8"/></text:span><text:span text:style-name="T7">2</text:span><text:span text:style-name="T6">、可以在网络设置模块中进行；</text:span></text:p>
            <text:p><text:span text:style-name="T7">4. </text:span><text:span text:style-name="T6">用户回到网页浏览界面，可以继续访问网页；</text:span></text:p>
            <text:p><text:span text:style-name="T6">说明：终端</text:span><text:span text:style-name="T7">http proxy</text:span><text:span text:style-name="T6">代理设置，以下两种情况任选其一都可以：</text:span></text:p>
            <text:p><text:span text:style-name="T7">1</text:span><text:span text:style-name="T6">、可以在浏览器中进行；</text:span></text:p>
            <text:p><text:span text:style-name="T7">2</text:span><text:span text:style-name="T6">、可以在网络设置模块中进行；</text:span></text:p>
          </table:table-cell>
          <table:table-cell table:style-name="ce118" office:value-type="string">
            <text:p>终端<text:span text:style-name="T5">http proxy</text:span><text:span text:style-name="T4">代理设置，以下两种情况任选其一都可以：</text:span></text:p>
            <text:p><text:span text:style-name="T5">1</text:span><text:span text:style-name="T4">、可以在浏览器中进行；</text:span></text:p>
            <text:p><text:span text:style-name="T5">2</text:span><text:span text:style-name="T4">、可以在网络设置模块中进行。</text:span></text:p>
            <text:p><text:span text:style-name="T10"/></text:p>
          </table:table-cell>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7">
            <text:p>3.17 </text:p>
          </table:table-cell>
          <table:table-cell table:style-name="ce37" office:value-type="string">
            <text:p>TS-WLAN-FUNC-PROXY-000002</text:p>
          </table:table-cell>
          <table:table-cell table:style-name="ce37"/>
          <table:table-cell table:style-name="ce62" office:value-type="string">
            <text:p>http proxy<text:span text:style-name="T6">代理，排除列表</text:span></text:p>
          </table:table-cell>
          <table:table-cell table:style-name="ce62" office:value-type="string">
            <text:p>终端应支持<text:span text:style-name="T7">http proxy</text:span><text:span text:style-name="T6">代理排除列表功能，并允许用户添加、取消排除列表；</text:span></text:p>
          </table:table-cell>
          <table:table-cell table:style-name="ce62" office:value-type="string">
            <text:p>1. <text:span text:style-name="T6">终端处于</text:span><text:span text:style-name="T7">WLAN</text:span><text:span text:style-name="T6">网络环境中；</text:span><text:span text:style-name="T7"> </text:span></text:p>
            <text:p><text:span text:style-name="T7">2. WLAN</text:span><text:span text:style-name="T6">网络中存在需要</text:span><text:span text:style-name="T7">http proxy</text:span><text:span text:style-name="T6">代理的无线网络；</text:span></text:p>
            <text:p><text:span text:style-name="T6"/></text:p>
          </table:table-cell>
          <table:table-cell table:style-name="ce62" office:value-type="string">
            <text:p>1. <text:span text:style-name="T6">启动</text:span><text:span text:style-name="T7">WLAN</text:span><text:span text:style-name="T6">网络，连接需要</text:span><text:span text:style-name="T7">http proxy</text:span><text:span text:style-name="T6">代理的无线网络；</text:span></text:p>
            <text:p><text:span text:style-name="T7">2. </text:span><text:span text:style-name="T6">进入终端设置</text:span><text:span text:style-name="T7">http proxy</text:span><text:span text:style-name="T6">代理；</text:span></text:p>
            <text:p><text:span text:style-name="T7">3. </text:span><text:span text:style-name="T6">启动浏览器，访问要加入排除列表的</text:span><text:span text:style-name="T7">internet</text:span><text:span text:style-name="T6">网页；</text:span></text:p>
            <text:p><text:span text:style-name="T7">4. </text:span><text:span text:style-name="T6">进入终端设置</text:span><text:span text:style-name="T7">http proxy</text:span><text:span text:style-name="T6">代理排除列表；</text:span></text:p>
            <text:p><text:span text:style-name="T7">5. </text:span><text:span text:style-name="T6">进入浏览器，继续访问</text:span><text:span text:style-name="T7">internet</text:span><text:span text:style-name="T6">网页；</text:span></text:p>
            <text:p><text:span text:style-name="T6"/></text:p>
          </table:table-cell>
          <table:table-cell table:style-name="ce62" office:value-type="string">
            <text:p>1. <text:span text:style-name="T6">在步骤</text:span><text:span text:style-name="T7">1</text:span><text:span text:style-name="T6">中，终端连接成功；</text:span></text:p>
            <text:p><text:span text:style-name="T7">2. </text:span><text:span text:style-name="T6">在步骤</text:span><text:span text:style-name="T7">3</text:span><text:span text:style-name="T6">中，终端访问</text:span><text:span text:style-name="T7">internet</text:span><text:span text:style-name="T6">失败；</text:span></text:p>
            <text:p><text:span text:style-name="T7">3. </text:span><text:span text:style-name="T6">在步骤</text:span><text:span text:style-name="T7">4</text:span><text:span text:style-name="T6">中，终端能正常设置</text:span><text:span text:style-name="T7">http proxy</text:span><text:span text:style-name="T6">代理的排除列表；</text:span></text:p>
            <text:p><text:span text:style-name="T7"><text:s text:c="5"/></text:span><text:span text:style-name="T6">终端</text:span><text:span text:style-name="T7">http proxy</text:span><text:span text:style-name="T6">代理设置，以下两种情况任选其一都可以：</text:span></text:p>
            <text:p><text:span text:style-name="T7"><text:s text:c="8"/></text:span><text:span text:style-name="T7">1</text:span><text:span text:style-name="T6">、可以在浏览器中进行；</text:span></text:p>
            <text:p><text:span text:style-name="T7"><text:s text:c="8"/></text:span><text:span text:style-name="T7">2</text:span><text:span text:style-name="T6">、可以在网络设置模块中进行；</text:span></text:p>
            <text:p><text:span text:style-name="T7">4. </text:span><text:span text:style-name="T6">在步骤</text:span><text:span text:style-name="T7">5</text:span><text:span text:style-name="T6">中，用户回到网页浏览界面，可以继续访问网页；</text:span></text:p>
            <text:p><text:span text:style-name="T6">说明：终端</text:span><text:span text:style-name="T7">http proxy</text:span><text:span text:style-name="T6">代理设置，以下两种情况任选其一都可以：</text:span></text:p>
            <text:p><text:span text:style-name="T7">1</text:span><text:span text:style-name="T6">、可以在浏览器中进行；</text:span></text:p>
            <text:p><text:span text:style-name="T7">2</text:span><text:span text:style-name="T6">、可以在网络设置模块中进行；</text:span></text:p>
          </table:table-cell>
          <table:table-cell table:style-name="ce119" office:value-type="string">
            <text:p><text:span text:style-name="T4">测试说明：</text:span></text:p>
            <text:p><text:span text:style-name="T4">终端</text:span><text:span text:style-name="T5">http proxy</text:span><text:span text:style-name="T4">代理设置，以下两种情况任选其一都可以：</text:span></text:p>
            <text:p><text:span text:style-name="T5">1</text:span><text:span text:style-name="T4">、可以在浏览器中进行；</text:span></text:p>
            <text:p><text:span text:style-name="T5">2</text:span><text:span text:style-name="T4">、可以在网络设置模块中进行。</text:span></text:p>
          </table:table-cell>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8">
            <text:p>3.18 </text:p>
          </table:table-cell>
          <table:table-cell table:style-name="ce35" office:value-type="string">
            <text:p>TS-WLAN-FUNC-CONCURRENT-000001</text:p>
          </table:table-cell>
          <table:table-cell table:style-name="ce35"/>
          <table:table-cell table:style-name="ce57" office:value-type="string">
            <text:p>TD-SCDMA<text:span text:style-name="T4">或</text:span><text:span text:style-name="T5">GSM</text:span><text:span text:style-name="T4">的话音业务与</text:span><text:span text:style-name="T5">WLAN</text:span><text:span text:style-name="T4">并发</text:span></text:p>
          </table:table-cell>
          <table:table-cell table:style-name="ce61" office:value-type="string">
            <text:p>终端支持<text:span text:style-name="T7"> </text:span><text:span text:style-name="T7">TD-SCDMA/GSM</text:span><text:span text:style-name="T6">话音与</text:span><text:span text:style-name="T7">WLAN</text:span><text:span text:style-name="T6">数据业务的并发。</text:span></text:p>
          </table:table-cell>
          <table:table-cell table:style-name="ce61" office:value-type="string">
            <text:p>1. <text:span text:style-name="T6">终端处于</text:span><text:span text:style-name="T7">WLAN</text:span><text:span text:style-name="T6">网络环境中；</text:span></text:p>
          </table:table-cell>
          <table:table-cell table:style-name="ce61" office:value-type="string">
            <text:p>1. <text:span text:style-name="T6">启动</text:span><text:span text:style-name="T7">WLAN</text:span><text:span text:style-name="T6">功能，从</text:span><text:span text:style-name="T7">internet</text:span><text:span text:style-name="T6">上下载一个文件；</text:span></text:p>
            <text:p><text:span text:style-name="T7">2. </text:span><text:span text:style-name="T6">文件下载过程中，有</text:span><text:span text:style-name="T7">TD-SCDMA/GSM</text:span><text:span text:style-name="T6">话音业务接入；</text:span></text:p>
            <text:p><text:span text:style-name="T7">3. </text:span><text:span text:style-name="T6">选择接听来电；</text:span></text:p>
            <text:p><text:span text:style-name="T7">4. </text:span><text:span text:style-name="T6">挂断电话；</text:span></text:p>
            <text:p><text:span text:style-name="T7">5. </text:span><text:span text:style-name="T6">回到文件下载界面；</text:span></text:p>
            <text:p><text:span text:style-name="T6"/></text:p>
          </table:table-cell>
          <table:table-cell table:style-name="ce61" office:value-type="string">
            <text:p>1. <text:span text:style-name="T6">在步骤</text:span><text:span text:style-name="T7">2</text:span><text:span text:style-name="T6">中，有</text:span><text:span text:style-name="T7">TD-SCDMA/GSM</text:span><text:span text:style-name="T6">话音业务接入，终端应立即给予提示。如果用户选择接入电话，则转入步骤</text:span><text:span text:style-name="T7">3</text:span><text:span text:style-name="T6">；如果用户选择拒接来电，则转入步骤</text:span><text:span text:style-name="T7">5</text:span><text:span text:style-name="T6">；</text:span></text:p>
            <text:p><text:span text:style-name="T7">2. </text:span><text:span text:style-name="T6">在步骤</text:span><text:span text:style-name="T7">3</text:span><text:span text:style-name="T6">中，用户可正常接听电话，文件下载转入后台继续进行；</text:span></text:p>
            <text:p><text:span text:style-name="T7">3. </text:span><text:span text:style-name="T6">在步骤</text:span><text:span text:style-name="T7">4</text:span><text:span text:style-name="T6">结束后，终端退出通话界面；</text:span></text:p>
            <text:p><text:span text:style-name="T7">4. </text:span><text:span text:style-name="T6">在步骤</text:span><text:span text:style-name="T7">5</text:span><text:span text:style-name="T6">中，当前文件的下载不中断，进度增加；</text:span></text:p>
            <text:p><text:span text:style-name="T6"/></text:p>
          </table:table-cell>
          <table:table-cell table:style-name="ce110"/>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9" office:value-type="float" office:value="3.19">
            <text:p>3.19 </text:p>
          </table:table-cell>
          <table:table-cell table:style-name="ce33" office:value-type="string">
            <text:p>TS-WLAN-FUNC-CONCURRENT-000001</text:p>
          </table:table-cell>
          <table:table-cell table:style-name="ce33"/>
          <table:table-cell table:style-name="ce58" office:value-type="string">
            <text:p>TD-SCDMA<text:span text:style-name="T6">或</text:span><text:span text:style-name="T7">GSM</text:span><text:span text:style-name="T6">的短信业务与</text:span><text:span text:style-name="T7">WLAN</text:span><text:span text:style-name="T6">并发</text:span></text:p>
          </table:table-cell>
          <table:table-cell table:style-name="ce58" office:value-type="string">
            <text:p>终端支持<text:span text:style-name="T7"> </text:span><text:span text:style-name="T7">TD-SCDMA/GSM</text:span><text:span text:style-name="T6">短信与</text:span><text:span text:style-name="T7">WLAN</text:span><text:span text:style-name="T6">数据业务的并发</text:span></text:p>
          </table:table-cell>
          <table:table-cell table:style-name="ce58" office:value-type="string">
            <text:p>1. <text:span text:style-name="T6">终端处于</text:span><text:span text:style-name="T7">WLAN</text:span><text:span text:style-name="T6">网络环境中</text:span></text:p>
          </table:table-cell>
          <table:table-cell table:style-name="ce58" office:value-type="string">
            <text:p>1. <text:span text:style-name="T6">启动</text:span><text:span text:style-name="T7">WLAN</text:span><text:span text:style-name="T6">功能，从</text:span><text:span text:style-name="T7">internet</text:span><text:span text:style-name="T6">上下载一个文件；</text:span></text:p>
            <text:p><text:span text:style-name="T7">2. </text:span><text:span text:style-name="T6">文件下载过程中，有</text:span><text:span text:style-name="T7">TD-SCDMA/GSM</text:span><text:span text:style-name="T6">短信业务接入；</text:span></text:p>
            <text:p><text:span text:style-name="T7">3. </text:span><text:span text:style-name="T6">选择浏览短信；</text:span></text:p>
            <text:p><text:span text:style-name="T7">4. </text:span><text:span text:style-name="T6">退出短信界面；</text:span></text:p>
            <text:p><text:span text:style-name="T7">5. </text:span><text:span text:style-name="T6">回到文件下载界面；</text:span></text:p>
            <text:p><text:span text:style-name="T6"/></text:p>
          </table:table-cell>
          <table:table-cell table:style-name="ce58" office:value-type="string">
            <text:p>1. <text:span text:style-name="T6">在步骤</text:span><text:span text:style-name="T7">2</text:span><text:span text:style-name="T6">中，有</text:span><text:span text:style-name="T7">TD-SCDMA/GSM</text:span><text:span text:style-name="T6">短信业务接入，终端应立即给予提示。如果用户选择查看短信，则进入步骤</text:span><text:span text:style-name="T7">3</text:span><text:span text:style-name="T6">；如果用户选择忽略，则转入步骤</text:span><text:span text:style-name="T7">4</text:span><text:span text:style-name="T6">；</text:span></text:p>
            <text:p><text:span text:style-name="T7">2. </text:span><text:span text:style-name="T6">在步骤</text:span><text:span text:style-name="T7">3</text:span><text:span text:style-name="T6">中，用户可正常阅读短信，并进行相关短信操作；</text:span></text:p>
            <text:p><text:span text:style-name="T7">3. </text:span><text:span text:style-name="T6">在步骤</text:span><text:span text:style-name="T7">4</text:span><text:span text:style-name="T6">结束后，终端退出短信界面；</text:span></text:p>
            <text:p><text:span text:style-name="T7">4. </text:span><text:span text:style-name="T6">在步骤</text:span><text:span text:style-name="T7">5</text:span><text:span text:style-name="T6">中，当前文件的下载不中断，进度增加；</text:span></text:p>
            <text:p><text:span text:style-name="T6"/></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table-cell table:style-name="ce32" table:number-columns-repeated="18"/>
          <table:table-cell table:number-columns-repeated="975"/>
        </table:table-row>
        <table:table-row table:style-name="ro7">
          <table:table-cell table:style-name="ce9" office:value-type="float" office:value="3.2">
            <text:p>3.20 </text:p>
          </table:table-cell>
          <table:table-cell table:style-name="ce33" office:value-type="string">
            <text:p>TS-WLAN-FUNC-CONCURRENT-000002</text:p>
          </table:table-cell>
          <table:table-cell table:style-name="ce33"/>
          <table:table-cell table:style-name="ce58" office:value-type="string">
            <text:p>TD-SCDMA<text:span text:style-name="T6">或</text:span><text:span text:style-name="T7">GSM</text:span><text:span text:style-name="T6">的</text:span><text:span text:style-name="T7">PS</text:span><text:span text:style-name="T6">域与</text:span><text:span text:style-name="T7">WLAN</text:span><text:span text:style-name="T6">能并行使用（</text:span><text:span text:style-name="T7">1</text:span><text:span text:style-name="T6">）彩信</text:span></text:p>
          </table:table-cell>
          <table:table-cell table:style-name="ce58" office:value-type="string">
            <text:p>保证终端在通过<text:span text:style-name="T7">WLAN</text:span><text:span text:style-name="T6">使用</text:span><text:span text:style-name="T7">Internet</text:span><text:span text:style-name="T6">网络业务的同时，能正常通过</text:span><text:span text:style-name="T7">TD-SCDMA</text:span><text:span text:style-name="T6">或</text:span><text:span text:style-name="T7">GSM</text:span><text:span text:style-name="T6">使用</text:span><text:span text:style-name="T7">PS</text:span><text:span text:style-name="T6">域</text:span></text:p>
          </table:table-cell>
          <table:table-cell table:style-name="ce58" office:value-type="string">
            <text:p>1. <text:span text:style-name="T6">终端处于</text:span><text:span text:style-name="T7">WLAN</text:span><text:span text:style-name="T6">网络和</text:span><text:span text:style-name="T7">TD-SCDMA</text:span><text:span text:style-name="T6">或</text:span><text:span text:style-name="T7">GSM</text:span><text:span text:style-name="T6">网络环境中，</text:span><text:span text:style-name="T7">WLAN</text:span><text:span text:style-name="T6">、</text:span><text:span text:style-name="T7">TD</text:span><text:span text:style-name="T6">（或者</text:span><text:span text:style-name="T7">EDGE</text:span><text:span text:style-name="T6">）都可用；</text:span><text:span text:style-name="T7"> </text:span></text:p>
            <text:p><text:span text:style-name="T7">2. </text:span><text:span text:style-name="T6">彩信设置为直接接收模式；</text:span></text:p>
            <text:p><text:span text:style-name="T6"/></text:p>
          </table:table-cell>
          <table:table-cell table:style-name="ce58" office:value-type="string">
            <text:p>1. <text:span text:style-name="T6">启动</text:span><text:span text:style-name="T7">WLAN</text:span><text:span text:style-name="T6">功能，通过</text:span><text:span text:style-name="T7">WLAN</text:span><text:span text:style-name="T6">网络从</text:span><text:span text:style-name="T7">internet</text:span><text:span text:style-name="T6">上下载一个文件；</text:span></text:p>
            <text:p><text:span text:style-name="T7">2. </text:span><text:span text:style-name="T6">在文件下载的同时，有</text:span><text:span text:style-name="T7">TD-SCDMA</text:span><text:span text:style-name="T6">或</text:span><text:span text:style-name="T7">GSM</text:span><text:span text:style-name="T6">侧彩信接入；使用</text:span><text:span text:style-name="T7">CMWAP</text:span><text:span text:style-name="T6">接入点接收彩信；</text:span></text:p>
            <text:p><text:span text:style-name="T7">3. </text:span><text:span text:style-name="T6">回到文件下载界面；</text:span></text:p>
            <text:p><text:span text:style-name="T6"/></text:p>
          </table:table-cell>
          <table:table-cell table:style-name="ce58" office:value-type="string">
            <text:p>1. <text:span text:style-name="T6">在步骤</text:span><text:span text:style-name="T7">1</text:span><text:span text:style-name="T6">中，终端能通过</text:span><text:span text:style-name="T7">WLAN</text:span><text:span text:style-name="T6">正常下载文件；</text:span><text:span text:style-name="T7"> <text:s text:c="6"/></text:span><text:span text:style-name="T7">2. </text:span><text:span text:style-name="T6">在步骤</text:span><text:span text:style-name="T7">2</text:span><text:span text:style-name="T6">中，能正常接收彩信；</text:span></text:p>
            <text:p><text:span text:style-name="T7">3. </text:span><text:span text:style-name="T6">在步骤</text:span><text:span text:style-name="T7">3</text:span><text:span text:style-name="T6">中，当前文件的下载不中断，进度增加；</text:span></text:p>
            <text:p><text:span text:style-name="T6"/></text:p>
            <text:p><text:span text:style-name="T7"/></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style-name="ce159"/>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style-name="ce159" table:number-columns-repeated="975"/>
        </table:table-row>
        <table:table-row table:style-name="ro7">
          <table:table-cell table:style-name="ce9" office:value-type="float" office:value="3.21">
            <text:p>3.21 </text:p>
          </table:table-cell>
          <table:table-cell table:style-name="ce33" office:value-type="string">
            <text:p>TS-WLAN-FUNC-CONCURRENT-000002</text:p>
          </table:table-cell>
          <table:table-cell table:style-name="ce33"/>
          <table:table-cell table:style-name="ce58" office:value-type="string">
            <text:p>TD-SCDMA<text:span text:style-name="T6">或</text:span><text:span text:style-name="T7">GSM</text:span><text:span text:style-name="T6">的</text:span><text:span text:style-name="T7">PS</text:span><text:span text:style-name="T6">域与</text:span><text:span text:style-name="T7">WLAN</text:span><text:span text:style-name="T6">能并行使用（</text:span><text:span text:style-name="T7">2</text:span><text:span text:style-name="T6">）号簿管家</text:span></text:p>
          </table:table-cell>
          <table:table-cell table:style-name="ce58" office:value-type="string">
            <text:p>保证终端在通过WLAN使用Internet网络业务的同时，能正常通过TD-SCDMA或GSM使用PS域</text:p>
          </table:table-cell>
          <table:table-cell table:style-name="ce58" office:value-type="string">
            <text:p>1. <text:span text:style-name="T6">终端处于</text:span><text:span text:style-name="T7">WLAN</text:span><text:span text:style-name="T6">网络和</text:span><text:span text:style-name="T7">TD-SCDMA</text:span><text:span text:style-name="T6">或</text:span><text:span text:style-name="T7">GSM</text:span><text:span text:style-name="T6">网络环境中，</text:span><text:span text:style-name="T7">WLAN</text:span><text:span text:style-name="T6">、</text:span><text:span text:style-name="T7">TD</text:span><text:span text:style-name="T6">（或者</text:span><text:span text:style-name="T7">EDGE</text:span><text:span text:style-name="T6">）都可用；</text:span><text:span text:style-name="T7"> </text:span></text:p>
            <text:p><text:span text:style-name="T6"/></text:p>
            <text:p><text:span text:style-name="T6"/></text:p>
          </table:table-cell>
          <table:table-cell table:style-name="ce58" office:value-type="string">
            <text:p>1. <text:span text:style-name="T6">启动</text:span><text:span text:style-name="T7">WLAN</text:span><text:span text:style-name="T6">功能，通过</text:span><text:span text:style-name="T7">WLAN</text:span><text:span text:style-name="T6">网络从</text:span><text:span text:style-name="T7">internet</text:span><text:span text:style-name="T6">上下载一个文件；</text:span></text:p>
            <text:p><text:span text:style-name="T7">2. </text:span><text:span text:style-name="T6">在文件下载的同时，同时使用号簿管家；</text:span><text:span text:style-name="T7">(</text:span><text:span text:style-name="T6">设定号簿管家使用</text:span><text:span text:style-name="T7">CMWAP)</text:span><text:span text:style-name="T6">；</text:span></text:p>
            <text:p><text:span text:style-name="T7">3. </text:span><text:span text:style-name="T6">回到文件下载界面；</text:span></text:p>
            <text:p><text:span text:style-name="T6"/></text:p>
          </table:table-cell>
          <table:table-cell table:style-name="ce58" office:value-type="string">
            <text:p>1. <text:span text:style-name="T6">在步骤</text:span><text:span text:style-name="T7">1</text:span><text:span text:style-name="T6">中，终端能通过</text:span><text:span text:style-name="T7">WLAN</text:span><text:span text:style-name="T6">正常下载文件；</text:span></text:p>
            <text:p><text:span text:style-name="T7">2. </text:span><text:span text:style-name="T6">在步骤</text:span><text:span text:style-name="T7">2</text:span><text:span text:style-name="T6">中，能正常使用号簿管家；</text:span></text:p>
            <text:p><text:span text:style-name="T7">3. </text:span><text:span text:style-name="T6">在步骤</text:span><text:span text:style-name="T7">3</text:span><text:span text:style-name="T6">中，当前文件的下载不中断，进度增加；</text:span></text:p>
            <text:p><text:span text:style-name="T6"/></text:p>
            <text:p><text:span text:style-name="T7"/></text:p>
          </table:table-cell>
          <table:table-cell table:style-name="ce111"/>
          <table:table-cell table:style-name="ce127"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146" table:content-validation-name="val3" office:value-type="string">
            <text:p>N</text:p>
          </table:table-cell>
          <table:table-cell table:style-name="ce149" table:content-validation-name="val5"/>
          <table:table-cell table:style-name="ce52" table:number-columns-repeated="3"/>
          <table:table-cell table:style-name="ce151"/>
          <table:table-cell table:style-name="ce157"/>
          <table:table-cell table:style-name="ce52" table:number-columns-repeated="6"/>
          <table:table-cell table:style-name="ce159"/>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style-name="ce159" table:number-columns-repeated="975"/>
        </table:table-row>
        <table:table-row table:style-name="ro10">
          <table:table-cell table:style-name="ce6" office:value-type="string">
            <text:p>4 WLAN<text:span text:style-name="T4">优选要求</text:span></text:p>
          </table:table-cell>
          <table:table-cell table:style-name="ce30" table:number-columns-repeated="7"/>
          <table:table-cell table:style-name="ce32"/>
          <table:table-cell table:style-name="ce124" table:number-columns-repeated="2"/>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number-columns-repeated="3"/>
          <table:table-cell table:style-name="ce155"/>
          <table:table-cell table:style-name="ce158" table:number-columns-repeated="7"/>
          <table:table-cell table:style-name="ce159"/>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style-name="ce159" table:number-columns-repeated="975"/>
        </table:table-row>
        <table:table-row table:style-name="ro11">
          <table:table-cell table:style-name="ce10" office:value-type="float" office:value="4.1">
            <text:p>4.1 </text:p>
          </table:table-cell>
          <table:table-cell table:style-name="ce37" office:value-type="string">
            <text:p>TS-WLAN-FUNC-MESSAGECHECK-000004<text:span text:style-name="T6">、</text:span><text:span text:style-name="T7">TS-WLAN-PRIORITY-PREINITIATE-000001</text:span><text:span text:style-name="T6">、</text:span><text:span text:style-name="T7">TS-WLAN-FUNC-CONNECT-AUTO-000005</text:span><text:span text:style-name="T6">、</text:span><text:span text:style-name="T7">TS-WLAN-FUNC-CONNECT-AUTO-000006</text:span></text:p>
          </table:table-cell>
          <table:table-cell table:style-name="ce37"/>
          <table:table-cell table:style-name="ce62" office:value-type="string">
            <text:p>业务启动前的优选</text:p>
          </table:table-cell>
          <table:table-cell table:style-name="ce62" office:value-type="string">
            <text:p>测试终端<text:span text:style-name="T7">WLAN</text:span><text:span text:style-name="T6">对接入点的优先级管理功能</text:span></text:p>
          </table:table-cell>
          <table:table-cell table:style-name="ce62" office:value-type="string">
            <text:p>1. <text:span text:style-name="T6">终端</text:span><text:span text:style-name="T7">WLAN</text:span><text:span text:style-name="T6">通信开关已经正常打开；</text:span><text:span text:style-name="T7"> <text:s text:c="49"/></text:span></text:p>
            <text:p><text:span text:style-name="T7">2. </text:span><text:span text:style-name="T6">飞行模式关闭；</text:span></text:p>
            <text:p><text:span text:style-name="T7">3. </text:span><text:span text:style-name="T6">打开</text:span><text:span text:style-name="T7">SSID</text:span><text:span text:style-name="T6">是</text:span><text:span text:style-name="T7">CMCC</text:span><text:span text:style-name="T6">的</text:span><text:span text:style-name="T7">ap1</text:span><text:span text:style-name="T6">（默认信任接入点）；</text:span></text:p>
            <text:p><text:span text:style-name="T7">4. </text:span><text:span text:style-name="T6">打开</text:span><text:span text:style-name="T7">SSID</text:span><text:span text:style-name="T6">是</text:span><text:span text:style-name="T7">CMCC</text:span><text:span text:style-name="T6">的</text:span><text:span text:style-name="T7">ap2</text:span><text:span text:style-name="T6">（自定义信任接入点）。</text:span><text:span text:style-name="T7"> <text:s text:c="31"/></text:span></text:p>
            <text:p><text:span text:style-name="T7"><text:s/></text:span><text:span text:style-name="T7">5. </text:span><text:span text:style-name="T6">打开</text:span><text:span text:style-name="T7">SSID</text:span><text:span text:style-name="T6">不是</text:span><text:span text:style-name="T7">CMCC/CMCC-EDU</text:span><text:span text:style-name="T6">的</text:span><text:span text:style-name="T7">ap3</text:span><text:span text:style-name="T6">（自定义信任接入点）。</text:span></text:p>
            <text:p><text:span text:style-name="T6"/></text:p>
          </table:table-cell>
          <table:table-cell table:style-name="ce63" office:value-type="string">
            <text:p>1. <text:span text:style-name="T4">搜索当前可用的</text:span><text:span text:style-name="T5">WLAN</text:span><text:span text:style-name="T4">接入点；</text:span></text:p>
            <text:p><text:span text:style-name="T5">2. </text:span><text:span text:style-name="T4">看终端能否将</text:span><text:span text:style-name="T5">CMCC</text:span><text:span text:style-name="T4">显示在可用接入点列表的第一位；</text:span></text:p>
            <text:p><text:span text:style-name="T5">3. </text:span><text:span text:style-name="T4">看终端是否自动接入</text:span><text:span text:style-name="T5">ap1</text:span><text:span text:style-name="T4">；</text:span></text:p>
            <text:p><text:span text:style-name="T5">4. </text:span><text:span text:style-name="T4">关闭</text:span><text:span text:style-name="T5">ap1</text:span><text:span text:style-name="T4">；</text:span></text:p>
            <text:p><text:span text:style-name="T5">5. </text:span><text:span text:style-name="T4">看终端是否自动接入</text:span><text:span text:style-name="T5">ap2</text:span><text:span text:style-name="T4">；</text:span><text:span text:style-name="T5"> <text:s text:c="31"/></text:span><text:span text:style-name="T5">6. </text:span><text:span text:style-name="T4">关闭</text:span><text:span text:style-name="T5">ap2</text:span><text:span text:style-name="T4">；</text:span></text:p>
            <text:p><text:span text:style-name="T5">7. </text:span><text:span text:style-name="T4">看终端是否自动接入</text:span><text:span text:style-name="T5">ap3</text:span></text:p>
            <text:p><text:span text:style-name="T5">8. </text:span><text:span text:style-name="T4">调整接入点的优先级，使</text:span><text:span text:style-name="T5">ap3</text:span><text:span text:style-name="T4">的优先级高于默认信任接入点；</text:span></text:p>
            <text:p><text:span text:style-name="T5">9. </text:span><text:span text:style-name="T4">开启</text:span><text:span text:style-name="T5">ap1</text:span><text:span text:style-name="T4">后；</text:span></text:p>
            <text:p><text:span text:style-name="T5">10. </text:span><text:span text:style-name="T4">关闭</text:span><text:span text:style-name="T5">WLAN</text:span><text:span text:style-name="T4">通信开关后，打开</text:span><text:span text:style-name="T5">WLAN</text:span><text:span text:style-name="T4">通信开关，看终端是否接入</text:span><text:span text:style-name="T5">ap3</text:span><text:span text:style-name="T4">；</text:span></text:p>
            <text:p><text:span text:style-name="T4"/></text:p>
            <text:p><text:span text:style-name="T4"/></text:p>
          </table:table-cell>
          <table:table-cell table:style-name="ce63" office:value-type="string">
            <text:p>1. <text:span text:style-name="T4">在步骤</text:span><text:span text:style-name="T5">2</text:span><text:span text:style-name="T4">中，终端能否将</text:span><text:span text:style-name="T5">ap1</text:span><text:span text:style-name="T4">显示在可用接入点列表的第一位；</text:span></text:p>
            <text:p><text:span text:style-name="T5">2. </text:span><text:span text:style-name="T4">在步骤</text:span><text:span text:style-name="T5">3</text:span><text:span text:style-name="T4">中，终端应该自动接入</text:span><text:span text:style-name="T5">ap1</text:span><text:span text:style-name="T4">；</text:span></text:p>
            <text:p><text:span text:style-name="T5">3. </text:span><text:span text:style-name="T4">在步骤</text:span><text:span text:style-name="T5">5</text:span><text:span text:style-name="T4">中，终端应该自动接入</text:span><text:span text:style-name="T5">ap2</text:span><text:span text:style-name="T4">；</text:span><text:span text:style-name="T5"> <text:s text:c="23"/></text:span><text:span text:style-name="T5">4. </text:span><text:span text:style-name="T4">在步骤</text:span><text:span text:style-name="T5">7</text:span><text:span text:style-name="T4">中，终端应该自动接入</text:span><text:span text:style-name="T5">ap3</text:span><text:span text:style-name="T4">；</text:span></text:p>
            <text:p><text:span text:style-name="T5">5. </text:span><text:span text:style-name="T4">在步骤</text:span><text:span text:style-name="T5">8</text:span><text:span text:style-name="T4">中，终端应该允许设置</text:span><text:span text:style-name="T5">ap3</text:span><text:span text:style-name="T4">的优先级高于默认信任接入点；</text:span></text:p>
            <text:p><text:span text:style-name="T5">6. </text:span><text:span text:style-name="T4">在步骤</text:span><text:span text:style-name="T5">10</text:span><text:span text:style-name="T4">中，终端应该自动接入</text:span><text:span text:style-name="T5">ap3</text:span><text:span text:style-name="T4">。</text:span></text:p>
            <text:p><text:span text:style-name="T4"/></text:p>
            <text:p><text:span text:style-name="T4"/></text:p>
            <text:p><text:span text:style-name="T4"/></text:p>
          </table:table-cell>
          <table:table-cell table:style-name="ce116"/>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5"/>
          <table:table-cell table:style-name="ce158" table:number-columns-repeated="7"/>
          <table:table-cell table:style-name="ce159"/>
          <table:table-cell table:style-name="ce128"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style-name="ce159" table:number-columns-repeated="975"/>
        </table:table-row>
        <table:table-row table:style-name="ro12">
          <table:table-cell table:style-name="ce10" office:value-type="float" office:value="4.2">
            <text:p>4.2 </text:p>
          </table:table-cell>
          <table:table-cell table:style-name="ce37" office:value-type="string">
            <text:p>TS-WLAN-PRIORITY-INITIATTING-000001</text:p>
          </table:table-cell>
          <table:table-cell table:style-name="ce37"/>
          <table:table-cell table:style-name="ce62" office:value-type="string">
            <text:p>业务启动时的优选（<text:span text:style-name="T7">1</text:span><text:span text:style-name="T6">）</text:span></text:p>
          </table:table-cell>
          <table:table-cell table:style-name="ce58" office:value-type="string">
            <text:p>测试终端在业务启动时优选<text:span text:style-name="T7">WLAN</text:span><text:span text:style-name="T6">的能力。</text:span></text:p>
          </table:table-cell>
          <table:table-cell table:style-name="ce62" office:value-type="string">
            <text:p>1. <text:span text:style-name="T6">终端</text:span><text:span text:style-name="T7">WLAN</text:span><text:span text:style-name="T6">通信开关已经正常打开。</text:span><text:span text:style-name="T7"> </text:span></text:p>
            <text:p><text:span text:style-name="T7">2. </text:span><text:span text:style-name="T6">打开</text:span><text:span text:style-name="T7">SSID</text:span><text:span text:style-name="T6">不是</text:span><text:span text:style-name="T7">CMCC/CMCC-EDU</text:span><text:span text:style-name="T6">的</text:span><text:span text:style-name="T7">AP1(</text:span><text:span text:style-name="T6">自定义信任接入点</text:span><text:span text:style-name="T7">)</text:span><text:span text:style-name="T6">。</text:span></text:p>
            <text:p><text:span text:style-name="T7">3. </text:span><text:span text:style-name="T6">存在可用的</text:span><text:span text:style-name="T7">TD</text:span><text:span text:style-name="T6">和</text:span><text:span text:style-name="T7">GSM</text:span><text:span text:style-name="T6">无线环境</text:span></text:p>
            <text:p><text:span text:style-name="T7">4. 2G</text:span><text:span text:style-name="T6">终端能够正常使用</text:span><text:span text:style-name="T7">GSM</text:span><text:span text:style-name="T6">网络，</text:span><text:span text:style-name="T7">3G</text:span><text:span text:style-name="T6">终端能够正常使用</text:span><text:span text:style-name="T7">GSM/TD</text:span><text:span text:style-name="T6">网络。</text:span></text:p>
            <text:p><text:span text:style-name="T7">5. </text:span><text:span text:style-name="T6">终端浏览器设定为不使用</text:span><text:span text:style-name="T7">CMWAP</text:span><text:span text:style-name="T6">。</text:span></text:p>
            <text:p><text:span text:style-name="T6"/></text:p>
          </table:table-cell>
          <table:table-cell table:style-name="ce63" office:value-type="string">
            <text:p>1. <text:span text:style-name="T4">启动抓包工具，并捕获</text:span><text:span text:style-name="T5">WLAN</text:span><text:span text:style-name="T4">报文；</text:span></text:p>
            <text:p><text:span text:style-name="T5">2. </text:span><text:span text:style-name="T4">断开</text:span><text:span text:style-name="T5">WLAN</text:span><text:span text:style-name="T4">网络，但不关闭</text:span><text:span text:style-name="T5">WLAN</text:span><text:span text:style-name="T4">开关；</text:span></text:p>
            <text:p><text:span text:style-name="T5">3. </text:span><text:span text:style-name="T4">打开浏览器浏览网页；</text:span></text:p>
            <text:p><text:span text:style-name="T5">4. </text:span><text:span text:style-name="T4">查看终端是否显示当前所有</text:span><text:span text:style-name="T5">WLAN AP</text:span><text:span text:style-name="T4">，并允许用户选择某一</text:span><text:span text:style-name="T5">AP</text:span><text:span text:style-name="T4">或蜂窝网络接入；</text:span></text:p>
            <text:p><text:span text:style-name="T5">5. </text:span><text:span text:style-name="T4">终端浏览器的</text:span><text:span text:style-name="T5">APN</text:span><text:span text:style-name="T4">设定为使用</text:span><text:span text:style-name="T5">CMNET</text:span><text:span text:style-name="T4">或无设定（此处具体的设定方式可根据终端情况而定）。</text:span></text:p>
          </table:table-cell>
          <table:table-cell table:style-name="ce63" office:value-type="string">
            <text:p><text:span text:style-name="T4"/></text:p>
            <text:p><text:span text:style-name="T5">1. </text:span><text:span text:style-name="T4">在步骤</text:span><text:span text:style-name="T5">4</text:span><text:span text:style-name="T4">中，终端显示当前可用</text:span><text:span text:style-name="T5">WLAN </text:span><text:span text:style-name="T4">接入点，并允许用户选择某一接入点或蜂窝网络接入；</text:span></text:p>
            <text:p><text:span text:style-name="T5">2. </text:span><text:span text:style-name="T4">在步骤</text:span><text:span text:style-name="T5">5</text:span><text:span text:style-name="T4">中，浏览器数据通过</text:span><text:span text:style-name="T5">WLAN</text:span><text:span text:style-name="T4">网络。</text:span></text:p>
            <text:p><text:span text:style-name="T4"/></text:p>
          </table:table-cell>
          <table:table-cell table:style-name="ce119" office:value-type="string">
            <text:p>1在步骤4中，采用先选择连接WLAN还是蜂窝网、再进一步显示AP列表的实现方式也可。</text:p>
            <text:p><text:span text:style-name="T10">2</text:span><text:span text:style-name="T10">本用例中，如浏览器中能设为</text:span><text:span text:style-name="T10">CMNET</text:span><text:span text:style-name="T10">和无</text:span><text:span text:style-name="T10">APN</text:span><text:span text:style-name="T10">设定两种，则两种设定分别测一遍，两次测试都通过才算通过；如只能设一种，则只测一遍。</text:span></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13">
          <table:table-cell table:style-name="ce10" office:value-type="float" office:value="4.3">
            <text:p>4.3 </text:p>
          </table:table-cell>
          <table:table-cell table:style-name="ce38" office:value-type="string">
            <text:p>TS-WLAN-PRIORITY-INITIATTING-000001</text:p>
          </table:table-cell>
          <table:table-cell table:style-name="ce38"/>
          <table:table-cell table:style-name="ce62" office:value-type="string">
            <text:p>业务启动时的优选（<text:span text:style-name="T7">2</text:span><text:span text:style-name="T6">）</text:span></text:p>
          </table:table-cell>
          <table:table-cell table:style-name="ce62" office:value-type="string">
            <text:p>当存在多个已连接的可用网络时，设定网络选择的优先级为<text:span text:style-name="T7">WLAN&gt;TD</text:span></text:p>
          </table:table-cell>
          <table:table-cell table:style-name="ce62" office:value-type="string">
            <text:p>1. <text:span text:style-name="T6">终端处于</text:span><text:span text:style-name="T7">WLAN</text:span><text:span text:style-name="T6">网络和</text:span><text:span text:style-name="T7">TD-SCDMA</text:span><text:span text:style-name="T6">网络环境中，</text:span><text:span text:style-name="T7">WLAN</text:span><text:span text:style-name="T6">和</text:span><text:span text:style-name="T7">TD</text:span><text:span text:style-name="T6">都可用；</text:span><text:span text:style-name="T7"> <text:s text:c="2"/></text:span></text:p>
            <text:p><text:span text:style-name="T7">2. </text:span><text:span text:style-name="T6">终端浏览器的</text:span><text:span text:style-name="T7">APN</text:span><text:span text:style-name="T6">设定为</text:span><text:span text:style-name="T7">CMNET</text:span><text:span text:style-name="T6">或无</text:span><text:span text:style-name="T7">APN</text:span><text:span text:style-name="T6">设定（此处具体的设定方式可根据终端情况而定）。</text:span></text:p>
          </table:table-cell>
          <table:table-cell table:style-name="ce62" office:value-type="string">
            <text:p>1. <text:span text:style-name="T6">终端连接</text:span><text:span text:style-name="T7">WLAN</text:span><text:span text:style-name="T6">。</text:span><text:span text:style-name="T7"> <text:s text:c="45"/></text:span><text:span text:style-name="T7">2. </text:span><text:span text:style-name="T6">终端启动浏览器，访问</text:span><text:span text:style-name="T7">internet</text:span><text:span text:style-name="T6">网页；</text:span></text:p>
            <text:p><text:span text:style-name="T7">3. </text:span><text:span text:style-name="T6">抓取网络侧数据包，查看当前的</text:span><text:span text:style-name="T7">internet</text:span><text:span text:style-name="T6">访问是通过什么网络实现；</text:span></text:p>
            <text:p><text:span text:style-name="T6"/></text:p>
          </table:table-cell>
          <table:table-cell table:style-name="ce63" office:value-type="string">
            <text:p>1. <text:span text:style-name="T4">在步骤</text:span><text:span text:style-name="T5">1</text:span><text:span text:style-name="T4">中，终端能正常访问</text:span><text:span text:style-name="T5">internet</text:span><text:span text:style-name="T4">网页；</text:span></text:p>
            <text:p><text:span text:style-name="T5">2. </text:span><text:span text:style-name="T4">在步骤</text:span><text:span text:style-name="T5">3</text:span><text:span text:style-name="T4">中，通过分析网络侧数据包，确定当前使用的是</text:span><text:span text:style-name="T5">WLAN</text:span><text:span text:style-name="T4">网络；</text:span></text:p>
            <text:p><text:span text:style-name="T4"/></text:p>
          </table:table-cell>
          <table:table-cell table:style-name="ce110" office:value-type="string">
            <text:p>本用例中，如浏览器中能设为CMNET和无APN设定两种，则两种设定分别测一遍，两次测试都通过才算通过；如只能设一种，则只测一遍。</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65" table:content-validation-name="val2" office:value-type="string">
            <text:p>M</text:p>
          </table:table-cell>
          <table:table-cell table:number-columns-repeated="4" table:style-name="ce165" table:content-validation-name="val2" office:value-type="string">
            <text:p>O</text:p>
          </table:table-cell>
          <table:table-cell table:style-name="ce166" table:content-validation-name="val2" office:value-type="string">
            <text:p>O</text:p>
          </table:table-cell>
          <table:table-cell table:number-columns-repeated="2" table:style-name="ce166" table:content-validation-name="val2" office:value-type="string">
            <text:p>M</text:p>
          </table:table-cell>
          <table:table-cell table:number-columns-repeated="3" table:style-name="ce166" table:content-validation-name="val2" office:value-type="string">
            <text:p>O</text:p>
          </table:table-cell>
          <table:table-cell table:style-name="ce165" table:content-validation-name="val2" office:value-type="string">
            <text:p>M</text:p>
          </table:table-cell>
          <table:table-cell table:style-name="ce166" table:content-validation-name="val2" office:value-type="string">
            <text:p>O</text:p>
          </table:table-cell>
          <table:table-cell table:number-columns-repeated="975"/>
        </table:table-row>
        <table:table-row table:style-name="ro14">
          <table:table-cell table:style-name="ce10" office:value-type="float" office:value="4.3">
            <text:p>4.3 </text:p>
          </table:table-cell>
          <table:table-cell table:style-name="ce39" office:value-type="string">
            <text:p>TS-WLAN-PRIORITY-INITIATTING-000001</text:p>
          </table:table-cell>
          <table:table-cell table:style-name="ce39"/>
          <table:table-cell table:style-name="ce62" office:value-type="string">
            <text:p>业务启动时的优选（3）</text:p>
          </table:table-cell>
          <table:table-cell table:style-name="ce62" office:value-type="string">
            <text:p>WLAN<text:span text:style-name="T6">功能关闭或无可用</text:span><text:span text:style-name="T7">WLAN</text:span><text:span text:style-name="T6">接入点时，使用蜂窝网络。</text:span></text:p>
          </table:table-cell>
          <table:table-cell table:style-name="ce62" office:value-type="string">
            <text:p>1. <text:span text:style-name="T6">终端处于</text:span><text:span text:style-name="T7">TD-SCDMA</text:span><text:span text:style-name="T6">网络环境中，</text:span><text:span text:style-name="T7">TD</text:span><text:span text:style-name="T6">可用；</text:span></text:p>
            <text:p><text:span text:style-name="T7">2. </text:span><text:span text:style-name="T6">无</text:span><text:span text:style-name="T7">WLAN</text:span><text:span text:style-name="T6">接入点；</text:span></text:p>
            <text:p><text:span text:style-name="T7">3. </text:span><text:span text:style-name="T6">终端浏览器的</text:span><text:span text:style-name="T7">APN</text:span><text:span text:style-name="T6">设定为</text:span><text:span text:style-name="T7">CMNET</text:span><text:span text:style-name="T6">或无</text:span><text:span text:style-name="T7">APN</text:span><text:span text:style-name="T6">设定（此处具体的设定方式可根据终端情况而定）。</text:span></text:p>
            <text:p><text:span text:style-name="T7"/></text:p>
            <text:p><text:span text:style-name="T7"/></text:p>
          </table:table-cell>
          <table:table-cell table:style-name="ce62" office:value-type="string">
            <text:p>1. <text:span text:style-name="T6">终端关闭</text:span><text:span text:style-name="T7">WLAN</text:span><text:span text:style-name="T6">开关。</text:span></text:p>
            <text:p><text:span text:style-name="T7">2. </text:span><text:span text:style-name="T6">终端启动浏览器，访问</text:span><text:span text:style-name="T7">internet</text:span><text:span text:style-name="T6">网页；</text:span></text:p>
            <text:p><text:span text:style-name="T7">3. </text:span><text:span text:style-name="T6">关闭浏览器，开启</text:span><text:span text:style-name="T7">WLAN</text:span><text:span text:style-name="T6">开关；</text:span></text:p>
            <text:p><text:span text:style-name="T7">4. </text:span><text:span text:style-name="T6">启动浏览器，访问</text:span><text:span text:style-name="T7">internet</text:span><text:span text:style-name="T6">网页；</text:span></text:p>
            <text:p><text:span text:style-name="T7">5. </text:span><text:span text:style-name="T6">弹出对话框提示</text:span><text:span text:style-name="T7">“</text:span><text:span text:style-name="T7">WLAN</text:span><text:span text:style-name="T6">不可用，是否使用移动网</text:span><text:span text:style-name="T7">”</text:span><text:span text:style-name="T6">，选择</text:span><text:span text:style-name="T7">“</text:span><text:span text:style-name="T6">是</text:span><text:span text:style-name="T7">”</text:span><text:span text:style-name="T6">并设为以后不再提示；</text:span></text:p>
            <text:p><text:span text:style-name="T7">6. </text:span><text:span text:style-name="T6">关闭浏览器；</text:span></text:p>
            <text:p><text:span text:style-name="T7">7. </text:span><text:span text:style-name="T6">启动浏览器，访问</text:span><text:span text:style-name="T7">internet</text:span><text:span text:style-name="T6">网页。</text:span></text:p>
            <text:p><text:span text:style-name="T6"/></text:p>
          </table:table-cell>
          <table:table-cell table:style-name="ce63" office:value-type="string">
            <text:p>1.在步骤2中，终端能正常访问internet网页 </text:p>
            <text:p>2.在步骤5中，终端能正常访问internet网页；</text:p>
            <text:p>3.在步骤7中，终端能够成功访问internet该网页，并且不再弹出提示；</text:p>
            <text:p/>
            <text:p/>
          </table:table-cell>
          <table:table-cell table:style-name="ce120" office:value-type="string">
            <text:p>本用例中，如浏览器中能设为CMNET和无APN设定两种，则两种设定分别测一遍，两次测试都通过才算通过；如只能设一种，则只测一遍。</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style-name="ce164" table:content-validation-name="val2" office:value-type="string">
            <text:p>M</text:p>
          </table:table-cell>
          <table:table-cell table:style-name="ce166"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15">
          <table:table-cell table:style-name="ce10" office:value-type="float" office:value="4.5">
            <text:p>4.5 </text:p>
          </table:table-cell>
          <table:table-cell table:style-name="ce39" office:value-type="string">
            <text:p>TS-WLAN-PRIORITY-USING-000002</text:p>
          </table:table-cell>
          <table:table-cell table:style-name="ce39"/>
          <table:table-cell table:style-name="ce63" office:value-type="string">
            <text:p>业务使用时的优选（<text:span text:style-name="T5">1</text:span><text:span text:style-name="T4">）不同</text:span><text:span text:style-name="T5">SSID</text:span><text:span text:style-name="T4">的</text:span><text:span text:style-name="T5">WLAN</text:span><text:span text:style-name="T4">之间。</text:span></text:p>
          </table:table-cell>
          <table:table-cell table:style-name="ce63" office:value-type="string">
            <text:p>在当前<text:span text:style-name="T5">WLAN</text:span><text:span text:style-name="T4">接入点信号较差的情况下，重选到</text:span><text:span text:style-name="T5">SSID</text:span><text:span text:style-name="T4">和加密方式都不同的其它</text:span><text:span text:style-name="T5">WLAN</text:span><text:span text:style-name="T4">接入点，</text:span></text:p>
          </table:table-cell>
          <table:table-cell table:style-name="ce63" office:value-type="string">
            <text:p><text:span text:style-name="T4"/></text:p>
            <text:p><text:span text:style-name="T5">1. </text:span><text:span text:style-name="T4">打开</text:span><text:span text:style-name="T5">SSID</text:span><text:span text:style-name="T4">不同的三个信任接入点</text:span><text:span text:style-name="T5">AP1</text:span><text:span text:style-name="T4">、</text:span><text:span text:style-name="T5">AP2</text:span><text:span text:style-name="T4">、</text:span><text:span text:style-name="T5">AP3</text:span></text:p>
          </table:table-cell>
          <table:table-cell table:style-name="ce63" office:value-type="string">
            <text:p>1. <text:span text:style-name="T4">启动</text:span><text:span text:style-name="T5">WLAN</text:span><text:span text:style-name="T4">功能，连接</text:span><text:span text:style-name="T5">AP1</text:span><text:span text:style-name="T4">，访问</text:span><text:span text:style-name="T5">internet</text:span><text:span text:style-name="T4">网页；</text:span></text:p>
            <text:p><text:span text:style-name="T5">2. </text:span><text:span text:style-name="T4">调节</text:span><text:span text:style-name="T5">AP1</text:span><text:span text:style-name="T4">信号，使之变弱；</text:span></text:p>
            <text:p><text:span text:style-name="T5">3. </text:span><text:span text:style-name="T4">提示用户选择连接</text:span><text:span text:style-name="T5">AP2</text:span><text:span text:style-name="T4">还是</text:span><text:span text:style-name="T5">AP3</text:span><text:span text:style-name="T4">；</text:span></text:p>
            <text:p><text:span text:style-name="T5">4. </text:span><text:span text:style-name="T4">用户选择连接到</text:span><text:span text:style-name="T5">AP2</text:span><text:span text:style-name="T4">；</text:span></text:p>
            <text:p><text:span text:style-name="T5">5. WLAN</text:span><text:span text:style-name="T4">网络恢复，终端继续访问网页。</text:span></text:p>
            <text:p><text:span text:style-name="T5">6. </text:span><text:span text:style-name="T4">看终端是否有设置能够让用户选择以后自动连接，并设置为自动连接。</text:span></text:p>
            <text:p><text:span text:style-name="T5">7. </text:span><text:span text:style-name="T4">重复</text:span><text:span text:style-name="T5">1-2.</text:span></text:p>
            <text:p><text:span text:style-name="T5"/></text:p>
          </table:table-cell>
          <table:table-cell table:style-name="ce63" office:value-type="string">
            <text:p>1. <text:span text:style-name="T4">在步骤</text:span><text:span text:style-name="T5">2</text:span><text:span text:style-name="T4">中，</text:span><text:span text:style-name="T5">AP1</text:span><text:span text:style-name="T4">信号强度低于</text:span><text:span text:style-name="T5">-85dbm</text:span><text:span text:style-name="T4">（天线口的信号强度，传导测试）时，才执行步骤</text:span><text:span text:style-name="T5">3</text:span><text:span text:style-name="T4">。</text:span></text:p>
            <text:p><text:span text:style-name="T5">2. </text:span><text:span text:style-name="T4">在步骤</text:span><text:span text:style-name="T5">4</text:span><text:span text:style-name="T4">中，终端的</text:span><text:span text:style-name="T5">IP</text:span><text:span text:style-name="T4">地址将发生变化，正在使用的网页访问业务可能中断</text:span></text:p>
            <text:p><text:span text:style-name="T5">3. </text:span><text:span text:style-name="T4">在步骤</text:span><text:span text:style-name="T5">5</text:span><text:span text:style-name="T4">中，用户能继续访问网页。</text:span></text:p>
            <text:p><text:span text:style-name="T5">4. </text:span><text:span text:style-name="T4">在步骤</text:span><text:span text:style-name="T5">6</text:span><text:span text:style-name="T4">中，终端有设置让用户选择以后自动连接。</text:span></text:p>
            <text:p><text:span text:style-name="T5">5. </text:span><text:span text:style-name="T4">在步骤</text:span><text:span text:style-name="T5">7</text:span><text:span text:style-name="T4">中，</text:span><text:span text:style-name="T5">AP1</text:span><text:span text:style-name="T4">信号强度低于</text:span><text:span text:style-name="T5">-85dbm</text:span><text:span text:style-name="T4">时，终端自动连接到</text:span><text:span text:style-name="T5">AP2</text:span><text:span text:style-name="T4">或</text:span><text:span text:style-name="T5">AP3</text:span><text:span text:style-name="T4">。</text:span></text:p>
            <text:p><text:span text:style-name="T4"/></text:p>
          </table:table-cell>
          <table:table-cell table:style-name="ce120" office:value-type="string">
            <text:p>终端只要达到本用例要求的结果就可以，本用例中涉及的具体设置项名称、方式可更改。</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1" table:content-validation-name="val2" office:value-type="string">
            <text:p>O</text:p>
          </table:table-cell>
          <table:table-cell table:number-columns-repeated="17" table:style-name="ce125" table:content-validation-name="val2" office:value-type="string">
            <text:p>O</text:p>
          </table:table-cell>
          <table:table-cell table:number-columns-repeated="975"/>
        </table:table-row>
        <table:table-row table:style-name="ro16">
          <table:table-cell table:style-name="ce10" office:value-type="float" office:value="4.6">
            <text:p>4.6 </text:p>
          </table:table-cell>
          <table:table-cell table:style-name="ce38" office:value-type="string">
            <text:p>TS-WLAN-PRIORITY-USING-000001</text:p>
          </table:table-cell>
          <table:table-cell table:style-name="ce38"/>
          <table:table-cell table:style-name="ce64" office:value-type="string">
            <text:p>业务使用时的优选（2）TD/GSM-&gt;WLAN</text:p>
          </table:table-cell>
          <table:table-cell table:style-name="ce74" office:value-type="string">
            <text:p>用户在使用<text:span text:style-name="T5">TD/GSM</text:span><text:span text:style-name="T4">的过程中，主动向可用的</text:span><text:span text:style-name="T5">WLAN</text:span><text:span text:style-name="T4">网络重选。</text:span></text:p>
          </table:table-cell>
          <table:table-cell table:style-name="ce74" office:value-type="string">
            <text:p>1. <text:span text:style-name="T4">终端处于</text:span><text:span text:style-name="T5">WLAN</text:span><text:span text:style-name="T4">网络和</text:span><text:span text:style-name="T5">TD-SCDMA</text:span><text:span text:style-name="T4">网络环境中，</text:span><text:span text:style-name="T5">WLAN</text:span><text:span text:style-name="T4">和</text:span><text:span text:style-name="T5">TD</text:span><text:span text:style-name="T4">都可用；</text:span></text:p>
            <text:p><text:span text:style-name="T5">2. </text:span><text:span text:style-name="T4">使用的下载工具能自动重连。</text:span></text:p>
            <text:p><text:span text:style-name="T5">3. </text:span><text:span text:style-name="T4">存在可用的信任接入点</text:span><text:span text:style-name="T5">AP1</text:span></text:p>
            <text:p><text:span text:style-name="T5">4. </text:span><text:span text:style-name="T10">终端恢复默认设置。</text:span></text:p>
          </table:table-cell>
          <table:table-cell table:style-name="ce74" office:value-type="string">
            <text:p>1. 关闭WLAN网络</text:p>
            <text:p>2. 通过CMNET，下载文件；</text:p>
            <text:p>3. 开启WLAN接入点AP1；</text:p>
            <text:p>4. 终端提示用户“发现WLAN信号***（***处应显示WLAN接入点的SSID），是否使用WLAN网络，使用该网络可能使部分数据业务中断”；</text:p>
            <text:p>5. 选择“是”；</text:p>
            <text:p>6. 文件自动继续下载。</text:p>
            <text:p>7. 终端设置为“蜂窝网-&gt;WLAN重选”为“自动重选”，重复1-4步骤。</text:p>
            <text:p>8. 终端设置为“蜂窝网-&gt;WLAN重选”为“手动重选”，重复1-4步骤。</text:p>
            <text:p>9. 终端设置为“蜂窝网-&gt;WLAN重选”为“总是询问”，重复1-4步骤；且在终端提示“发现WLAN信号***（***处应显示WLAN接入点的SSID），是否使用WLAN网络，使用该网络可能使部分数据业务中断”时，选择“否”。</text:p>
            <text:p/>
          </table:table-cell>
          <table:table-cell table:style-name="ce74" office:value-type="string">
            <text:p/>
            <text:p>1. 在步骤2中，终端能正常下载文件；</text:p>
            <text:p>2. 在步骤4中，终端能正常弹出提示；</text:p>
            <text:p>3. 在步骤6中，确定当前使用的是WLAN网络；</text:p>
            <text:p>4. 在步骤7中，终端不提示用户，且能够继续使用WLAN网络下载文件；</text:p>
            <text:p>5. 在步骤8中，终端不提示用户，且能够继续使用蜂窝网络下载文件；</text:p>
            <text:p>6. 在步骤9中，终端能通过CMNET继续下载文件，且1小时内不再提示；</text:p>
            <text:p/>
            <text:p/>
          </table:table-cell>
          <table:table-cell table:style-name="ce120" office:value-type="string">
            <text:p>1. 在步骤4中，采用先选择连接WLAN还是蜂窝网、再进一步显示AP列表的实现方式也可。</text:p>
            <text:p>2. 终端只要达到本用例要求的结果就可以，本用例中涉及的具体设置项名称、方式可更改。</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17">
          <table:table-cell table:style-name="ce10" office:value-type="float" office:value="4.7">
            <text:p>4.7 </text:p>
          </table:table-cell>
          <table:table-cell table:style-name="ce38" office:value-type="string">
            <text:p>TS-WLAN-PRIORITY-USING-000003</text:p>
          </table:table-cell>
          <table:table-cell table:style-name="ce38"/>
          <table:table-cell table:style-name="ce64" office:value-type="string">
            <text:p>业务使用时的优选（3）WLAN-&gt;TD/GSM</text:p>
          </table:table-cell>
          <table:table-cell table:style-name="ce74" office:value-type="string">
            <text:p>用户在使用WLAN的过程中，当无可用WLAN网络时，主动向TD/GSM可用的网络重选。</text:p>
          </table:table-cell>
          <table:table-cell table:style-name="ce74" office:value-type="string">
            <text:p>1. <text:span text:style-name="T4">终端处于</text:span><text:span text:style-name="T5">WLAN</text:span><text:span text:style-name="T4">网络和</text:span><text:span text:style-name="T5">TD-SCDMA</text:span><text:span text:style-name="T4">网络环境中，</text:span><text:span text:style-name="T5">WLAN</text:span><text:span text:style-name="T4">和</text:span><text:span text:style-name="T5">TD</text:span><text:span text:style-name="T4">都可用；</text:span></text:p>
            <text:p><text:span text:style-name="T5">2. </text:span><text:span text:style-name="T4">使用的下载工具能自动重连；</text:span></text:p>
            <text:p><text:span text:style-name="T5">3. </text:span><text:span text:style-name="T4">存在可用的信任接入点</text:span><text:span text:style-name="T5">AP1</text:span><text:span text:style-name="T4">。</text:span></text:p>
            <text:p><text:span text:style-name="T4"/></text:p>
          </table:table-cell>
          <table:table-cell table:style-name="ce74" office:value-type="string">
            <text:p/>
            <text:p/>
            <text:p>1. 接入AP1</text:p>
            <text:p>2. 通过WLAN，下载文件；</text:p>
            <text:p>3. 关闭WLAN网络；</text:p>
            <text:p>4. 提示用户“WLAN网络已断开，是否改用移动网络继续上网。” </text:p>
            <text:p>5. 选择“是”；</text:p>
            <text:p>6. 文件继续下载。</text:p>
            <text:p/>
            <text:p/>
          </table:table-cell>
          <table:table-cell table:style-name="ce74" office:value-type="string">
            <text:p>1. 在步骤2中，终端能正常通过WLAN下载文件；</text:p>
            <text:p>2. 在步骤4中，终端能正常弹出提示；</text:p>
            <text:p>3. 在步骤6中，确定当前使用的是TD/GSM网络；</text:p>
            <text:p/>
          </table:table-cell>
          <table:table-cell table:style-name="ce120" office:value-type="string">
            <text:p>终端只要达到本用例要求的结果就可以，本用例中涉及的具体设置项名称、方式可更改。</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1" table:content-validation-name="val2" office:value-type="string">
            <text:p>O</text:p>
          </table:table-cell>
          <table:table-cell table:number-columns-repeated="10" table:style-name="ce125" table:content-validation-name="val2" office:value-type="string">
            <text:p>O</text:p>
          </table:table-cell>
          <table:table-cell table:number-columns-repeated="2" table:style-name="ce164" table:content-validation-name="val2" office:value-type="string">
            <text:p>M</text:p>
          </table:table-cell>
          <table:table-cell table:number-columns-repeated="5" table:style-name="ce125" table:content-validation-name="val2" office:value-type="string">
            <text:p>O</text:p>
          </table:table-cell>
          <table:table-cell table:number-columns-repeated="975"/>
        </table:table-row>
        <table:table-row table:style-name="ro18">
          <table:table-cell table:style-name="ce6" office:value-type="string">
            <text:p>5 WLAN<text:span text:style-name="T4">认证要求</text:span></text:p>
          </table:table-cell>
          <table:table-cell table:style-name="ce30" table:number-columns-repeated="7"/>
          <table:table-cell table:style-name="ce32" table:number-columns-repeated="14"/>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11" office:value-type="float" office:value="5.1">
            <text:p>5.1 </text:p>
          </table:table-cell>
          <table:table-cell table:style-name="ce40" office:value-type="string">
            <text:p>TS-WLAN-AUTH-BASE-000001</text:p>
          </table:table-cell>
          <table:table-cell table:style-name="ce40"/>
          <table:table-cell table:style-name="ce58" office:value-type="string">
            <text:p>WEP<text:span text:style-name="T6">协议</text:span></text:p>
          </table:table-cell>
          <table:table-cell table:style-name="ce58" office:value-type="string">
            <text:p>测试终端是否支持<text:span text:style-name="T7">WEP</text:span><text:span text:style-name="T6">协议</text:span></text:p>
          </table:table-cell>
          <table:table-cell table:style-name="ce58" office:value-type="string">
            <text:p>1. <text:span text:style-name="T6">终端处于</text:span><text:span text:style-name="T7">WLAN</text:span><text:span text:style-name="T6">网络环境中；</text:span><text:span text:style-name="T7"> </text:span></text:p>
            <text:p><text:span text:style-name="T7">2. </text:span><text:span text:style-name="T6">配置一个未知接入点</text:span><text:span text:style-name="T7">AP1</text:span><text:span text:style-name="T6">，安全类型为</text:span><text:span text:style-name="T7">WEP</text:span><text:span text:style-name="T6">，加密设置密钥；</text:span></text:p>
            <text:p><text:span text:style-name="T6"/></text:p>
          </table:table-cell>
          <table:table-cell table:style-name="ce58" office:value-type="string">
            <text:p>1. <text:span text:style-name="T6">搜索</text:span><text:span text:style-name="T7">WLAN</text:span><text:span text:style-name="T6">网络，添加</text:span><text:span text:style-name="T7">WEP</text:span><text:span text:style-name="T6">类型的</text:span><text:span text:style-name="T7">AP</text:span><text:span text:style-name="T6">热点；</text:span></text:p>
            <text:p><text:span text:style-name="T7">2. </text:span><text:span text:style-name="T6">输入密钥；</text:span></text:p>
            <text:p><text:span text:style-name="T7">3. </text:span><text:span text:style-name="T6">查看连接后的</text:span><text:span text:style-name="T7">WLAN</text:span><text:span text:style-name="T6">网络信息。</text:span></text:p>
            <text:p><text:span text:style-name="T6"/></text:p>
          </table:table-cell>
          <table:table-cell table:style-name="ce58" office:value-type="string">
            <text:p>1. <text:span text:style-name="T6">在步骤</text:span><text:span text:style-name="T7">1</text:span><text:span text:style-name="T6">中，提示输入密钥；</text:span></text:p>
            <text:p><text:span text:style-name="T7">2. </text:span><text:span text:style-name="T6">在步骤</text:span><text:span text:style-name="T7">2</text:span><text:span text:style-name="T6">中，输入密钥后，连接成功，终端支持</text:span><text:span text:style-name="T7">WEP</text:span><text:span text:style-name="T6">协议中的</text:span><text:span text:style-name="T7">RC4</text:span><text:span text:style-name="T6">加密方式，能够正常上网；</text:span></text:p>
            <text:p><text:span text:style-name="T7">3. </text:span><text:span text:style-name="T6">在步骤</text:span><text:span text:style-name="T7">3</text:span><text:span text:style-name="T6">中，查看连接信息显示安全类型：</text:span><text:span text:style-name="T7">WEP</text:span><text:span text:style-name="T6">，终端支持</text:span><text:span text:style-name="T7">WEP</text:span><text:span text:style-name="T6">鉴权方式；</text:span></text:p>
            <text:p><text:span text:style-name="T6"/></text:p>
          </table:table-cell>
          <table:table-cell table:style-name="ce111"/>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office:value-type="string">
            <text:p>必需支持同时打开<text:span text:style-name="T7">3</text:span><text:span text:style-name="T6">个或</text:span><text:span text:style-name="T7">3</text:span><text:span text:style-name="T6">个以上网页</text:span><text:span text:style-name="T7">.</text:span></text:p>
          </table:table-cell>
          <table:table-cell table:style-name="ce52" table:number-columns-repeated="6"/>
          <table:table-cell/>
          <table:table-cell table:number-columns-repeated="11" table:style-name="ce125" table:content-validation-name="val2" office:value-type="string">
            <text:p>O</text:p>
          </table:table-cell>
          <table:table-cell table:number-columns-repeated="2" table:style-name="ce164" table:content-validation-name="val2" office:value-type="string">
            <text:p>M</text:p>
          </table:table-cell>
          <table:table-cell table:number-columns-repeated="5" table:style-name="ce125" table:content-validation-name="val2" office:value-type="string">
            <text:p>O</text:p>
          </table:table-cell>
          <table:table-cell table:number-columns-repeated="975"/>
        </table:table-row>
        <table:table-row table:style-name="ro7">
          <table:table-cell table:style-name="ce7" office:value-type="float" office:value="5.2">
            <text:p>5.2 </text:p>
          </table:table-cell>
          <table:table-cell table:style-name="ce33" office:value-type="string">
            <text:p>TS-WLAN-AUTH-BASE-000001</text:p>
          </table:table-cell>
          <table:table-cell table:style-name="ce33"/>
          <table:table-cell table:style-name="ce58" office:value-type="string">
            <text:p>WPA<text:span text:style-name="T6">协议</text:span></text:p>
          </table:table-cell>
          <table:table-cell table:style-name="ce58" office:value-type="string">
            <text:p>测试终端是否支持<text:span text:style-name="T7">WPA</text:span><text:span text:style-name="T6">协议</text:span></text:p>
          </table:table-cell>
          <table:table-cell table:style-name="ce58" office:value-type="string">
            <text:p>1. <text:span text:style-name="T6">终端处于</text:span><text:span text:style-name="T7">WLAN</text:span><text:span text:style-name="T6">网络环境中；</text:span><text:span text:style-name="T7"> </text:span></text:p>
            <text:p><text:span text:style-name="T7">2. </text:span><text:span text:style-name="T6">配置一个未知接入点</text:span><text:span text:style-name="T7">AP1</text:span><text:span text:style-name="T6">，安全类型为</text:span><text:span text:style-name="T7">WPA-PSK</text:span><text:span text:style-name="T6">（</text:span><text:span text:style-name="T7">TKIP</text:span><text:span text:style-name="T6">）；</text:span></text:p>
            <text:p><text:span text:style-name="T6"/></text:p>
          </table:table-cell>
          <table:table-cell table:style-name="ce58" office:value-type="string">
            <text:p>1. <text:span text:style-name="T6">搜索</text:span><text:span text:style-name="T7">WLAN</text:span><text:span text:style-name="T6">网络，添加</text:span><text:span text:style-name="T7">WPA</text:span><text:span text:style-name="T6">类型的</text:span><text:span text:style-name="T7">AP</text:span><text:span text:style-name="T6">热点；</text:span></text:p>
            <text:p><text:span text:style-name="T7">2. </text:span><text:span text:style-name="T6">输入密钥；</text:span></text:p>
            <text:p><text:span text:style-name="T7">3. </text:span><text:span text:style-name="T6">查看连接后的</text:span><text:span text:style-name="T7">WLAN</text:span><text:span text:style-name="T6">网络信息；</text:span></text:p>
            <text:p><text:span text:style-name="T6"/></text:p>
          </table:table-cell>
          <table:table-cell table:style-name="ce58" office:value-type="string">
            <text:p>1. <text:span text:style-name="T6">在步骤</text:span><text:span text:style-name="T7">1</text:span><text:span text:style-name="T6">中，提示输入密钥；</text:span></text:p>
            <text:p><text:span text:style-name="T7">2. </text:span><text:span text:style-name="T6">在步骤</text:span><text:span text:style-name="T7">2</text:span><text:span text:style-name="T6">中，输入密钥后，连接成功，能够正常上网；</text:span></text:p>
            <text:p><text:span text:style-name="T7">3. </text:span><text:span text:style-name="T6">在步骤</text:span><text:span text:style-name="T7">3</text:span><text:span text:style-name="T6">中，查看连接信息显示安全类型：</text:span><text:span text:style-name="T7">WPA</text:span><text:span text:style-name="T6">或</text:span><text:span text:style-name="T7">WPA-PSK</text:span><text:span text:style-name="T6">，终端支持</text:span><text:span text:style-name="T7">WPA</text:span><text:span text:style-name="T6">协议</text:span></text:p>
            <text:p><text:span text:style-name="T6"/></text:p>
          </table:table-cell>
          <table:table-cell table:style-name="ce111"/>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number-columns-repeated="11" table:style-name="ce125" table:content-validation-name="val2" office:value-type="string">
            <text:p>O</text:p>
          </table:table-cell>
          <table:table-cell table:number-columns-repeated="2" table:style-name="ce164" table:content-validation-name="val2" office:value-type="string">
            <text:p>M</text:p>
          </table:table-cell>
          <table:table-cell table:number-columns-repeated="5" table:style-name="ce125" table:content-validation-name="val2" office:value-type="string">
            <text:p>O</text:p>
          </table:table-cell>
          <table:table-cell table:number-columns-repeated="975"/>
        </table:table-row>
        <table:table-row table:style-name="ro7">
          <table:table-cell table:style-name="ce11" office:value-type="float" office:value="5.3">
            <text:p>5.3 </text:p>
          </table:table-cell>
          <table:table-cell table:style-name="ce31" office:value-type="string">
            <text:p>TS-WLAN-AUTH-BASE-000001</text:p>
          </table:table-cell>
          <table:table-cell table:style-name="ce31"/>
          <table:table-cell table:style-name="ce57" office:value-type="string">
            <text:p>WPA2<text:span text:style-name="T4">协议</text:span></text:p>
          </table:table-cell>
          <table:table-cell table:style-name="ce61" office:value-type="string">
            <text:p>测试终端是否支持<text:span text:style-name="T7">WPA2</text:span><text:span text:style-name="T6">协议</text:span><text:span text:style-name="T7"> </text:span></text:p>
          </table:table-cell>
          <table:table-cell table:style-name="ce61" office:value-type="string">
            <text:p>1. <text:span text:style-name="T6">终端处于</text:span><text:span text:style-name="T7">WLAN</text:span><text:span text:style-name="T6">网络环境中；</text:span><text:span text:style-name="T7"> </text:span></text:p>
            <text:p><text:span text:style-name="T7">2. </text:span><text:span text:style-name="T6">配置一个未知接入点</text:span><text:span text:style-name="T7">AP1</text:span><text:span text:style-name="T6">，安全类型为</text:span><text:span text:style-name="T7">WPA2-PSK</text:span><text:span text:style-name="T6">（</text:span><text:span text:style-name="T7">AES</text:span><text:span text:style-name="T6">）；</text:span></text:p>
            <text:p><text:span text:style-name="T6"/></text:p>
          </table:table-cell>
          <table:table-cell table:style-name="ce57" office:value-type="string">
            <text:p>1. <text:span text:style-name="T4">搜索</text:span><text:span text:style-name="T5">WLAN</text:span><text:span text:style-name="T4">网络，添加</text:span><text:span text:style-name="T5">WPA</text:span><text:span text:style-name="T4">类型的</text:span><text:span text:style-name="T5">AP</text:span><text:span text:style-name="T4">热点；</text:span></text:p>
            <text:p><text:span text:style-name="T5">2. </text:span><text:span text:style-name="T4">输入密钥；</text:span></text:p>
            <text:p><text:span text:style-name="T5">3. </text:span><text:span text:style-name="T4">查看连接后的</text:span><text:span text:style-name="T5">WLAN</text:span><text:span text:style-name="T4">网络信息</text:span></text:p>
            <text:p><text:span text:style-name="T4"/></text:p>
          </table:table-cell>
          <table:table-cell table:style-name="ce61" office:value-type="string">
            <text:p>1. <text:span text:style-name="T6">在步骤</text:span><text:span text:style-name="T7">1</text:span><text:span text:style-name="T6">中，提示输入密钥；</text:span></text:p>
            <text:p><text:span text:style-name="T7">2. </text:span><text:span text:style-name="T6">在步骤</text:span><text:span text:style-name="T7">2</text:span><text:span text:style-name="T6">中，输入密钥后，连接成功；</text:span></text:p>
            <text:p><text:span text:style-name="T7">3. </text:span><text:span text:style-name="T6">在步骤</text:span><text:span text:style-name="T7">3</text:span><text:span text:style-name="T6">中，查看连接信息显示安全类型：</text:span><text:span text:style-name="T7">WPA2</text:span><text:span text:style-name="T6">或</text:span><text:span text:style-name="T7">WPA2-PSK</text:span><text:span text:style-name="T6">，终端支持</text:span><text:span text:style-name="T7">WPA2</text:span><text:span text:style-name="T6">协议。</text:span></text:p>
            <text:p><text:span text:style-name="T6"/></text:p>
          </table:table-cell>
          <table:table-cell table:style-name="ce110"/>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number-columns-repeated="6" table:style-name="ce123" table:content-validation-name="val2" office:value-type="string">
            <text:p>O</text:p>
          </table:table-cell>
          <table:table-cell table:number-columns-repeated="4" table:style-name="ce121" table:content-validation-name="val2" office:value-type="string">
            <text:p>O</text:p>
          </table:table-cell>
          <table:table-cell table:number-columns-repeated="6" table:style-name="ce164" table:content-validation-name="val2" office:value-type="string">
            <text:p>O</text:p>
          </table:table-cell>
          <table:table-cell table:style-name="ce123" table:content-validation-name="val2" office:value-type="string">
            <text:p>O</text:p>
          </table:table-cell>
          <table:table-cell table:style-name="ce164" table:content-validation-name="val2" office:value-type="string">
            <text:p>O</text:p>
          </table:table-cell>
          <table:table-cell table:number-columns-repeated="975"/>
        </table:table-row>
        <table:table-row table:style-name="ro7">
          <table:table-cell table:style-name="ce7" office:value-type="float" office:value="5.4">
            <text:p>5.4 </text:p>
          </table:table-cell>
          <table:table-cell table:style-name="ce31" office:value-type="string">
            <text:p>TS-WLAN-AUTH-WAPI-000001</text:p>
          </table:table-cell>
          <table:table-cell table:style-name="ce31"/>
          <table:table-cell table:style-name="ce57" office:value-type="string">
            <text:p>WAPI</text:p>
          </table:table-cell>
          <table:table-cell table:style-name="ce61" office:value-type="string">
            <text:p>测试终端是否支持<text:span text:style-name="T7">WAPI</text:span><text:span text:style-name="T6">协议</text:span></text:p>
          </table:table-cell>
          <table:table-cell table:style-name="ce61" office:value-type="string">
            <text:p>1. <text:span text:style-name="T6">终端处于</text:span><text:span text:style-name="T7">WLAN</text:span><text:span text:style-name="T6">网络环境中；（补充</text:span><text:span text:style-name="T7">WAPI</text:span><text:span text:style-name="T6">测试环境图）</text:span><text:span text:style-name="T7"> </text:span></text:p>
            <text:p><text:span text:style-name="T7">2. </text:span><text:span text:style-name="T6">配置一个</text:span><text:span text:style-name="T7">WAPI</text:span><text:span text:style-name="T6">接入点</text:span><text:span text:style-name="T7">AP</text:span><text:span text:style-name="T6">；</text:span></text:p>
            <text:p><text:span text:style-name="T6"/></text:p>
          </table:table-cell>
          <table:table-cell table:style-name="ce57" office:value-type="string">
            <text:p>1. <text:span text:style-name="T4">搜索</text:span><text:span text:style-name="T5">WLAN</text:span><text:span text:style-name="T4">网络，配置</text:span><text:span text:style-name="T5">WAPI</text:span><text:span text:style-name="T4">证书；</text:span></text:p>
            <text:p><text:span text:style-name="T5">2. </text:span><text:span text:style-name="T4">接入</text:span><text:span text:style-name="T5">WAPI</text:span><text:span text:style-name="T4">接入点；</text:span></text:p>
            <text:p><text:span text:style-name="T5">3. </text:span><text:span text:style-name="T4">查看连接后的</text:span><text:span text:style-name="T5">WLAN</text:span><text:span text:style-name="T4">网络信息；</text:span></text:p>
            <text:p><text:span text:style-name="T4"/></text:p>
          </table:table-cell>
          <table:table-cell table:style-name="ce61" office:value-type="string">
            <text:p>1. <text:span text:style-name="T6">在步骤</text:span><text:span text:style-name="T7">1</text:span><text:span text:style-name="T6">中，能正常配置</text:span><text:span text:style-name="T7">WAPI</text:span><text:span text:style-name="T6">证书；</text:span></text:p>
            <text:p><text:span text:style-name="T7">2. </text:span><text:span text:style-name="T6">在步骤</text:span><text:span text:style-name="T7">2</text:span><text:span text:style-name="T6">中，成功接入</text:span><text:span text:style-name="T7">WAPI</text:span><text:span text:style-name="T6">接入点；</text:span></text:p>
            <text:p><text:span text:style-name="T7">3. </text:span><text:span text:style-name="T6">在步骤</text:span><text:span text:style-name="T7">3</text:span><text:span text:style-name="T6">中，查看连接信息显示安全类型：</text:span><text:span text:style-name="T7">WAPI</text:span><text:span text:style-name="T6">，终端支持</text:span><text:span text:style-name="T7">WAPI</text:span><text:span text:style-name="T6">。</text:span></text:p>
            <text:p><text:span text:style-name="T6"/></text:p>
          </table:table-cell>
          <table:table-cell table:style-name="ce110" office:value-type="string">
            <text:p>该用例需要测试<text:span text:style-name="T5">10</text:span><text:span text:style-name="T4">次，成功率达到</text:span><text:span text:style-name="T5">80%</text:span><text:span text:style-name="T4">以上方可算通过，用例备注中请填写成功率</text:span></text:p>
          </table:table-cell>
          <table:table-cell table:style-name="ce128"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number-columns-repeated="6" table:style-name="ce123" table:content-validation-name="val2" office:value-type="string">
            <text:p>O</text:p>
          </table:table-cell>
          <table:table-cell table:number-columns-repeated="4" table:style-name="ce121" table:content-validation-name="val2" office:value-type="string">
            <text:p>O</text:p>
          </table:table-cell>
          <table:table-cell table:number-columns-repeated="6" table:style-name="ce164" table:content-validation-name="val2" office:value-type="string">
            <text:p>O</text:p>
          </table:table-cell>
          <table:table-cell table:style-name="ce123" table:content-validation-name="val2" office:value-type="string">
            <text:p>O</text:p>
          </table:table-cell>
          <table:table-cell table:style-name="ce164" table:content-validation-name="val2" office:value-type="string">
            <text:p>O</text:p>
          </table:table-cell>
          <table:table-cell table:number-columns-repeated="975"/>
        </table:table-row>
        <table:table-row table:style-name="ro7">
          <table:table-cell table:style-name="ce11" office:value-type="float" office:value="5.5">
            <text:p>5.5 </text:p>
          </table:table-cell>
          <table:table-cell table:style-name="ce41" office:value-type="string">
            <text:p>TS-WLAN-AUTH-WAPI-000002<text:span text:style-name="T6">、</text:span><text:span text:style-name="T7">TS-WLAN-AUTH-WAPI-000003</text:span></text:p>
          </table:table-cell>
          <table:table-cell table:style-name="ce41"/>
          <table:table-cell table:style-name="ce59" office:value-type="string">
            <text:p>证书加载、卸载</text:p>
          </table:table-cell>
          <table:table-cell table:style-name="ce75" office:value-type="string">
            <text:p>测试终端是否支持<text:span text:style-name="T7">WAPI</text:span><text:span text:style-name="T6">，证书加载、卸载。</text:span></text:p>
          </table:table-cell>
          <table:table-cell table:style-name="ce75" office:value-type="string">
            <text:p>1. <text:span text:style-name="T6">终端处于</text:span><text:span text:style-name="T7">WLAN</text:span><text:span text:style-name="T6">网络环境中；</text:span><text:span text:style-name="T7"> </text:span></text:p>
            <text:p><text:span text:style-name="T7">2. </text:span><text:span text:style-name="T6">配置一个</text:span><text:span text:style-name="T7">WAPI</text:span><text:span text:style-name="T6">接入点</text:span><text:span text:style-name="T7">AP</text:span><text:span text:style-name="T6">；</text:span></text:p>
            <text:p><text:span text:style-name="T6"/></text:p>
          </table:table-cell>
          <table:table-cell table:style-name="ce59" office:value-type="string">
            <text:p>1. <text:span text:style-name="T4">搜索</text:span><text:span text:style-name="T5">WLAN</text:span><text:span text:style-name="T4">网络，选择加载</text:span><text:span text:style-name="T5">WAPI</text:span><text:span text:style-name="T4">证书；</text:span><text:span text:style-name="T5"> <text:s text:c="16"/></text:span><text:span text:style-name="T5">2. </text:span><text:span text:style-name="T4">终端弹出窗口供用户在终端的存储空间中选择所需使用的证书。</text:span></text:p>
            <text:p><text:span text:style-name="T5">3. </text:span><text:span text:style-name="T4">选择所需使用的证书，并选择加载。</text:span></text:p>
            <text:p><text:span text:style-name="T5">4. </text:span><text:span text:style-name="T4">接入</text:span><text:span text:style-name="T5">WAPI</text:span><text:span text:style-name="T4">接入点；</text:span></text:p>
            <text:p><text:span text:style-name="T5">5. </text:span><text:span text:style-name="T4">断开连接后，卸载</text:span><text:span text:style-name="T5">WAPI</text:span><text:span text:style-name="T4">证书；</text:span></text:p>
            <text:p><text:span text:style-name="T5">6. </text:span><text:span text:style-name="T4">尝试接入</text:span><text:span text:style-name="T5">WAPI</text:span><text:span text:style-name="T4">接入点；</text:span></text:p>
            <text:p><text:span text:style-name="T4"/></text:p>
          </table:table-cell>
          <table:table-cell table:style-name="ce75" office:value-type="string">
            <text:p>1. <text:span text:style-name="T6">在步骤</text:span><text:span text:style-name="T7">1</text:span><text:span text:style-name="T6">中，设置菜单中有加载</text:span><text:span text:style-name="T7">WAPI</text:span><text:span text:style-name="T6">证书的选项；</text:span><text:span text:style-name="T7"> <text:s text:c="2"/></text:span><text:span text:style-name="T7">2. </text:span><text:span text:style-name="T6">在步骤</text:span><text:span text:style-name="T7">3</text:span><text:span text:style-name="T6">中，能成功加载</text:span><text:span text:style-name="T7">WAPI</text:span><text:span text:style-name="T6">证书；</text:span><text:span text:style-name="T7"> <text:s text:c="22"/></text:span><text:span text:style-name="T7">3. </text:span><text:span text:style-name="T6">在步骤</text:span><text:span text:style-name="T7">4</text:span><text:span text:style-name="T6">中，成功接入</text:span><text:span text:style-name="T7">WAPI</text:span><text:span text:style-name="T6">接入点；</text:span></text:p>
            <text:p><text:span text:style-name="T7">4. </text:span><text:span text:style-name="T6">在步骤</text:span><text:span text:style-name="T7">5</text:span><text:span text:style-name="T6">中，设置菜单中有卸载</text:span><text:span text:style-name="T7">WAPI</text:span><text:span text:style-name="T6">证书的选项；</text:span></text:p>
            <text:p><text:span text:style-name="T7">5. </text:span><text:span text:style-name="T6">在步骤</text:span><text:span text:style-name="T7">6</text:span><text:span text:style-name="T6">中，无法正常接入，且提示用户需加载证书。</text:span></text:p>
            <text:p><text:span text:style-name="T6"/></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4" table:number-columns-repeated="18"/>
          <table:table-cell table:number-columns-repeated="975"/>
        </table:table-row>
        <table:table-row table:style-name="ro7">
          <table:table-cell table:style-name="ce7" office:value-type="float" office:value="5.6">
            <text:p>5.6 </text:p>
          </table:table-cell>
          <table:table-cell table:style-name="ce41" office:value-type="string">
            <text:p>TS-WLAN-AUTH-WEB-SOFTWARE-000001<text:span text:style-name="T6">、</text:span><text:span text:style-name="T7">TS-WLAN-AUTH-WEB-SOFTWARE-000003</text:span><text:span text:style-name="T6">、</text:span><text:span text:style-name="T7">TS-WLAN-AUTH-WEB-SOFTWARE-000010</text:span></text:p>
          </table:table-cell>
          <table:table-cell table:style-name="ce41"/>
          <table:table-cell table:style-name="ce59" office:value-type="string">
            <text:p>设置菜单</text:p>
          </table:table-cell>
          <table:table-cell table:style-name="ce61" office:value-type="string">
            <text:p>终端内置自动认证功能的设置菜单是否符合要求。</text:p>
          </table:table-cell>
          <table:table-cell table:style-name="ce75" office:value-type="string">
            <text:p><text:span text:style-name="T6"/></text:p>
            <text:p><text:span text:style-name="T7">1. </text:span><text:span text:style-name="T6">终端</text:span><text:span text:style-name="T7">WLAN</text:span><text:span text:style-name="T6">通信开关开启；</text:span><text:span text:style-name="T7"> <text:s text:c="15"/></text:span><text:span text:style-name="T7">2. </text:span><text:span text:style-name="T6">未预置中国移动提供的</text:span><text:span text:style-name="T7">WLAN</text:span><text:span text:style-name="T6">客户端；</text:span></text:p>
            <text:p><text:span text:style-name="T7">3. </text:span><text:span text:style-name="T6">手机已装入</text:span><text:span text:style-name="T7">SIM</text:span><text:span text:style-name="T6">卡。</text:span></text:p>
            <text:p><text:span text:style-name="T6"/></text:p>
          </table:table-cell>
          <table:table-cell table:style-name="ce59" office:value-type="string">
            <text:p><text:span text:style-name="T4"/></text:p>
            <text:p><text:span text:style-name="T5">1. </text:span><text:span text:style-name="T4">打开接入点列表；</text:span></text:p>
            <text:p><text:span text:style-name="T5">2. </text:span><text:span text:style-name="T4">点击</text:span><text:span text:style-name="T5">CMCC</text:span><text:span text:style-name="T4">接入点的设置选项；</text:span></text:p>
            <text:p><text:span text:style-name="T5">3. </text:span><text:span text:style-name="T4">察看界面中是否存在“密码保存”、“开通”、“修改密码”、“重置密码”功能；</text:span></text:p>
            <text:p><text:span text:style-name="T5">4. </text:span><text:span text:style-name="T4">察看是否存在“自动认证时提示”选项；</text:span></text:p>
            <text:p><text:span text:style-name="T5">5. </text:span><text:span text:style-name="T4">选择开通；</text:span></text:p>
            <text:p><text:span text:style-name="T5">6. </text:span><text:span text:style-name="T4">终端弹出提示“将对本机</text:span><text:span text:style-name="T5">SIM</text:span><text:span text:style-name="T4">卡号码进行操作，是否继续”；</text:span></text:p>
            <text:p><text:span text:style-name="T5">7. </text:span><text:span text:style-name="T4">选择“是”；</text:span></text:p>
            <text:p><text:span text:style-name="T5">8. </text:span><text:span text:style-name="T4">输入新、旧密码，并选择修改；</text:span></text:p>
            <text:p><text:span text:style-name="T5">9. </text:span><text:span text:style-name="T4">终端弹出提示“将对本机</text:span><text:span text:style-name="T5">SIM</text:span><text:span text:style-name="T4">卡号码进行操作，是否继续”；</text:span></text:p>
            <text:p><text:span text:style-name="T5">10. </text:span><text:span text:style-name="T4">选择“是”；</text:span></text:p>
            <text:p><text:span text:style-name="T5">11. </text:span><text:span text:style-name="T4">选择重置密码；</text:span></text:p>
            <text:p><text:span text:style-name="T5">12. </text:span><text:span text:style-name="T4">终端弹出提示“将对本机</text:span><text:span text:style-name="T5">SIM</text:span><text:span text:style-name="T4">卡号码进行操作，是否继续”；</text:span></text:p>
            <text:p><text:span text:style-name="T5">13. </text:span><text:span text:style-name="T4">选择“是”；</text:span></text:p>
            <text:p><text:span text:style-name="T12">14.</text:span><text:span text:style-name="T10">在终端上下载对</text:span><text:span text:style-name="T12">“</text:span><text:span text:style-name="T10">内置自动认证功能</text:span><text:span text:style-name="T12">”</text:span><text:span text:style-name="T10">升级补丁，并做升级，其中具体升级的方式可由厂家自主决定，但该升级必须是针对此功能点的，不能是针对整个手机的版本升级。例如可选但不限于如下几种方式：（</text:span><text:span text:style-name="T12">1</text:span><text:span text:style-name="T10">）可以下载升级补丁，并在手机上直接点击运行该在补丁；（</text:span><text:span text:style-name="T12">2</text:span><text:span text:style-name="T10">）可以在设置中添加</text:span><text:span text:style-name="T12">“</text:span><text:span text:style-name="T10">升级选项</text:span><text:span text:style-name="T12">”</text:span><text:span text:style-name="T10">，选择该选项后终端自动连接到终端厂家提供的服务器，完成数据下载及升级；（</text:span><text:span text:style-name="T12">3</text:span><text:span text:style-name="T10">）可以下载升级文件，并在设置中添加</text:span><text:span text:style-name="T12">“</text:span><text:span text:style-name="T10">升级选项</text:span><text:span text:style-name="T12">”</text:span><text:span text:style-name="T10">，选择该选项后终端引导用户在本机的存储空间中选择升级文件，用已完成升级。</text:span></text:p>
            <text:p><text:span text:style-name="T4"/></text:p>
          </table:table-cell>
          <table:table-cell table:style-name="ce59" office:value-type="string">
            <text:p><text:span text:style-name="T4"/></text:p>
            <text:p><text:span text:style-name="T5">1. </text:span><text:span text:style-name="T4">步骤</text:span><text:span text:style-name="T5">1</text:span><text:span text:style-name="T4">，在接入点列表中找到</text:span><text:span text:style-name="T5">CMCC</text:span><text:span text:style-name="T4">接入点的设置选项。</text:span><text:span text:style-name="T5"> </text:span></text:p>
            <text:p><text:span text:style-name="T5">2. </text:span><text:span text:style-name="T4">步骤</text:span><text:span text:style-name="T5">2</text:span><text:span text:style-name="T4">，弹出设置界面。</text:span></text:p>
            <text:p><text:span text:style-name="T5">3. </text:span><text:span text:style-name="T4">步骤</text:span><text:span text:style-name="T5">3</text:span><text:span text:style-name="T4">，存在“密码保存”、“开通”、“修改密码”、“重置密码”功能。</text:span></text:p>
            <text:p><text:span text:style-name="T5">4. </text:span><text:span text:style-name="T4">步骤</text:span><text:span text:style-name="T5">4</text:span><text:span text:style-name="T4">，存在“自动认证时提示”、“自动接入中国移动</text:span><text:span text:style-name="T5">WLAN</text:span><text:span text:style-name="T4">接入点”选项。</text:span></text:p>
            <text:p><text:span text:style-name="T5">5. </text:span><text:span text:style-name="T4">步骤</text:span><text:span text:style-name="T5">7</text:span><text:span text:style-name="T4">，终端发出短信“</text:span><text:span text:style-name="T5">KTWLAN</text:span><text:span text:style-name="T4">”</text:span><text:span text:style-name="T4">到</text:span><text:span text:style-name="T5">10086</text:span><text:span text:style-name="T4">，并“提示用户手动查收回执短信”或“终端自动查收短信后，提示用户结果”。</text:span></text:p>
            <text:p><text:span text:style-name="T5">6. </text:span><text:span text:style-name="T4">步骤</text:span><text:span text:style-name="T5">10</text:span><text:span text:style-name="T4">，终端发出短信“</text:span><text:span text:style-name="T5">XGWLANMM</text:span><text:span text:style-name="T4">”</text:span><text:span text:style-name="T4">到</text:span><text:span text:style-name="T5">10086</text:span><text:span text:style-name="T4">，并“提示用户手动查收回执短信”或“终端自动查收短信后，提示用户结果”。</text:span></text:p>
            <text:p><text:span text:style-name="T5">7. </text:span><text:span text:style-name="T4">步骤</text:span><text:span text:style-name="T5">12</text:span><text:span text:style-name="T4">，终端发出短信“</text:span><text:span text:style-name="T5">CZWLANMM</text:span><text:span text:style-name="T4">”</text:span><text:span text:style-name="T4">到</text:span><text:span text:style-name="T5">10086</text:span><text:span text:style-name="T4">，并“提示用户手动查收回执短信”或“终端自动查收短信后，提示用户结果”。</text:span></text:p>
            <text:p><text:span text:style-name="T5">8. <text:s/></text:span><text:span text:style-name="T4">步骤</text:span><text:span text:style-name="T5">14</text:span><text:span text:style-name="T4">，</text:span><text:span text:style-name="T10">能够升级。但对于非智能终端，仅需能够修改</text:span><text:span text:style-name="T12">“</text:span><text:span text:style-name="T10">开通</text:span><text:span text:style-name="T12">”</text:span><text:span text:style-name="T10">、</text:span><text:span text:style-name="T12">“</text:span><text:span text:style-name="T10">修改密码</text:span><text:span text:style-name="T12">”</text:span><text:span text:style-name="T10">、</text:span><text:span text:style-name="T12">“</text:span><text:span text:style-name="T10">重置密码</text:span><text:span text:style-name="T12">”</text:span><text:span text:style-name="T10">所需发送的</text:span><text:span text:style-name="T12">“</text:span><text:span text:style-name="T10">短信格式</text:span><text:span text:style-name="T12">”“</text:span><text:span text:style-name="T10">目的短信号码</text:span><text:span text:style-name="T12">”</text:span><text:span text:style-name="T10">。</text:span></text:p>
          </table:table-cell>
          <table:table-cell table:style-name="ce120" office:value-type="string">
            <text:p>7.4.3.1、7.4.3.2与7.4.3.3互为条件关键项：</text:p>
            <text:p>如果7.4.3.3测试通过，则7.4.3.1和7.4.3.2为可选项，否则7.4.3.1和7.4.3.2为关键项；</text:p>
            <text:p>如果7.4.3.1和7.4.3.2测试通过，则7.4.3.3为可选项，否则7.4.3.3为关键项。</text:p>
          </table:table-cell>
          <table:table-cell table:style-name="ce123" table:content-validation-name="val2" office:value-type="string">
            <text:p>M</text:p>
          </table:table-cell>
          <table:table-cell table:style-name="ce137"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11" office:value-type="float" office:value="5.7">
            <text:p>5.7 </text:p>
          </table:table-cell>
          <table:table-cell table:style-name="ce41" office:value-type="string">
            <text:p>TS-WLAN-AUTH-WEB-SOFTWARE-000002<text:span text:style-name="T6">、</text:span><text:span text:style-name="T7">TS-WLAN-AUTH-WEB-SOFTWARE-000005</text:span><text:span text:style-name="T6">、</text:span><text:span text:style-name="T7">TS-WLAN-AUTH-WEB-SOFTWARE-000006</text:span><text:span text:style-name="T6">、</text:span><text:span text:style-name="T7">TS-WLAN-AUTH-WEB-SOFTWARE-000008</text:span><text:span text:style-name="T6">、</text:span><text:span text:style-name="T7">TS-WLAN-AUTH-WEB-SOFTWARE-000009</text:span></text:p>
          </table:table-cell>
          <table:table-cell table:style-name="ce41"/>
          <table:table-cell table:style-name="ce59" office:value-type="string">
            <text:p>接入中国移动<text:span text:style-name="T5">WLAN</text:span><text:span text:style-name="T4">接入点</text:span></text:p>
          </table:table-cell>
          <table:table-cell table:style-name="ce61" office:value-type="string">
            <text:p>终端内置自动认证功能是否可用。</text:p>
          </table:table-cell>
          <table:table-cell table:style-name="ce75" office:value-type="string">
            <text:p>1. Portal<text:span text:style-name="T6">服务器正常；</text:span><text:span text:style-name="T7"> </text:span></text:p>
            <text:p><text:span text:style-name="T7">2. RADIUS</text:span><text:span text:style-name="T6">服务器正常；</text:span></text:p>
            <text:p><text:span text:style-name="T7">3. </text:span><text:span text:style-name="T6">飞行模式关闭；</text:span></text:p>
            <text:p><text:span text:style-name="T7">4. </text:span><text:span text:style-name="T6">存在</text:span><text:span text:style-name="T7">SSID</text:span><text:span text:style-name="T6">为</text:span><text:span text:style-name="T7">CMCC</text:span><text:span text:style-name="T6">的接入点。</text:span></text:p>
            <text:p><text:span text:style-name="T7">5. </text:span><text:span text:style-name="T6">以前未保存过用户名、密码</text:span></text:p>
            <text:p><text:span text:style-name="T6"/></text:p>
          </table:table-cell>
          <table:table-cell table:style-name="ce59" office:value-type="string">
            <text:p>1. <text:span text:style-name="T4">打开</text:span><text:span text:style-name="T5">“</text:span><text:span text:style-name="T4">中国移动</text:span><text:span text:style-name="T5">WLAN</text:span><text:span text:style-name="T4">自动认证开关</text:span><text:span text:style-name="T5">”</text:span><text:span text:style-name="T4">。</text:span></text:p>
            <text:p><text:span text:style-name="T5">2. </text:span><text:span text:style-name="T4">接入</text:span><text:span text:style-name="T5">CMCC</text:span><text:span text:style-name="T4">接入点。</text:span></text:p>
            <text:p><text:span text:style-name="T5">3. </text:span><text:span text:style-name="T4">输入用户名、密码并保存。</text:span></text:p>
            <text:p><text:span text:style-name="T5">4. </text:span><text:span text:style-name="T4">察看终端是否能提示</text:span><text:span text:style-name="T5">“</text:span><text:span text:style-name="T4">将要接入收费</text:span><text:span text:style-name="T5">WLAN</text:span><text:span text:style-name="T4">网络是否继续</text:span><text:span text:style-name="T5">”</text:span><text:span text:style-name="T4">。</text:span></text:p>
            <text:p><text:span text:style-name="T5">5. </text:span><text:span text:style-name="T4">选择</text:span><text:span text:style-name="T5">“</text:span><text:span text:style-name="T4">否</text:span><text:span text:style-name="T5">”</text:span><text:span text:style-name="T4">。</text:span></text:p>
            <text:p><text:span text:style-name="T5">6. </text:span><text:span text:style-name="T4">接入</text:span><text:span text:style-name="T5">CMCC</text:span><text:span text:style-name="T4">接入点，且终端提示</text:span><text:span text:style-name="T5">“</text:span><text:span text:style-name="T4">将要接入收费</text:span><text:span text:style-name="T5">WLAN</text:span><text:span text:style-name="T4">网络是否继续</text:span><text:span text:style-name="T5">”</text:span><text:span text:style-name="T4">时，选择</text:span><text:span text:style-name="T5">“</text:span><text:span text:style-name="T4">是</text:span><text:span text:style-name="T5">”</text:span><text:span text:style-name="T4">，且以后</text:span><text:span text:style-name="T5">“</text:span><text:span text:style-name="T4">自动接入时不提示</text:span><text:span text:style-name="T5">”</text:span></text:p>
            <text:p><text:span text:style-name="T5">7. </text:span><text:span text:style-name="T4">断开连接。</text:span></text:p>
            <text:p><text:span text:style-name="T5">8. </text:span><text:span text:style-name="T4">再次接入中国移动</text:span><text:span text:style-name="T5">WLAN</text:span><text:span text:style-name="T4">接入点。</text:span></text:p>
            <text:p><text:span text:style-name="T5">9. </text:span><text:span text:style-name="T4">关闭</text:span><text:span text:style-name="T5">WLAN</text:span><text:span text:style-name="T4">通信开关。</text:span></text:p>
            <text:p><text:span text:style-name="T5">10. </text:span><text:span text:style-name="T4">关闭</text:span><text:span text:style-name="T5">“</text:span><text:span text:style-name="T4">中国移动</text:span><text:span text:style-name="T5">WLAN</text:span><text:span text:style-name="T4">自动认证开关</text:span><text:span text:style-name="T5">”</text:span><text:span text:style-name="T4">，打开</text:span><text:span text:style-name="T5">“</text:span><text:span text:style-name="T5">WLAN</text:span><text:span text:style-name="T4">通信开关</text:span><text:span text:style-name="T5">”</text:span><text:span text:style-name="T4">。</text:span></text:p>
            <text:p><text:span text:style-name="T5">11. </text:span><text:span text:style-name="T4">接入</text:span><text:span text:style-name="T5">CMCC</text:span><text:span text:style-name="T4">接入点</text:span></text:p>
            <text:p><text:span text:style-name="T4"/></text:p>
            <text:p><text:span text:style-name="T4"/></text:p>
          </table:table-cell>
          <table:table-cell table:style-name="ce75" office:value-type="string">
            <text:p>1. <text:span text:style-name="T6">步骤</text:span><text:span text:style-name="T7">1</text:span><text:span text:style-name="T6">，能够打开</text:span><text:span text:style-name="T7">“</text:span><text:span text:style-name="T6">中国移动</text:span><text:span text:style-name="T7">WLAN</text:span><text:span text:style-name="T6">自动认证开关</text:span><text:span text:style-name="T7">”</text:span><text:span text:style-name="T6">。</text:span><text:span text:style-name="T7">2. </text:span><text:span text:style-name="T6">步骤</text:span><text:span text:style-name="T7">2</text:span><text:span text:style-name="T6">，弹出设置界面。</text:span></text:p>
            <text:p><text:span text:style-name="T7">3. </text:span><text:span text:style-name="T6">步骤</text:span><text:span text:style-name="T7">4</text:span><text:span text:style-name="T6">，应能成功接入中国移动</text:span><text:span text:style-name="T7">WLAN</text:span><text:span text:style-name="T6">网络。</text:span></text:p>
            <text:p><text:span text:style-name="T7">4. </text:span><text:span text:style-name="T6">步骤</text:span><text:span text:style-name="T7">5</text:span><text:span text:style-name="T6">，应不接入中国移动</text:span><text:span text:style-name="T7">WLAN</text:span><text:span text:style-name="T6">网络。</text:span></text:p>
            <text:p><text:span text:style-name="T7">5. </text:span><text:span text:style-name="T6">步骤</text:span><text:span text:style-name="T7">6</text:span><text:span text:style-name="T6">，终端自动完成认证。（可通过浏览网页的方式确认是否已认证成功）</text:span></text:p>
            <text:p><text:span text:style-name="T7">6. </text:span><text:span text:style-name="T6">步骤</text:span><text:span text:style-name="T7">7</text:span><text:span text:style-name="T6">，终端应能先尝试完成下线流程，再断开连接。（可通过网络侧抓包来确认是否已完成下线）</text:span></text:p>
            <text:p><text:span text:style-name="T7">7. </text:span><text:span text:style-name="T6">步骤</text:span><text:span text:style-name="T7">8</text:span><text:span text:style-name="T6">，终端应接入中国移动</text:span><text:span text:style-name="T7">WLAN</text:span><text:span text:style-name="T6">接入点后，自动完成认证流程，且不再询问用户是否认证。（可通过浏览网页的方式确认是否已认证成功）</text:span></text:p>
            <text:p><text:span text:style-name="T6"/></text:p>
            <text:p><text:span text:style-name="T7">8. </text:span><text:span text:style-name="T6">步骤</text:span><text:span text:style-name="T7">9</text:span><text:span text:style-name="T6">，终端应能先尝试完成下线流程，再关闭</text:span><text:span text:style-name="T7">WLAN</text:span><text:span text:style-name="T6">通信开关。（可通过网络侧抓包来确认是否已完成下线）。</text:span></text:p>
            <text:p><text:span text:style-name="T7">9. </text:span><text:span text:style-name="T6">步骤</text:span><text:span text:style-name="T7">11</text:span><text:span text:style-name="T6">，终端不自动做认证。（需要用户手动打开浏览器才能完成认证。）</text:span><text:span text:style-name="T7"> <text:s text:c="54"/></text:span></text:p>
            <text:p><text:span text:style-name="T6"/></text:p>
          </table:table-cell>
          <table:table-cell table:style-name="ce120" office:value-type="string">
            <text:p>7.4.3.1、7.4.3.2与7.4.3.3互为条件关键项：</text:p>
            <text:p>如果7.4.3.3测试通过，则7.4.3.1和7.4.3.2为可选项，否则7.4.3.1和7.4.3.2为关键项；</text:p>
            <text:p>如果7.4.3.1和7.4.3.2测试通过，则7.4.3.3为可选项，否则7.4.3.3为关键项。</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7" office:value-type="float" office:value="5.8">
            <text:p>5.8 </text:p>
          </table:table-cell>
          <table:table-cell table:style-name="ce41" table:number-columns-repeated="2"/>
          <table:table-cell table:style-name="ce59" office:value-type="string">
            <text:p><text:span text:style-name="T4"/></text:p>
            <text:p><text:span text:style-name="T4">预置中国移动的</text:span><text:span text:style-name="T5">WLAN</text:span><text:span text:style-name="T4">客户端</text:span></text:p>
          </table:table-cell>
          <table:table-cell table:style-name="ce57" office:value-type="string">
            <text:p/>
            <text:p>是否可以自动完成上线与下线操作。</text:p>
          </table:table-cell>
          <table:table-cell table:style-name="ce59" office:value-type="string">
            <text:p>1. Portal<text:span text:style-name="T4">服务器正常；</text:span><text:span text:style-name="T5"> </text:span></text:p>
            <text:p><text:span text:style-name="T5">2. RADIUS</text:span><text:span text:style-name="T4">服务器正常；</text:span></text:p>
            <text:p><text:span text:style-name="T5">3. </text:span><text:span text:style-name="T4">飞行模式关闭；</text:span></text:p>
            <text:p><text:span text:style-name="T5">4. </text:span><text:span text:style-name="T4">存在</text:span><text:span text:style-name="T5">SSID</text:span><text:span text:style-name="T4">为</text:span><text:span text:style-name="T5">CMCC</text:span><text:span text:style-name="T4">的接入点。</text:span></text:p>
            <text:p><text:span text:style-name="T5">5. </text:span><text:span text:style-name="T4">以前未保存过用户名、密码</text:span></text:p>
            <text:p><text:span text:style-name="T4"/></text:p>
          </table:table-cell>
          <table:table-cell table:style-name="ce59" office:value-type="string">
            <text:p/>
            <text:p>1. 看终端是否预置了中国移动提供的WLAN客户端；</text:p>
            <text:p>2. 打开WLAN通信开关；</text:p>
            <text:p>3. 接入CMCC接入点；</text:p>
            <text:p>4. 在WLAN客户端中输入用户名、密码并保存；</text:p>
            <text:p>5. 进行登录/上线；</text:p>
            <text:p>6. 访问网页；</text:p>
            <text:p>7. 进行下线；</text:p>
            <text:p>8. 关闭WLAN通信开关。</text:p>
            <text:p/>
          </table:table-cell>
          <table:table-cell table:style-name="ce59" office:value-type="string">
            <text:p><text:span text:style-name="T4"/></text:p>
            <text:p><text:span text:style-name="T5">1. </text:span><text:span text:style-name="T4">步骤</text:span><text:span text:style-name="T5">1</text:span><text:span text:style-name="T4">，终端预置了中国移动提供的</text:span><text:span text:style-name="T5">WLAN</text:span><text:span text:style-name="T4">客户端；</text:span></text:p>
            <text:p><text:span text:style-name="T5">2. </text:span><text:span text:style-name="T4">步骤</text:span><text:span text:style-name="T5">3</text:span><text:span text:style-name="T4">，应能成功接入中国移动</text:span><text:span text:style-name="T5">WLAN</text:span><text:span text:style-name="T4">网络；</text:span></text:p>
            <text:p><text:span text:style-name="T5">3. </text:span><text:span text:style-name="T4">步骤</text:span><text:span text:style-name="T5">5</text:span><text:span text:style-name="T4">，终端自动完成认证；（可通过浏览网页的方式确认是否已认证成功）</text:span></text:p>
            <text:p><text:span text:style-name="T5">4. </text:span><text:span text:style-name="T4">步骤</text:span><text:span text:style-name="T5">7</text:span><text:span text:style-name="T4">，终端应能完成下线流程。</text:span></text:p>
            <text:p><text:span text:style-name="T4">说明：</text:span><text:span text:style-name="T5">1. </text:span><text:span text:style-name="T4">如果</text:span><text:span text:style-name="T5">7.4.3.1</text:span><text:span text:style-name="T4">、</text:span><text:span text:style-name="T5">7.4.3.2</text:span><text:span text:style-name="T4">测试通过，则本项不用测试。</text:span><text:span text:style-name="T5">2. </text:span><text:span text:style-name="T4">该终端必须在</text:span><text:span text:style-name="T5">WLAN</text:span><text:span text:style-name="T4">客户端测试中通过，才算通过。</text:span></text:p>
          </table:table-cell>
          <table:table-cell table:style-name="ce120" office:value-type="string">
            <text:p>7.4.3.1、7.4.3.2与7.4.3.3互为条件关键项：</text:p>
            <text:p>如果7.4.3.3测试通过，则7.4.3.1和7.4.3.2为可选项，否则7.4.3.1和7.4.3.2为关键项；</text:p>
            <text:p>如果7.4.3.1和7.4.3.2测试通过，则7.4.3.3为可选项，否则7.4.3.3为关键项。</text:p>
            <text:p/>
            <text:p>该终端必须在WLAN客户端测试中通过，才算通过。</text:p>
          </table:table-cell>
          <table:table-cell table:style-name="ce121"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19">
          <table:table-cell table:style-name="ce11" office:value-type="float" office:value="5.9">
            <text:p>5.9 </text:p>
          </table:table-cell>
          <table:table-cell table:style-name="ce31" office:value-type="string">
            <text:p>TS-WLAN-AUTH-WEB-BROWSER-000001<text:span text:style-name="T6">、</text:span><text:span text:style-name="T7">TS-WLAN-AUTH-WEB-BROWSER-000002</text:span><text:span text:style-name="T6">、</text:span><text:span text:style-name="T7">TS-WLAN-AUTH-WEB-BROWSER-000003</text:span></text:p>
          </table:table-cell>
          <table:table-cell table:style-name="ce31"/>
          <table:table-cell table:style-name="ce57" office:value-type="string">
            <text:p>浏览器认证</text:p>
          </table:table-cell>
          <table:table-cell table:style-name="ce61" office:value-type="string">
            <text:p>验证使用浏览器完成<text:span text:style-name="T7">Web Portal</text:span><text:span text:style-name="T6">认证</text:span></text:p>
          </table:table-cell>
          <table:table-cell table:style-name="ce61" office:value-type="string">
            <text:p>1. <text:span text:style-name="T6">用户已获取了密码，并开通了业务；</text:span></text:p>
            <text:p><text:span text:style-name="T7">2. WLAN</text:span><text:span text:style-name="T6">用户申请</text:span><text:span text:style-name="T7">IP</text:span><text:span text:style-name="T6">地址正常；</text:span></text:p>
            <text:p><text:span text:style-name="T7">3. </text:span><text:span text:style-name="T6">接入点、认证点、</text:span><text:span text:style-name="T7">RADIUS</text:span><text:span text:style-name="T6">用户认证服务器正确配置完毕；</text:span></text:p>
            <text:p><text:span text:style-name="T7">4. </text:span><text:span text:style-name="T6">打开</text:span><text:span text:style-name="T7">SSID</text:span><text:span text:style-name="T6">为</text:span><text:span text:style-name="T7">CMCC</text:span><text:span text:style-name="T6">的</text:span><text:span text:style-name="T7">AP1</text:span><text:span text:style-name="T6">；</text:span></text:p>
            <text:p><text:span text:style-name="T7">5. </text:span><text:span text:style-name="T6">没有预先在浏览器中存储上线所需的用户名、密码。</text:span></text:p>
            <text:p><text:span text:style-name="T7">6. </text:span><text:span text:style-name="T6">如“预置中国移动提供的</text:span><text:span text:style-name="T7">WLAN</text:span><text:span text:style-name="T6">客户端”则关闭该客户端；如“内置自动认证功能”则设置为不自动认证。</text:span></text:p>
          </table:table-cell>
          <table:table-cell table:style-name="ce57" office:value-type="string">
            <text:p>1. <text:span text:style-name="T4">手动连接</text:span><text:span text:style-name="T5">AP1</text:span><text:span text:style-name="T4">，并成功获得</text:span><text:span text:style-name="T5">IP</text:span><text:span text:style-name="T4">地址；</text:span></text:p>
            <text:p><text:span text:style-name="T5">2. </text:span><text:span text:style-name="T4">启动默认浏览器，并尝试打开浏览器默认主页；</text:span></text:p>
            <text:p><text:span text:style-name="T5">3. </text:span><text:span text:style-name="T4">用户输入正确的用户名和密码后进行认证；</text:span></text:p>
            <text:p><text:span text:style-name="T5">4. </text:span><text:span text:style-name="T4">查看浏览器能否正确显示上线成功页面。</text:span><text:span text:style-name="T5"> <text:s text:c="8"/></text:span><text:span text:style-name="T5">5. </text:span><text:span text:style-name="T4">在保持上线成功页面不关闭的情况下，新建空白页面，并在空白页面中访问新浪主页</text:span></text:p>
            <text:p><text:span text:style-name="T5">6. </text:span><text:span text:style-name="T4">将浏览器最小化后，尝试使用任意互联网业务或客户端软件，看能否正常上网。</text:span></text:p>
            <text:p><text:span text:style-name="T5">7. </text:span><text:span text:style-name="T4">开启浏览器。</text:span></text:p>
            <text:p><text:span text:style-name="T5">8. </text:span><text:span text:style-name="T4">使用认证成功页面上的下线按钮。</text:span></text:p>
            <text:p><text:span text:style-name="T5">9. </text:span><text:span text:style-name="T4">下线成功后，再次尝试使用浏览器打开</text:span><text:span text:style-name="T5"> </text:span><text:span text:style-name="T4">新浪</text:span><text:span text:style-name="T5"> </text:span><text:span text:style-name="T4">主页。</text:span></text:p>
            <text:p><text:span text:style-name="T4"/></text:p>
          </table:table-cell>
          <table:table-cell table:style-name="ce61" office:value-type="string">
            <text:p>1. <text:span text:style-name="T6">步骤</text:span><text:span text:style-name="T7">3</text:span><text:span text:style-name="T6">中，终端浏览器能够正常显示</text:span><text:span text:style-name="T7">PORTAL</text:span><text:span text:style-name="T6">页面。</text:span><text:span text:style-name="T7"> </text:span></text:p>
            <text:p><text:span text:style-name="T7">2. </text:span><text:span text:style-name="T6">步骤</text:span><text:span text:style-name="T7">4</text:span><text:span text:style-name="T6">中，浏览器应能正常显示上线成功页面。</text:span><text:span text:style-name="T7"> <text:s text:c="5"/></text:span><text:span text:style-name="T7">3. </text:span><text:span text:style-name="T6">步骤</text:span><text:span text:style-name="T7">5</text:span><text:span text:style-name="T6">中，浏览器应能新建空白页面，并正常访问新浪主页；</text:span></text:p>
            <text:p><text:span text:style-name="T7">4. </text:span><text:span text:style-name="T6">步骤</text:span><text:span text:style-name="T7">6</text:span><text:span text:style-name="T6">中，能正常上网；</text:span></text:p>
            <text:p><text:span text:style-name="T7">5. </text:span><text:span text:style-name="T6">步骤</text:span><text:span text:style-name="T7">7</text:span><text:span text:style-name="T6">中，浏览器应能保持原来的上线成功页面。</text:span></text:p>
            <text:p><text:span text:style-name="T7">6. </text:span><text:span text:style-name="T6">步骤</text:span><text:span text:style-name="T7">8</text:span><text:span text:style-name="T6">中，浏览器应能显示下线成功页面。</text:span></text:p>
            <text:p><text:span text:style-name="T7">7. </text:span><text:span text:style-name="T6">步骤</text:span><text:span text:style-name="T7">9</text:span><text:span text:style-name="T6">中，终端尝试打开的新浪主页已根据</text:span><text:span text:style-name="T7">AC</text:span><text:span text:style-name="T6">推送回的信息跳转到</text:span><text:span text:style-name="T7">PORTAL</text:span><text:span text:style-name="T6">认证页面。</text:span></text:p>
            <text:p><text:span text:style-name="T6"/></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20">
          <table:table-cell table:style-name="ce12" office:value-type="float" office:value="5.1">
            <text:p>5.10 </text:p>
          </table:table-cell>
          <table:table-cell table:style-name="ce41" table:number-columns-repeated="2"/>
          <table:table-cell table:style-name="ce59" office:value-type="string">
            <text:p>认证网页显示</text:p>
          </table:table-cell>
          <table:table-cell table:style-name="ce61" office:value-type="string">
            <text:p>正常显示<text:span text:style-name="T7">Web Portal</text:span><text:span text:style-name="T6">认证页面及相关页面</text:span><text:span text:style-name="T7"> </text:span></text:p>
          </table:table-cell>
          <table:table-cell table:style-name="ce75" office:value-type="string">
            <text:p>1. Portal<text:span text:style-name="T6">服务器正常。</text:span></text:p>
            <text:p><text:span text:style-name="T7">2. RADIUS</text:span><text:span text:style-name="T6">服务器正常。</text:span></text:p>
            <text:p><text:span text:style-name="T7">3. PORTAL</text:span><text:span text:style-name="T6">服务器已经对该终端进行了页面适配。</text:span></text:p>
            <text:p><text:span text:style-name="T7">4. </text:span><text:span text:style-name="T6">如“预置中国移动提供的</text:span><text:span text:style-name="T7">WLAN</text:span><text:span text:style-name="T6">客户端”则关闭该客户端；如“内置自动认证功能”则设置为不自动认证。</text:span></text:p>
          </table:table-cell>
          <table:table-cell table:style-name="ce59" office:value-type="string">
            <text:p>1. <text:span text:style-name="T4">查看</text:span><text:span text:style-name="T5">“</text:span><text:span text:style-name="T4">适配页面</text:span><text:span text:style-name="T5">”</text:span><text:span text:style-name="T4">包括：</text:span><text:span text:style-name="T5">“</text:span><text:span text:style-name="T4">认证前页面</text:span><text:span text:style-name="T5">”</text:span><text:span text:style-name="T4">、</text:span><text:span text:style-name="T5">“</text:span><text:span text:style-name="T4">认证成功页面</text:span><text:span text:style-name="T5">”</text:span><text:span text:style-name="T4">、</text:span><text:span text:style-name="T5">“</text:span><text:span text:style-name="T4">套餐定购页面</text:span><text:span text:style-name="T5">”</text:span><text:span text:style-name="T4">、</text:span><text:span text:style-name="T5">“</text:span><text:span text:style-name="T4">自服务页面</text:span><text:span text:style-name="T5">”</text:span><text:span text:style-name="T4">、</text:span><text:span text:style-name="T5">“</text:span><text:span text:style-name="T4">业务使用说明页面</text:span><text:span text:style-name="T5">”</text:span><text:span text:style-name="T4">、</text:span><text:span text:style-name="T5">“</text:span><text:span text:style-name="T4">资费说明页面</text:span><text:span text:style-name="T5">”</text:span><text:span text:style-name="T4">、</text:span><text:span text:style-name="T5">“</text:span><text:span text:style-name="T4">忘记密码页面</text:span><text:span text:style-name="T5">”</text:span><text:span text:style-name="T4">，以及</text:span><text:span text:style-name="T5">“</text:span><text:span text:style-name="T4">静态密码错误</text:span><text:span text:style-name="T5">”</text:span><text:span text:style-name="T4">、</text:span><text:span text:style-name="T5">“</text:span><text:span text:style-name="T4">动态密码错误</text:span><text:span text:style-name="T5">”</text:span><text:span text:style-name="T4">对话框。</text:span></text:p>
          </table:table-cell>
          <table:table-cell table:style-name="ce75" office:value-type="string">
            <text:p>1. <text:span text:style-name="T6">步骤</text:span><text:span text:style-name="T7">1</text:span><text:span text:style-name="T6">，显示对应页面。且页面没有乱码、字体重叠、错乱的情况，页面图片显示正常。页面宽度与终端屏幕基本匹配。页面显示美观。</text:span><text:span text:style-name="T7"> </text:span></text:p>
            <text:p><text:span text:style-name="T6">说明：如测试不通过，需注意区分网络问题还是终端问题。</text:span></text:p>
            <text:p><text:span text:style-name="T6"/></text:p>
          </table:table-cell>
          <table:table-cell table:style-name="ce120" office:value-type="string">
            <text:p>如测试不通过，需注意区分网络问题还是终端问题。</text:p>
          </table:table-cell>
          <table:table-cell table:style-name="ce121"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52" table:number-columns-repeated="3"/>
          <table:table-cell table:style-name="ce151"/>
          <table:table-cell table:style-name="ce52" table:number-columns-repeated="7"/>
          <table:table-cell/>
          <table:table-cell table:style-name="ce32" table:number-columns-repeated="18"/>
          <table:table-cell table:number-columns-repeated="975"/>
        </table:table-row>
        <table:table-row table:style-name="ro21">
          <table:table-cell table:style-name="ce13" office:value-type="float" office:value="5.11">
            <text:p>5.11 </text:p>
          </table:table-cell>
          <table:table-cell table:style-name="ce41" office:value-type="string">
            <text:p>TS-WLAN-AUTH-WEB-BROWSER-000004</text:p>
          </table:table-cell>
          <table:table-cell table:style-name="ce41"/>
          <table:table-cell table:style-name="ce59" office:value-type="string">
            <text:p>静态密码自动登录</text:p>
          </table:table-cell>
          <table:table-cell table:style-name="ce61" office:value-type="string">
            <text:p>cookie<text:span text:style-name="T6">认证</text:span></text:p>
          </table:table-cell>
          <table:table-cell table:style-name="ce75" office:value-type="string">
            <text:p>1. Portal<text:span text:style-name="T6">服务器正常；</text:span><text:span text:style-name="T7"> </text:span></text:p>
            <text:p><text:span text:style-name="T7">2. RADIUS</text:span><text:span text:style-name="T6">服务器正常；</text:span></text:p>
            <text:p><text:span text:style-name="T7">3. </text:span><text:span text:style-name="T6">各网络间通讯正常。</text:span></text:p>
            <text:p><text:span text:style-name="T7">4. </text:span><text:span text:style-name="T6">使用的账户已开通套餐</text:span></text:p>
          </table:table-cell>
          <table:table-cell table:style-name="ce59" office:value-type="string">
            <text:p>1. <text:span text:style-name="T4">套餐用户在</text:span><text:span text:style-name="T5">Portal</text:span><text:span text:style-name="T4">页面输入正确的用户名和静态密码；</text:span></text:p>
            <text:p><text:span text:style-name="T5">2. </text:span><text:span text:style-name="T4">选择自动登录服务，并点击登录；</text:span></text:p>
            <text:p><text:span text:style-name="T5">3. </text:span><text:span text:style-name="T4">用户输入任意网址，访问互联网（如百度等）；</text:span></text:p>
            <text:p><text:span text:style-name="T5">4. </text:span><text:span text:style-name="T4">点击下线按钮；</text:span></text:p>
            <text:p><text:span text:style-name="T5">5. </text:span><text:span text:style-name="T4">用户再次打开网页输入任意网址。</text:span></text:p>
            <text:p><text:span text:style-name="T4"/></text:p>
          </table:table-cell>
          <table:table-cell table:style-name="ce75" office:value-type="string">
            <text:p>1. <text:span text:style-name="T6">步骤</text:span><text:span text:style-name="T7">2</text:span><text:span text:style-name="T6">，显示登录成功页面；</text:span></text:p>
            <text:p><text:span text:style-name="T7">2. </text:span><text:span text:style-name="T6">步骤</text:span><text:span text:style-name="T7">3</text:span><text:span text:style-name="T6">，用户可以正常上网；</text:span></text:p>
            <text:p><text:span text:style-name="T7">3. </text:span><text:span text:style-name="T6">步骤</text:span><text:span text:style-name="T7">5</text:span><text:span text:style-name="T6">，自动显示登录成功页面，并且可以正常上网。</text:span></text:p>
            <text:p><text:span text:style-name="T6"/></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12" office:value-type="float" office:value="5.12">
            <text:p>5.12 </text:p>
          </table:table-cell>
          <table:table-cell table:style-name="ce41" table:number-columns-repeated="2"/>
          <table:table-cell table:style-name="ce59" office:value-type="string">
            <text:p>动态密码自动登录</text:p>
          </table:table-cell>
          <table:table-cell table:style-name="ce61" office:value-type="string">
            <text:p>cookie<text:span text:style-name="T6">认证</text:span></text:p>
          </table:table-cell>
          <table:table-cell table:style-name="ce75" office:value-type="string">
            <text:p>1. Portal<text:span text:style-name="T6">服务器正常；</text:span></text:p>
            <text:p><text:span text:style-name="T7">2. RADIUS</text:span><text:span text:style-name="T6">服务器正常；</text:span></text:p>
            <text:p><text:span text:style-name="T7">3. </text:span><text:span text:style-name="T6">各网络间通讯正常。</text:span></text:p>
            <text:p><text:span text:style-name="T7">4. </text:span><text:span text:style-name="T6">使用的账户已开通套餐。</text:span></text:p>
          </table:table-cell>
          <table:table-cell table:style-name="ce59" office:value-type="string">
            <text:p>1. <text:span text:style-name="T4">用户接入</text:span><text:span text:style-name="T5">CMCC</text:span><text:span text:style-name="T4">接入点，打开浏览器，输入任意网址；</text:span></text:p>
            <text:p><text:span text:style-name="T5">2. </text:span><text:span text:style-name="T4">页面上输入用户名，申请动态密码；（测试时，可以从</text:span><text:span text:style-name="T5">PORTAL</text:span><text:span text:style-name="T4">服务器上直接读取用户名、密码）</text:span></text:p>
            <text:p><text:span text:style-name="T5">3. </text:span><text:span text:style-name="T4">用户在</text:span><text:span text:style-name="T5">Portal</text:span><text:span text:style-name="T4">页面输入正确的动态密码；</text:span></text:p>
            <text:p><text:span text:style-name="T5">4. </text:span><text:span text:style-name="T4">选择自动登录服务，并点击登录；</text:span></text:p>
            <text:p><text:span text:style-name="T5">5. </text:span><text:span text:style-name="T4">用户输入任意网址，访问互联网（如百度等）；</text:span></text:p>
            <text:p><text:span text:style-name="T5">6. </text:span><text:span text:style-name="T4">点击下线按钮；</text:span></text:p>
            <text:p><text:span text:style-name="T5">7. </text:span><text:span text:style-name="T4">用户再次打开网页输入任意网址。</text:span></text:p>
            <text:p><text:span text:style-name="T4"/></text:p>
          </table:table-cell>
          <table:table-cell table:style-name="ce75" office:value-type="string">
            <text:p>1. <text:span text:style-name="T6">步骤</text:span><text:span text:style-name="T7">4</text:span><text:span text:style-name="T6">，显示登录成功页面；</text:span></text:p>
            <text:p><text:span text:style-name="T7">2. </text:span><text:span text:style-name="T6">步骤</text:span><text:span text:style-name="T7">5</text:span><text:span text:style-name="T6">，用户可以正常上网；</text:span></text:p>
            <text:p><text:span text:style-name="T7">3. </text:span><text:span text:style-name="T6">步骤</text:span><text:span text:style-name="T7">7</text:span><text:span text:style-name="T6">，自动显示登录成功页面，并且可以正常上网。</text:span></text:p>
            <text:p><text:span text:style-name="T6"/></text:p>
          </table:table-cell>
          <table:table-cell table:style-name="ce121" table:content-validation-name="val1"/>
          <table:table-cell table:style-name="ce121"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13" office:value-type="float" office:value="5.13">
            <text:p>5.13 </text:p>
          </table:table-cell>
          <table:table-cell table:style-name="ce41" table:number-columns-repeated="2"/>
          <table:table-cell table:style-name="ce59" office:value-type="string">
            <text:p>取消自动登录服务测试</text:p>
          </table:table-cell>
          <table:table-cell table:style-name="ce61" office:value-type="string">
            <text:p>验证用户取消自动登录服务后，是否还能再次自动登录</text:p>
          </table:table-cell>
          <table:table-cell table:style-name="ce75" office:value-type="string">
            <text:p>1. Portal<text:span text:style-name="T6">服务器正常；</text:span></text:p>
            <text:p><text:span text:style-name="T7">2. RADIUS</text:span><text:span text:style-name="T6">服务器正常；</text:span></text:p>
            <text:p><text:span text:style-name="T7">3. </text:span><text:span text:style-name="T6">各网络间通讯正常。</text:span></text:p>
            <text:p><text:span text:style-name="T7">4. </text:span><text:span text:style-name="T6">使用的账户已开通套餐。</text:span></text:p>
          </table:table-cell>
          <table:table-cell table:style-name="ce59" office:value-type="string">
            <text:p>1. <text:span text:style-name="T4">套餐用户在</text:span><text:span text:style-name="T5">Portal</text:span><text:span text:style-name="T4">页面输入正确的用户名和静态密码；</text:span></text:p>
            <text:p><text:span text:style-name="T5">2. </text:span><text:span text:style-name="T4">选择自动登录服务，并点击登录；</text:span></text:p>
            <text:p><text:span text:style-name="T5">3. </text:span><text:span text:style-name="T4">点击下线按钮；</text:span></text:p>
            <text:p><text:span text:style-name="T5">4. </text:span><text:span text:style-name="T4">用户再次打开网页输入任意网址，在</text:span><text:span text:style-name="T5">WEB</text:span><text:span text:style-name="T4">页面自动登录接入；</text:span></text:p>
            <text:p><text:span text:style-name="T5">5. </text:span><text:span text:style-name="T4">选择取消自动登录服务，用户点击下线按钮；</text:span></text:p>
            <text:p><text:span text:style-name="T5">6. </text:span><text:span text:style-name="T4">用户再次打开网页输入任意网址。</text:span></text:p>
            <text:p><text:span text:style-name="T4"/></text:p>
          </table:table-cell>
          <table:table-cell table:style-name="ce75" office:value-type="string">
            <text:p>1. <text:span text:style-name="T6">步骤</text:span><text:span text:style-name="T7">6</text:span><text:span text:style-name="T6">，</text:span><text:span text:style-name="T7">Portal</text:span><text:span text:style-name="T6">服务器向用户推送</text:span><text:span text:style-name="T7">WEB</text:span><text:span text:style-name="T6">认证页面，需要输入用户名</text:span><text:span text:style-name="T7">/</text:span><text:span text:style-name="T6">密码认证，才能再次上网。且终端不会报错。</text:span></text:p>
          </table:table-cell>
          <table:table-cell table:style-name="ce121" table:content-validation-name="val1"/>
          <table:table-cell table:style-name="ce121"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146" table:content-validation-name="val3" office:value-type="string">
            <text:p>N</text:p>
          </table:table-cell>
          <table:table-cell table:style-name="ce121" table:content-validation-name="val1"/>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12" office:value-type="float" office:value="5.14">
            <text:p>5.14 </text:p>
          </table:table-cell>
          <table:table-cell table:style-name="ce41" office:value-type="string">
            <text:p>TS-WLAN-AUTH-EAPSIM/AKA-000001</text:p>
          </table:table-cell>
          <table:table-cell table:style-name="ce41"/>
          <table:table-cell table:style-name="ce59" office:value-type="string">
            <text:p>EAP-SIM</text:p>
          </table:table-cell>
          <table:table-cell table:style-name="ce61" office:value-type="string">
            <text:p>测试终端支持EAP-SIM的能力，且认证与加密不绑定。</text:p>
          </table:table-cell>
          <table:table-cell table:style-name="ce75" office:value-type="string">
            <text:p>1. <text:span text:style-name="T6">无线网络支持</text:span><text:span text:style-name="T7">EAP-SIM</text:span><text:span text:style-name="T6">能力；</text:span><text:span text:style-name="T7"> </text:span></text:p>
            <text:p><text:span text:style-name="T7">2. </text:span><text:span text:style-name="T6">开启</text:span><text:span text:style-name="T7">AP1</text:span><text:span text:style-name="T6">，且</text:span><text:span text:style-name="T7">AP1</text:span><text:span text:style-name="T6">为非加密模式；</text:span></text:p>
            <text:p><text:span text:style-name="T7">3. </text:span><text:span text:style-name="T6">设置终端连接</text:span><text:span text:style-name="T7">AP1</text:span><text:span text:style-name="T6">，采用</text:span><text:span text:style-name="T7">EAP-SIM</text:span><text:span text:style-name="T6">方式认证且加密方式为开放模式</text:span></text:p>
            <text:p><text:span text:style-name="T7">4. </text:span><text:span text:style-name="T6">终端插入</text:span><text:span text:style-name="T7">SIM</text:span><text:span text:style-name="T6">卡。</text:span></text:p>
            <text:p><text:span text:style-name="T6"/></text:p>
          </table:table-cell>
          <table:table-cell table:style-name="ce59" office:value-type="string">
            <text:p>1. <text:span text:style-name="T4">接入</text:span><text:span text:style-name="T5">AP1</text:span><text:span text:style-name="T4">，使用抓包工具查看终端是否发起</text:span><text:span text:style-name="T5">EAP-SIM</text:span><text:span text:style-name="T4">上线流程，且是否上线成功；</text:span></text:p>
            <text:p><text:span text:style-name="T5">2. </text:span><text:span text:style-name="T4">用户输入任意网址，访问互联网（如百度等）；</text:span></text:p>
            <text:p><text:span text:style-name="T5">3. </text:span><text:span text:style-name="T4">点击断开连接，使用抓包工具查看终端是否发起</text:span><text:span text:style-name="T5">EAP-SIM</text:span><text:span text:style-name="T4">下线流程，且是否下线成功；</text:span></text:p>
            <text:p><text:span text:style-name="T4"/></text:p>
            <text:p><text:span text:style-name="T4"/></text:p>
          </table:table-cell>
          <table:table-cell table:style-name="ce75" office:value-type="string">
            <text:p>1. <text:span text:style-name="T6">步骤</text:span><text:span text:style-name="T7">1</text:span><text:span text:style-name="T6">，终端发起了</text:span><text:span text:style-name="T7">EAP-SIM</text:span><text:span text:style-name="T6">上线流程，且上线成功；</text:span></text:p>
            <text:p><text:span text:style-name="T7">2. </text:span><text:span text:style-name="T6">步骤</text:span><text:span text:style-name="T7">2</text:span><text:span text:style-name="T6">，用户可以正常上网；</text:span></text:p>
            <text:p><text:span text:style-name="T7">3. </text:span><text:span text:style-name="T6">步骤</text:span><text:span text:style-name="T7">3</text:span><text:span text:style-name="T6">，终端发起了</text:span><text:span text:style-name="T7">EAP-SIM</text:span><text:span text:style-name="T6">下线流程，且下线成功。</text:span></text:p>
            <text:p><text:span text:style-name="T6"/></text:p>
          </table:table-cell>
          <table:table-cell table:style-name="ce110"/>
          <table:table-cell table:style-name="ce123"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1"/>
          <table:table-cell table:style-name="ce52" table:number-columns-repeated="7"/>
          <table:table-cell/>
          <table:table-cell table:style-name="ce123" table:content-validation-name="val2" office:value-type="string">
            <text:p>M</text:p>
          </table:table-cell>
          <table:table-cell table:number-columns-repeated="5" table:style-name="ce121" table:content-validation-name="val2" office:value-type="string">
            <text:p>M</text:p>
          </table:table-cell>
          <table:table-cell table:number-columns-repeated="4" table:style-name="ce121" table:content-validation-name="val2" office:value-type="string">
            <text:p>O</text:p>
          </table:table-cell>
          <table:table-cell table:style-name="ce164" table:content-validation-name="val2" office:value-type="string">
            <text:p>O</text:p>
          </table:table-cell>
          <table:table-cell table:number-columns-repeated="2" table:style-name="ce164" table:content-validation-name="val2" office:value-type="string">
            <text:p>M</text:p>
          </table:table-cell>
          <table:table-cell table:number-columns-repeated="3" table:style-name="ce164" table:content-validation-name="val2" office:value-type="string">
            <text:p>O</text:p>
          </table:table-cell>
          <table:table-cell table:style-name="ce121" table:content-validation-name="val2" office:value-type="string">
            <text:p>M</text:p>
          </table:table-cell>
          <table:table-cell table:style-name="ce164" table:content-validation-name="val2" office:value-type="string">
            <text:p>O</text:p>
          </table:table-cell>
          <table:table-cell table:number-columns-repeated="975"/>
        </table:table-row>
        <table:table-row table:style-name="ro7">
          <table:table-cell table:style-name="ce13" office:value-type="float" office:value="5.15">
            <text:p>5.15 </text:p>
          </table:table-cell>
          <table:table-cell table:style-name="ce41" office:value-type="string">
            <text:p>TS-WLAN-AUTH-EAPSIM/AKA-000002</text:p>
          </table:table-cell>
          <table:table-cell table:style-name="ce41"/>
          <table:table-cell table:style-name="ce59" office:value-type="string">
            <text:p>EAP-AKA</text:p>
          </table:table-cell>
          <table:table-cell table:style-name="ce75" office:value-type="string">
            <text:p>测试终端支持EAP-AKA的能力，且认证与加密不绑定。</text:p>
          </table:table-cell>
          <table:table-cell table:style-name="ce75" office:value-type="string">
            <text:p>1. <text:span text:style-name="T6">无线网络支持</text:span><text:span text:style-name="T7">EAP-AKA</text:span><text:span text:style-name="T6">能力；</text:span><text:span text:style-name="T7"> </text:span><text:span text:style-name="T6">（补充环境）</text:span></text:p>
            <text:p><text:span text:style-name="T7">2. </text:span><text:span text:style-name="T6">开启</text:span><text:span text:style-name="T7">AP1</text:span><text:span text:style-name="T6">，且</text:span><text:span text:style-name="T7">AP1</text:span><text:span text:style-name="T6">为非加密模式；</text:span></text:p>
            <text:p><text:span text:style-name="T7">3. </text:span><text:span text:style-name="T6">设置终端接入</text:span><text:span text:style-name="T7">AP1</text:span><text:span text:style-name="T6">，采用</text:span><text:span text:style-name="T7">EAP-AKA</text:span><text:span text:style-name="T6">方式鉴权且加密方式为开放模式；</text:span></text:p>
            <text:p><text:span text:style-name="T7">4. </text:span><text:span text:style-name="T6">终端插入</text:span><text:span text:style-name="T7">USIM</text:span><text:span text:style-name="T6">卡。</text:span></text:p>
            <text:p><text:span text:style-name="T6"/></text:p>
          </table:table-cell>
          <table:table-cell table:style-name="ce59" office:value-type="string">
            <text:p>1. <text:span text:style-name="T4">接入</text:span><text:span text:style-name="T5">AP1</text:span><text:span text:style-name="T4">，使用抓包工具查看终端是否发起</text:span><text:span text:style-name="T5">EAP-AKA</text:span><text:span text:style-name="T4">上线流程，且是否上线成功；</text:span></text:p>
            <text:p><text:span text:style-name="T5">2. </text:span><text:span text:style-name="T4">用户输入任意网址，访问互联网（如百度等）；</text:span></text:p>
            <text:p><text:span text:style-name="T5">3. </text:span><text:span text:style-name="T4">点击断开连接，使用抓包工具查看终端是否发起</text:span><text:span text:style-name="T5">EAP-AKA</text:span><text:span text:style-name="T4">下线流程，且是否下线成功。</text:span></text:p>
            <text:p><text:span text:style-name="T4"/></text:p>
            <text:p><text:span text:style-name="T4"/></text:p>
          </table:table-cell>
          <table:table-cell table:style-name="ce75" office:value-type="string">
            <text:p>1. <text:span text:style-name="T6">步骤</text:span><text:span text:style-name="T7">1</text:span><text:span text:style-name="T6">，终端发起了</text:span><text:span text:style-name="T7">EAP-AKA</text:span><text:span text:style-name="T6">上线流程，且上线成功；</text:span></text:p>
            <text:p><text:span text:style-name="T7">2. </text:span><text:span text:style-name="T6">步骤</text:span><text:span text:style-name="T7">2</text:span><text:span text:style-name="T6">，用户可以正常上网；</text:span></text:p>
            <text:p><text:span text:style-name="T7">3. </text:span><text:span text:style-name="T6">步骤</text:span><text:span text:style-name="T7">3</text:span><text:span text:style-name="T6">，终端发起了</text:span><text:span text:style-name="T7">EAP-AKA</text:span><text:span text:style-name="T6">下线流程，且下线成功。</text:span></text:p>
            <text:p><text:span text:style-name="T6"/></text:p>
          </table:table-cell>
          <table:table-cell table:style-name="ce110"/>
          <table:table-cell table:style-name="ce123" table:content-validation-name="val2" office:value-type="string">
            <text:p>O</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number-columns-repeated="994"/>
        </table:table-row>
        <table:table-row table:style-name="ro22">
          <table:table-cell table:style-name="ce6" office:value-type="string">
            <text:p>6<text:span text:style-name="T4">终端</text:span><text:span text:style-name="T5">WLAN</text:span><text:span text:style-name="T4">性能要求</text:span></text:p>
          </table:table-cell>
          <table:table-cell table:style-name="ce30" table:number-columns-repeated="7"/>
          <table:table-cell table:style-name="ce32"/>
          <table:table-cell table:style-name="ce124" table:number-columns-repeated="2"/>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number-columns-repeated="3"/>
          <table:table-cell table:style-name="ce151"/>
          <table:table-cell table:style-name="ce52" table:number-columns-repeated="7"/>
          <table:table-cell table:number-columns-repeated="994"/>
        </table:table-row>
        <table:table-row table:style-name="ro7">
          <table:table-cell table:style-name="ce14" office:value-type="float" office:value="6.1">
            <text:p>6.1 </text:p>
          </table:table-cell>
          <table:table-cell table:style-name="ce41" office:value-type="string">
            <text:p>TS-WLAN-CAPABILITY-RETAIN-000001</text:p>
          </table:table-cell>
          <table:table-cell table:style-name="ce41"/>
          <table:table-cell table:style-name="ce59" office:value-type="string">
            <text:p>连续下载时间</text:p>
          </table:table-cell>
          <table:table-cell table:style-name="ce61" office:value-type="string">
            <text:p>测试<text:span text:style-name="T7">WLAN</text:span><text:span text:style-name="T6">手机终端长时间连续下载能保持的时间。</text:span></text:p>
          </table:table-cell>
          <table:table-cell table:style-name="ce75" office:value-type="string">
            <text:p>1<text:span text:style-name="T6">．</text:span><text:span text:style-name="T7"> </text:span><text:span text:style-name="T6">存在</text:span><text:span text:style-name="T7">WLAN</text:span><text:span text:style-name="T6">接入点</text:span><text:span text:style-name="T7">AP1</text:span><text:span text:style-name="T6">；</text:span></text:p>
          </table:table-cell>
          <table:table-cell table:style-name="ce59" office:value-type="string">
            <text:p>1<text:span text:style-name="T4">．</text:span><text:span text:style-name="T5"> </text:span><text:span text:style-name="T4">终端启动</text:span><text:span text:style-name="T5">WLAN</text:span><text:span text:style-name="T4">功能，接入</text:span><text:span text:style-name="T5">AP1</text:span><text:span text:style-name="T4">，下载指定的文件；</text:span></text:p>
            <text:p><text:span text:style-name="T5">2</text:span><text:span text:style-name="T4">．</text:span><text:span text:style-name="T5"> </text:span><text:span text:style-name="T4">连续下载</text:span><text:span text:style-name="T5">1</text:span><text:span text:style-name="T4">个小时，观察待测终端是否一直保持连接下载状态，中间没有断线。</text:span></text:p>
            <text:p><text:span text:style-name="T4"/></text:p>
          </table:table-cell>
          <table:table-cell table:style-name="ce75" office:value-type="string">
            <office:annotation draw:style-name="gr1" draw:text-style-name="P1" svg:width="4.316cm" svg:height="2.791cm" svg:x="28.694cm" svg:y="178.269cm" draw:caption-point-x="-0.482cm" draw:caption-point-y="1.747cm">
              <dc:date>2013-01-30T00:00:00</dc:date>
              <text:p text:style-name="P1"><text:span text:style-name="T1">作者</text:span><text:span text:style-name="T1">:</text:span></text:p>
              <text:p text:style-name="P1"><text:span text:style-name="T2">1</text:span><text:span text:style-name="T3">．</text:span><text:span text:style-name="T2"> </text:span><text:span text:style-name="T3">如果在实验室条件下测试，可以适当放宽吞吐率要求。</text:span></text:p>
              <text:p text:style-name="P1"><text:span text:style-name="T2">2</text:span><text:span text:style-name="T3">．</text:span><text:span text:style-name="T2"> </text:span><text:span text:style-name="T3">对非智能终端测试可适当放宽要求。</text:span></text:p>
              <text:p text:style-name="P1"><text:span text:style-name="T3"/></text:p>
            </office:annotation>
            <text:p>1<text:span text:style-name="T6">．</text:span><text:span text:style-name="T7"> </text:span><text:span text:style-name="T6">连续下载</text:span><text:span text:style-name="T7">1</text:span><text:span text:style-name="T6">个小时终端不断线。</text:span></text:p>
          </table:table-cell>
          <table:table-cell table:style-name="ce110"/>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14" office:value-type="float" office:value="6.2">
            <text:p>6.2 </text:p>
          </table:table-cell>
          <table:table-cell table:style-name="ce41" office:value-type="string">
            <text:p>TS-WLAN-CAPABILITY-INTERFERENCE-000001</text:p>
          </table:table-cell>
          <table:table-cell table:style-name="ce41"/>
          <table:table-cell table:style-name="ce59" office:value-type="string">
            <text:p>WLAN 802.11g<text:span text:style-name="T4">和蓝牙的互干扰</text:span></text:p>
          </table:table-cell>
          <table:table-cell table:style-name="ce61" office:value-type="string">
            <text:p>测试<text:span text:style-name="T7">WLAN</text:span><text:span text:style-name="T6">和蓝牙同时工作时的</text:span><text:span text:style-name="T7">WLAN</text:span><text:span text:style-name="T6">性能、蓝牙性能。</text:span></text:p>
          </table:table-cell>
          <table:table-cell table:style-name="ce75" office:value-type="string">
            <text:p>1<text:span text:style-name="T6">．</text:span><text:span text:style-name="T7"> </text:span><text:span text:style-name="T6">终端处于</text:span><text:span text:style-name="T7">WLAN</text:span><text:span text:style-name="T6">网络环境中，</text:span><text:span text:style-name="T7">WLAN</text:span><text:span text:style-name="T6">信号强度很好；</text:span></text:p>
            <text:p><text:span text:style-name="T7">2</text:span><text:span text:style-name="T6">．</text:span><text:span text:style-name="T7"> </text:span><text:span text:style-name="T6">在微波暗室中做测试。</text:span></text:p>
            <text:p><text:span text:style-name="T6"/></text:p>
          </table:table-cell>
          <table:table-cell table:style-name="ce59" office:value-type="string">
            <text:p>1<text:span text:style-name="T4">．</text:span><text:span text:style-name="T5"> </text:span><text:span text:style-name="T4">终端启动蓝牙功能，和已知蓝牙耳机配对；</text:span></text:p>
            <text:p><text:span text:style-name="T5">2</text:span><text:span text:style-name="T4">．</text:span><text:span text:style-name="T5"> </text:span><text:span text:style-name="T4">终端开启</text:span><text:span text:style-name="T5">WLAN</text:span><text:span text:style-name="T4">功能，接入</text:span><text:span text:style-name="T5">WLAN 11g</text:span><text:span text:style-name="T4">网络，进行数据的上传与下载；</text:span></text:p>
            <text:p><text:span text:style-name="T5">3</text:span><text:span text:style-name="T4">．</text:span><text:span text:style-name="T5"> </text:span><text:span text:style-name="T4">被测终端来电，通过蓝牙耳机接听电话；</text:span></text:p>
            <text:p><text:span text:style-name="T5">4</text:span><text:span text:style-name="T4">．</text:span><text:span text:style-name="T5"> </text:span><text:span text:style-name="T4">通话</text:span><text:span text:style-name="T5">3</text:span><text:span text:style-name="T4">分钟后挂断；</text:span></text:p>
            <text:p><text:span text:style-name="T5">5</text:span><text:span text:style-name="T4">．</text:span><text:span text:style-name="T5"> </text:span><text:span text:style-name="T4">继续</text:span><text:span text:style-name="T5">WLAN</text:span><text:span text:style-name="T4">的数据上传与下载。</text:span></text:p>
            <text:p><text:span text:style-name="T5">6</text:span><text:span text:style-name="T4">．</text:span><text:span text:style-name="T5"> </text:span><text:span text:style-name="T4">通过蓝牙传输数据。</text:span></text:p>
            <text:p><text:span text:style-name="T4"/></text:p>
          </table:table-cell>
          <table:table-cell table:style-name="ce59" office:value-type="string">
            <text:p>表<text:span text:style-name="T5">7-16 WLAN 11g</text:span><text:span text:style-name="T4">与蓝牙共存表</text:span></text:p>
            <text:p><text:span text:style-name="T4">本项对非智能终端不做要求</text:span></text:p>
            <text:p><text:span text:style-name="T4">语音</text:span><text:span text:style-name="T5">MOS</text:span><text:span text:style-name="T4">值的判定标准：</text:span></text:p>
            <text:p><text:span text:style-name="T4">察觉不到失真（</text:span><text:span text:style-name="T5">5</text:span><text:span text:style-name="T4">分）；</text:span></text:p>
            <text:p><text:span text:style-name="T4">稍稍察觉失真到但不烦人（</text:span><text:span text:style-name="T5">4</text:span><text:span text:style-name="T4">分）；</text:span></text:p>
            <text:p><text:span text:style-name="T4">能察觉失真且有点烦人（</text:span><text:span text:style-name="T5">3</text:span><text:span text:style-name="T4">分）；</text:span></text:p>
            <text:p><text:span text:style-name="T4">相当烦人（还能忍受）（</text:span><text:span text:style-name="T5">2</text:span><text:span text:style-name="T4">分）；</text:span></text:p>
            <text:p><text:span text:style-name="T4">很烦人（无法忍受）（</text:span><text:span text:style-name="T5">1</text:span><text:span text:style-name="T4">分）。</text:span><text:span text:style-name="T5"> </text:span></text:p>
          </table:table-cell>
          <table:table-cell table:style-name="ce120" office:value-type="string">
            <text:p>1本项对非智能终端不做要求。2蓝牙只测接收速率。</text:p>
            <text:p>3.WLAN吞吐率采用Iperf测试</text:p>
            <text:p>4.鉴于目前测试环境等问题，暂改为实验室环境测试；</text:p>
            <text:p>5.在实验室环境条件下测试，考察指标降级到原指标的80%；且对每部终端测3遍，有一遍通过就算通过。</text:p>
            <text:p/>
            <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14" office:value-type="float" office:value="6.3">
            <text:p>6.3 </text:p>
          </table:table-cell>
          <table:table-cell table:style-name="ce31" office:value-type="string">
            <text:p>TS-WLAN-CAPABILITY-THROUGHPUT-000001</text:p>
          </table:table-cell>
          <table:table-cell table:style-name="ce31"/>
          <table:table-cell table:style-name="ce57" office:value-type="string">
            <text:p>极限吞吐率</text:p>
          </table:table-cell>
          <table:table-cell table:style-name="ce61" office:value-type="string">
            <text:p>测试<text:span text:style-name="T7">WLAN</text:span><text:span text:style-name="T6">手机终端的极限吞吐率。</text:span></text:p>
          </table:table-cell>
          <table:table-cell table:style-name="ce61" office:value-type="string">
            <text:p>1<text:span text:style-name="T6">．</text:span><text:span text:style-name="T7"> </text:span><text:span text:style-name="T6">使用传导测试；</text:span></text:p>
            <text:p><text:span text:style-name="T7">2</text:span><text:span text:style-name="T6">．</text:span><text:span text:style-name="T7"> </text:span><text:span text:style-name="T7">AP1</text:span><text:span text:style-name="T6">工作在</text:span><text:span text:style-name="T7">802.11g</text:span><text:span text:style-name="T6">模式，且为</text:span><text:span text:style-name="T7">open</text:span><text:span text:style-name="T6">模式。</text:span></text:p>
            <text:p><text:span text:style-name="T7">3</text:span><text:span text:style-name="T6">．</text:span><text:span text:style-name="T7"> </text:span><text:span text:style-name="T7">AP2</text:span><text:span text:style-name="T6">工作在</text:span><text:span text:style-name="T7">802.11b</text:span><text:span text:style-name="T6">模式，且为</text:span><text:span text:style-name="T7">open</text:span><text:span text:style-name="T6">模式。</text:span></text:p>
            <text:p><text:span text:style-name="T7">4</text:span><text:span text:style-name="T6">．</text:span><text:span text:style-name="T7"> </text:span><text:span text:style-name="T6">每个</text:span><text:span text:style-name="T7">AP</text:span><text:span text:style-name="T6">同时只允许接入一个终端。</text:span></text:p>
            <text:p><text:span text:style-name="T7">5</text:span><text:span text:style-name="T6">．</text:span><text:span text:style-name="T7"> </text:span><text:span text:style-name="T7">AP</text:span><text:span text:style-name="T6">信号达</text:span><text:span text:style-name="T7">-65dbm</text:span><text:span text:style-name="T6">以上</text:span></text:p>
            <text:p><text:span text:style-name="T6"/></text:p>
          </table:table-cell>
          <table:table-cell table:style-name="ce57" office:value-type="string">
            <text:p>1<text:span text:style-name="T4">．</text:span><text:span text:style-name="T5"> </text:span><text:span text:style-name="T4">在</text:span><text:span text:style-name="T5">WLAN 11g</text:span><text:span text:style-name="T4">环境下，终端接入</text:span><text:span text:style-name="T5">AP</text:span><text:span text:style-name="T4">，通过固定的检测软件</text:span><text:span text:style-name="T5">/</text:span><text:span text:style-name="T4">检测控制台与终端做数据传输；</text:span></text:p>
            <text:p><text:span text:style-name="T5">2</text:span><text:span text:style-name="T4">．</text:span><text:span text:style-name="T5"> </text:span><text:span text:style-name="T4">开始测试，测量十分钟，记录下行极限吞吐率；</text:span></text:p>
            <text:p><text:span text:style-name="T5">3</text:span><text:span text:style-name="T4">．</text:span><text:span text:style-name="T5"> </text:span><text:span text:style-name="T4">停止下载，通过固定的检测软件</text:span><text:span text:style-name="T5">/</text:span><text:span text:style-name="T4">检测控制台与终端做数据传输；</text:span></text:p>
            <text:p><text:span text:style-name="T5">4</text:span><text:span text:style-name="T4">．</text:span><text:span text:style-name="T5"> </text:span><text:span text:style-name="T4">开始测试，测量十分钟，记录上行极限吞吐率；</text:span></text:p>
            <text:p><text:span text:style-name="T5">5</text:span><text:span text:style-name="T4">．</text:span><text:span text:style-name="T5"> </text:span><text:span text:style-name="T4">停止测试，接入</text:span><text:span text:style-name="T5">WLAN 11b</text:span><text:span text:style-name="T4">环境，终端接入</text:span><text:span text:style-name="T5">AP</text:span><text:span text:style-name="T4">，通过固定的检测软件</text:span><text:span text:style-name="T5">/</text:span><text:span text:style-name="T4">检测控制台与终端做数据传输；</text:span></text:p>
            <text:p><text:span text:style-name="T5">6</text:span><text:span text:style-name="T4">．</text:span><text:span text:style-name="T5"> </text:span><text:span text:style-name="T4">开始测试，测量十分钟，记录下行极限吞吐率；</text:span></text:p>
            <text:p><text:span text:style-name="T5">7</text:span><text:span text:style-name="T4">．</text:span><text:span text:style-name="T5"> </text:span><text:span text:style-name="T4">停止下载，通过固定的检测软件</text:span><text:span text:style-name="T5">/</text:span><text:span text:style-name="T4">检测控制台与终端做数据传输；</text:span></text:p>
            <text:p><text:span text:style-name="T5">8</text:span><text:span text:style-name="T4">．</text:span><text:span text:style-name="T5"> </text:span><text:span text:style-name="T4">开始测试，测量十分钟，记录上行极限吞吐率。</text:span></text:p>
            <text:p><text:span text:style-name="T4"/></text:p>
          </table:table-cell>
          <table:table-cell table:style-name="ce57" office:value-type="string">
            <text:p><text:span text:style-name="T4"/></text:p>
            <text:p><text:span text:style-name="T5">1</text:span><text:span text:style-name="T4">．</text:span><text:span text:style-name="T5"> </text:span><text:span text:style-name="T4">信号良好时，终端基于</text:span><text:span text:style-name="T5">11g</text:span><text:span text:style-name="T4">协议的上下行极限吞吐率应至少达到</text:span><text:span text:style-name="T5">12Mbps</text:span><text:span text:style-name="T4">；</text:span></text:p>
            <text:p><text:span text:style-name="T5">2</text:span><text:span text:style-name="T4">．</text:span><text:span text:style-name="T5"> </text:span><text:span text:style-name="T4">信号良好时，终端基于</text:span><text:span text:style-name="T5">11b</text:span><text:span text:style-name="T4">协议的上下行极限吞吐率应至少达到</text:span><text:span text:style-name="T5">5Mbps</text:span><text:span text:style-name="T4">。</text:span></text:p>
            <text:p><text:span text:style-name="T5"/></text:p>
          </table:table-cell>
          <table:table-cell table:style-name="ce120" office:value-type="string">
            <text:p>1． 对于处理器主频&gt;400MHz的手机，设为关键项；对于处理器主频=&lt;400MHz的手机按照可选项来考察。</text:p>
            <text:p>2． 检测软件建议使用iperf，来测量吞吐率。</text:p>
            <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14" office:value-type="float" office:value="6.4">
            <text:p>6.4 </text:p>
          </table:table-cell>
          <table:table-cell table:style-name="ce31" office:value-type="string">
            <text:p>TS-WLAN-CAPABILITY-CONNECT-000001</text:p>
          </table:table-cell>
          <table:table-cell table:style-name="ce31"/>
          <table:table-cell table:style-name="ce57" office:value-type="string">
            <text:p>手动连接WLAN成功率</text:p>
          </table:table-cell>
          <table:table-cell table:style-name="ce61" office:value-type="string">
            <text:p>测试终端对WLAN的连接成功率</text:p>
          </table:table-cell>
          <table:table-cell table:style-name="ce61" office:value-type="string">
            <text:p>1. <text:span text:style-name="T6">终端</text:span><text:span text:style-name="T7">WLAN</text:span><text:span text:style-name="T6">通信开关已经正常打开；</text:span></text:p>
            <text:p><text:span text:style-name="T7">2. </text:span><text:span text:style-name="T6">打开</text:span><text:span text:style-name="T7">SSID</text:span><text:span text:style-name="T6">不是</text:span><text:span text:style-name="T7">CMCC/CMCC-EDU</text:span><text:span text:style-name="T6">的</text:span><text:span text:style-name="T7">AP1</text:span><text:span text:style-name="T6">，且</text:span><text:span text:style-name="T7">AP1</text:span><text:span text:style-name="T6">为非开放模式。</text:span></text:p>
            <text:p><text:span text:style-name="T6"/></text:p>
            <text:p><text:span text:style-name="T6"/></text:p>
          </table:table-cell>
          <table:table-cell table:style-name="ce57" office:value-type="string">
            <text:p>1. <text:span text:style-name="T4">进入</text:span><text:span text:style-name="T5">WLAN</text:span><text:span text:style-name="T4">界面，并断开当前连接；</text:span></text:p>
            <text:p><text:span text:style-name="T5">2. </text:span><text:span text:style-name="T4">看终端是否允许用户在已搜索到的</text:span><text:span text:style-name="T5">WLAN</text:span><text:span text:style-name="T4">列表中选择某</text:span><text:span text:style-name="T5">SSID</text:span><text:span text:style-name="T4">进行接入；</text:span></text:p>
            <text:p><text:span text:style-name="T5">3. </text:span><text:span text:style-name="T4">选择</text:span><text:span text:style-name="T5">AP1</text:span><text:span text:style-name="T4">，看终端是否能正常接入网络并能登录网页；</text:span></text:p>
            <text:p><text:span text:style-name="T5">4. </text:span><text:span text:style-name="T4">重复</text:span><text:span text:style-name="T5">1-3</text:span><text:span text:style-name="T4">流程</text:span><text:span text:style-name="T5">20</text:span><text:span text:style-name="T4">遍，看成功接入次数。</text:span></text:p>
            <text:p><text:span text:style-name="T4"/></text:p>
          </table:table-cell>
          <table:table-cell table:style-name="ce57" office:value-type="string">
            <text:p><text:span text:style-name="T4">1. </text:span><text:span text:style-name="T4">在步骤</text:span><text:span text:style-name="T4">3</text:span><text:span text:style-name="T4">中，终端能成功接入网络；</text:span></text:p>
            <text:p><text:span text:style-name="T4">2. </text:span><text:span text:style-name="T4">在步骤</text:span><text:span text:style-name="T4">4</text:span><text:span text:style-name="T4">中，成功接入次数大于或等于</text:span><text:span text:style-name="T4">18</text:span><text:span text:style-name="T4">次；</text:span></text:p>
            <text:p><text:span text:style-name="T4"/></text:p>
            <text:p><text:span text:style-name="T5"/></text:p>
          </table:table-cell>
          <table:table-cell table:style-name="ce120" office:value-type="string">
            <text:p>此用例中指的接入成功是，终端成功连接AP并获得IP地址。</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146" table:content-validation-name="val3" office:value-type="string">
            <text:p>N</text:p>
          </table:table-cell>
          <table:table-cell table:style-name="ce60"/>
          <table:table-cell table:style-name="ce52" table:number-columns-repeated="3"/>
          <table:table-cell table:style-name="ce151"/>
          <table:table-cell table:style-name="ce157" office:value-type="string">
            <text:p>将接入点类型改为NET进行下载操作（部分终端浏览器接入点类型固定：移动梦网为WAP，浏览器为NET；mobile终端opera浏览器为wap，IE为NET）<text:span text:style-name="T10">访问路径：</text:span><text:span text:style-name="T10">Browser1.5—&gt;7</text:span><text:span text:style-name="T10">：内容下载与保存—</text:span><text:span text:style-name="T10">&gt;</text:span><text:span text:style-name="T10">单文件下载</text:span></text:p>
          </table:table-cell>
          <table:table-cell table:style-name="ce52" table:number-columns-repeated="6"/>
          <table:table-cell table:number-columns-repeated="994"/>
        </table:table-row>
        <table:table-row table:style-name="ro23">
          <table:table-cell table:style-name="ce4" office:value-type="string">
            <text:p>7<text:span text:style-name="T4">终端</text:span><text:span text:style-name="T5">UI</text:span><text:span text:style-name="T4">要求</text:span></text:p>
          </table:table-cell>
          <table:table-cell table:style-name="ce42" table:number-columns-repeated="2"/>
          <table:table-cell table:style-name="ce30" table:number-columns-repeated="5"/>
          <table:table-cell table:style-name="ce32" table:number-columns-repeated="4"/>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table-cell table:style-name="ce32" table:content-validation-name="val5"/>
          <table:table-cell table:style-name="ce32" table:number-columns-repeated="3"/>
          <table:table-cell table:style-name="ce151"/>
          <table:table-cell table:style-name="ce52" office:value-type="string">
            <text:p><text:s/><text:span text:style-name="T6">浏览器支持以并发下载或队列下载的方式下载这三个文件</text:span></text:p>
            <text:p><text:span text:style-name="T6">访问路径：</text:span><text:span text:style-name="T7">Browser1.5—&gt;7</text:span><text:span text:style-name="T6">：内容下载与保存</text:span><text:span text:style-name="T7">—</text:span><text:span text:style-name="T7">&gt;</text:span><text:span text:style-name="T6">多文件下载：文件</text:span><text:span text:style-name="T7">1</text:span><text:span text:style-name="T6">、文件</text:span><text:span text:style-name="T7">2</text:span><text:span text:style-name="T6">、文件</text:span><text:span text:style-name="T7">3</text:span></text:p>
          </table:table-cell>
          <table:table-cell table:style-name="ce52" table:number-columns-repeated="6"/>
          <table:table-cell table:number-columns-repeated="994"/>
        </table:table-row>
        <table:table-row table:style-name="ro7">
          <table:table-cell table:style-name="ce5" office:value-type="string">
            <text:p>7.1.</text:p>
          </table:table-cell>
          <table:table-cell table:style-name="ce31" office:value-type="string">
            <text:p>TS-WLAN-API-000001</text:p>
          </table:table-cell>
          <table:table-cell table:style-name="ce31"/>
          <table:table-cell table:style-name="ce57" office:value-type="string">
            <text:p>API<text:span text:style-name="T4">要求</text:span><text:span text:style-name="T5">(1)-</text:span><text:span text:style-name="T4">操作</text:span><text:span text:style-name="T5">WLAN</text:span><text:span text:style-name="T4">相关功能</text:span></text:p>
          </table:table-cell>
          <table:table-cell table:style-name="ce61" office:value-type="string">
            <text:p>1<text:span text:style-name="T6">．</text:span><text:span text:style-name="T7"> </text:span><text:span text:style-name="T6">测试手机的</text:span><text:span text:style-name="T7">API</text:span><text:span text:style-name="T6">支持情况</text:span></text:p>
          </table:table-cell>
          <table:table-cell table:style-name="ce61" office:value-type="string">
            <text:p>1<text:span text:style-name="T6">．</text:span><text:span text:style-name="T7"> </text:span><text:span text:style-name="T6">手机已经安装了用于测试</text:span><text:span text:style-name="T7">API</text:span><text:span text:style-name="T6">功能的软件。</text:span></text:p>
          </table:table-cell>
          <table:table-cell table:style-name="ce57" office:value-type="string">
            <text:p>1<text:span text:style-name="T4">．</text:span><text:span text:style-name="T5"> </text:span><text:span text:style-name="T4">运行该软件；</text:span></text:p>
          </table:table-cell>
          <table:table-cell table:style-name="ce61" office:value-type="string">
            <text:p>手机支持下表中的<text:span text:style-name="T7">API</text:span><text:span text:style-name="T6">功能</text:span><text:span text:style-name="T7"> <text:s text:c="46"/></text:span><text:span text:style-name="T6">表</text:span><text:span text:style-name="T7">7-17 <text:s/></text:span><text:span text:style-name="T6">手机需支持的</text:span><text:span text:style-name="T7">API</text:span><text:span text:style-name="T6">列表</text:span><text:span text:style-name="T7"> <text:s text:c="36"/></text:span><text:span text:style-name="T6">对于使用</text:span><text:span text:style-name="T7">Symbian</text:span><text:span text:style-name="T6">操作系统的手机：</text:span></text:p>
            <text:p><text:span text:style-name="T7">1</text:span><text:span text:style-name="T6">．上述功能</text:span><text:span text:style-name="T7">2</text:span><text:span text:style-name="T6">、</text:span><text:span text:style-name="T7">3</text:span><text:span text:style-name="T6">可不支持；</text:span></text:p>
            <text:p><text:span text:style-name="T7">2</text:span><text:span text:style-name="T6">．必须提供</text:span><text:span text:style-name="T7">API</text:span><text:span text:style-name="T6">供应用程序扫描</text:span><text:span text:style-name="T7">WLAN</text:span><text:span text:style-name="T6">接入点。</text:span></text:p>
            <text:p><text:span text:style-name="T6">对于使用</text:span><text:span text:style-name="T7">Android</text:span><text:span text:style-name="T6">操作系统的终端，上述功能</text:span><text:span text:style-name="T7">1</text:span><text:span text:style-name="T6">可不支持。</text:span></text:p>
            <text:p><text:span text:style-name="T6">测试说明：</text:span></text:p>
            <text:p><text:span text:style-name="T7">1</text:span><text:span text:style-name="T6">．</text:span><text:span text:style-name="T7"> </text:span><text:span text:style-name="T6">对于上述功能，可以是</text:span><text:span text:style-name="T7">1</text:span><text:span text:style-name="T6">个</text:span><text:span text:style-name="T7">API</text:span><text:span text:style-name="T6">对应实现</text:span><text:span text:style-name="T7">1</text:span><text:span text:style-name="T6">个功能、</text:span><text:span text:style-name="T7">1</text:span><text:span text:style-name="T6">组</text:span><text:span text:style-name="T7">API</text:span><text:span text:style-name="T6">实现</text:span><text:span text:style-name="T7">1</text:span><text:span text:style-name="T6">个功能、或</text:span><text:span text:style-name="T7">1</text:span><text:span text:style-name="T6">个</text:span><text:span text:style-name="T7">API</text:span><text:span text:style-name="T6">实现多个功能。</text:span></text:p>
            <text:p><text:span text:style-name="T6"/></text:p>
          </table:table-cell>
          <table:table-cell table:style-name="ce120" office:value-type="string">
            <text:p>1． 对于上述功能，可以是1个API对应实现1个功能、1组API实现1个功能、或1个API实现多个功能。</text:p>
            <text:p/>
            <text:p/>
            <text:p/>
            <text:p>API测试对非智能手机不作要求。</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5" office:value-type="float" office:value="7.2">
            <text:p>7.2 </text:p>
          </table:table-cell>
          <table:table-cell table:style-name="ce31" office:value-type="string">
            <text:p>TS-WLAN-API-000001</text:p>
          </table:table-cell>
          <table:table-cell table:style-name="ce31"/>
          <table:table-cell table:style-name="ce57" office:value-type="string">
            <text:p>API<text:span text:style-name="T4">要求</text:span><text:span text:style-name="T5">(2)- </text:span><text:span text:style-name="T4">操作</text:span><text:span text:style-name="T5">SIM</text:span><text:span text:style-name="T4">卡及短信</text:span></text:p>
          </table:table-cell>
          <table:table-cell table:style-name="ce61" office:value-type="string">
            <text:p>1<text:span text:style-name="T6">．</text:span><text:span text:style-name="T7"> </text:span><text:span text:style-name="T6">测试手机的</text:span><text:span text:style-name="T7">API</text:span><text:span text:style-name="T6">支持情况</text:span></text:p>
          </table:table-cell>
          <table:table-cell table:style-name="ce61" office:value-type="string">
            <text:p>1<text:span text:style-name="T6">．</text:span><text:span text:style-name="T7"> </text:span><text:span text:style-name="T6">手机已经安装了用于测试</text:span><text:span text:style-name="T7">API</text:span><text:span text:style-name="T6">功能的软件。</text:span></text:p>
          </table:table-cell>
          <table:table-cell table:style-name="ce57" office:value-type="string">
            <text:p>1<text:span text:style-name="T4">．</text:span><text:span text:style-name="T5"> </text:span><text:span text:style-name="T4">运行该软件；</text:span></text:p>
          </table:table-cell>
          <table:table-cell table:style-name="ce61" office:value-type="string">
            <text:p>手机支持下表中的API功能 <text:s text:c="26"/>表7-18 <text:s/>手机需支持的API列表</text:p>
            <text:p>测试说明：</text:p>
            <text:p>1． 对于上述功能，可以是1个API对应实现1个功能、1组API实现1个功能、或1个API实现多个功能</text:p>
            <text:p/>
          </table:table-cell>
          <table:table-cell table:style-name="ce120" office:value-type="string">
            <text:p>1． 对于上述功能，可以是1个API对应实现1个功能、1组API实现1个功能、或2个API实现多个功能。</text:p>
            <text:p>API测试对非智能手机不作要求。</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5" office:value-type="float" office:value="7.3">
            <text:p>7.3 </text:p>
          </table:table-cell>
          <table:table-cell table:style-name="ce31" office:value-type="string">
            <text:p>TS-WLAN-API-000001</text:p>
          </table:table-cell>
          <table:table-cell table:style-name="ce31"/>
          <table:table-cell table:style-name="ce57" office:value-type="string">
            <text:p>API<text:span text:style-name="T4">要求</text:span><text:span text:style-name="T5">(3)- </text:span><text:span text:style-name="T4">操作文件</text:span></text:p>
          </table:table-cell>
          <table:table-cell table:style-name="ce61" office:value-type="string">
            <text:p>1<text:span text:style-name="T6">．</text:span><text:span text:style-name="T7"> </text:span><text:span text:style-name="T6">测试手机的</text:span><text:span text:style-name="T7">API</text:span><text:span text:style-name="T6">支持情况</text:span></text:p>
          </table:table-cell>
          <table:table-cell table:style-name="ce61" office:value-type="string">
            <text:p>1<text:span text:style-name="T6">．</text:span><text:span text:style-name="T7"> </text:span><text:span text:style-name="T6">手机已经安装了用于测试</text:span><text:span text:style-name="T7">API</text:span><text:span text:style-name="T6">功能的软件。</text:span></text:p>
          </table:table-cell>
          <table:table-cell table:style-name="ce57" office:value-type="string">
            <text:p>1<text:span text:style-name="T4">．</text:span><text:span text:style-name="T5"> </text:span><text:span text:style-name="T4">运行该软件；</text:span></text:p>
          </table:table-cell>
          <table:table-cell table:style-name="ce61" office:value-type="string">
            <text:p>手机支持下表中的API功能 <text:s text:c="26"/>表7-19 <text:s/>手机需支持的API列表</text:p>
            <text:p>测试说明：</text:p>
            <text:p>1． 对于上述功能，可以是1个API对应实现1个功能、1组API实现1个功能、或1个API实现多个功能。</text:p>
            <text:p/>
            <text:p/>
          </table:table-cell>
          <table:table-cell table:style-name="ce120" office:value-type="string">
            <text:p>1． 对于上述功能，可以是1个API对应实现1个功能、1组API实现1个功能、或3个API实现多个功能。</text:p>
            <text:p>API测试对非智能手机不作要求。</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5" office:value-type="float" office:value="7.4">
            <text:p>7.4 </text:p>
          </table:table-cell>
          <table:table-cell table:style-name="ce31" office:value-type="string">
            <text:p>TS-WLAN-API-000001</text:p>
          </table:table-cell>
          <table:table-cell table:style-name="ce31"/>
          <table:table-cell table:style-name="ce57" office:value-type="string">
            <text:p>API<text:span text:style-name="T4">要求</text:span><text:span text:style-name="T5">(4)-</text:span><text:span text:style-name="T4">收发数据包</text:span></text:p>
          </table:table-cell>
          <table:table-cell table:style-name="ce61" office:value-type="string">
            <text:p>1<text:span text:style-name="T6">．</text:span><text:span text:style-name="T7"> </text:span><text:span text:style-name="T6">测试手机的</text:span><text:span text:style-name="T7">API</text:span><text:span text:style-name="T6">支持情况</text:span></text:p>
          </table:table-cell>
          <table:table-cell table:style-name="ce61" office:value-type="string">
            <text:p>1<text:span text:style-name="T6">．</text:span><text:span text:style-name="T7"> </text:span><text:span text:style-name="T6">手机已经安装了用于测试</text:span><text:span text:style-name="T7">API</text:span><text:span text:style-name="T6">功能的软件。</text:span></text:p>
          </table:table-cell>
          <table:table-cell table:style-name="ce57" office:value-type="string">
            <text:p>1<text:span text:style-name="T4">．</text:span><text:span text:style-name="T5"> </text:span><text:span text:style-name="T4">运行该软件；</text:span></text:p>
          </table:table-cell>
          <table:table-cell table:style-name="ce61" office:value-type="string">
            <text:p>手机支持下表中的API功能 <text:s text:c="26"/>表7-20 <text:s/>手机需支持的API列表</text:p>
            <text:p>测试说明：</text:p>
            <text:p>1． 对于上述功能，可以是1个API对应实现1个功能、1组API实现1个功能、或1个API实现多个功能</text:p>
            <text:p/>
          </table:table-cell>
          <table:table-cell table:style-name="ce120" office:value-type="string">
            <text:p>1． 对于上述功能，可以是1个API对应实现1个功能、1组API实现1个功能、或4个API实现多个功能。</text:p>
            <text:p>API测试对非智能手机不作要求。</text:p>
          </table:table-cell>
          <table:table-cell table:style-name="ce123" table:content-validation-name="val2" office:value-type="string">
            <text:p>M</text:p>
          </table:table-cell>
          <table:table-cell table:style-name="ce136" table:content-validation-name="val3" office:value-type="string">
            <text:p>N</text:p>
          </table:table-cell>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146" table:content-validation-name="val3" office:value-type="string">
            <text:p>N</text:p>
          </table:table-cell>
          <table:table-cell table:style-name="ce146" table:content-validation-name="val5"/>
          <table:table-cell table:style-name="ce52" table:number-columns-repeated="3"/>
          <table:table-cell table:style-name="ce151"/>
          <table:table-cell table:style-name="ce52" table:number-columns-repeated="7"/>
          <table:table-cell table:number-columns-repeated="994"/>
        </table:table-row>
        <table:table-row table:style-name="ro7">
          <table:table-cell table:style-name="ce15"/>
          <table:table-cell table:style-name="ce43" table:number-columns-repeated="11"/>
          <table:table-cell table:style-name="ce52" table:number-columns-repeated="3"/>
          <table:table-cell table:style-name="ce151"/>
          <table:table-cell table:style-name="ce52" table:number-columns-repeated="7"/>
          <table:table-cell table:number-columns-repeated="1001"/>
        </table:table-row>
        <table:table-row table:style-name="ro7">
          <table:table-cell table:style-name="ce16"/>
          <table:table-cell table:style-name="ce44" table:number-columns-repeated="2"/>
          <table:table-cell table:style-name="ce65"/>
          <table:table-cell table:style-name="ce76"/>
          <table:table-cell table:style-name="ce86" office:value-type="string">
            <text:p>　<text:span text:style-name="T11"> </text:span></text:p>
          </table:table-cell>
          <table:table-cell table:style-name="ce94" office:value-type="string">
            <text:p>共存下的吞吐量</text:p>
          </table:table-cell>
          <table:table-cell table:style-name="ce104" table:number-columns-repeated="3"/>
          <table:table-cell table:style-name="ce138" table:number-columns-repeated="2"/>
          <table:table-cell table:style-name="ce52" table:number-columns-repeated="3"/>
          <table:table-cell table:style-name="ce151"/>
          <table:table-cell table:style-name="ce52" table:number-columns-repeated="7"/>
          <table:table-cell table:number-columns-repeated="1001"/>
        </table:table-row>
        <table:table-row table:style-name="ro7">
          <table:table-cell table:style-name="ce17"/>
          <table:table-cell table:style-name="ce45" table:number-columns-repeated="2"/>
          <table:table-cell table:style-name="ce66"/>
          <table:table-cell table:style-name="ce77"/>
          <table:table-cell table:style-name="ce87" office:value-type="string">
            <text:p>蓝牙（BT）packet type </text:p>
          </table:table-cell>
          <table:table-cell table:style-name="ce87" office:value-type="string">
            <text:p>WLAN TX 11g </text:p>
          </table:table-cell>
          <table:table-cell table:style-name="ce87" office:value-type="string">
            <text:p>BT </text:p>
          </table:table-cell>
          <table:table-cell table:style-name="ce87" office:value-type="string">
            <text:p>WLAN RX 11g </text:p>
          </table:table-cell>
          <table:table-cell table:style-name="ce87"/>
          <table:table-cell table:style-name="ce139" office:value-type="string">
            <text:p>BT </text:p>
          </table:table-cell>
          <table:table-cell table:style-name="ce139"/>
          <table:table-cell table:style-name="ce52" table:number-columns-repeated="3"/>
          <table:table-cell table:style-name="ce151"/>
          <table:table-cell table:style-name="ce52" table:number-columns-repeated="7"/>
          <table:table-cell table:number-columns-repeated="1001"/>
        </table:table-row>
        <table:table-row table:style-name="ro9">
          <table:table-cell table:style-name="ce18"/>
          <table:table-cell table:style-name="ce46" table:number-columns-repeated="2"/>
          <table:table-cell table:style-name="ce67"/>
          <table:table-cell table:style-name="ce78" office:value-type="string">
            <text:p>数据</text:p>
          </table:table-cell>
          <table:table-cell table:style-name="ce88" office:value-type="string">
            <text:p>ACL 2DH5 </text:p>
          </table:table-cell>
          <table:table-cell table:style-name="ce88" office:value-type="string">
            <text:p>6 (Mbps)</text:p>
          </table:table-cell>
          <table:table-cell table:style-name="ce88" office:value-type="string">
            <text:p>200 (Kbps)</text:p>
          </table:table-cell>
          <table:table-cell table:style-name="ce88" office:value-type="string">
            <text:p>4 (Mbps)</text:p>
          </table:table-cell>
          <table:table-cell table:style-name="ce88"/>
          <table:table-cell table:style-name="ce140" office:value-type="string">
            <text:p>200(Kbps)</text:p>
          </table:table-cell>
          <table:table-cell table:style-name="ce140"/>
          <table:table-cell table:style-name="ce52" table:number-columns-repeated="3"/>
          <table:table-cell table:style-name="ce151"/>
          <table:table-cell table:style-name="ce52" table:number-columns-repeated="7"/>
          <table:table-cell table:number-columns-repeated="1001"/>
        </table:table-row>
        <table:table-row table:style-name="ro7">
          <table:table-cell table:style-name="ce19" office:value-type="string">
            <text:p>终端厂商</text:p>
          </table:table-cell>
          <table:table-cell table:style-name="ce47" table:number-columns-repeated="2"/>
          <table:table-cell table:style-name="ce47" office:value-type="string">
            <text:p>型号</text:p>
          </table:table-cell>
          <table:table-cell table:style-name="ce79" office:value-type="string">
            <text:p>语音</text:p>
          </table:table-cell>
          <table:table-cell table:style-name="ce89" office:value-type="string">
            <text:p>SCO HV3 / eSCO 3eV3 <text:s/></text:p>
          </table:table-cell>
          <table:table-cell table:style-name="ce89" office:value-type="string">
            <text:p>6 (Mbps)</text:p>
          </table:table-cell>
          <table:table-cell table:style-name="ce89" office:value-type="string">
            <text:p>3.5（MOS）</text:p>
          </table:table-cell>
          <table:table-cell table:style-name="ce89" office:value-type="string">
            <text:p>4 (Mbps)</text:p>
          </table:table-cell>
          <table:table-cell table:style-name="ce89"/>
          <table:table-cell table:style-name="ce141" office:value-type="string">
            <text:p>3.5（MOS）<text:span text:style-name="T11"> </text:span></text:p>
          </table:table-cell>
          <table:table-cell table:style-name="ce141" office:value-type="string">
            <text:p>测试结果</text:p>
          </table:table-cell>
          <table:table-cell table:style-name="ce52" table:number-columns-repeated="3"/>
          <table:table-cell table:style-name="ce151"/>
          <table:table-cell table:style-name="ce52" table:number-columns-repeated="7"/>
          <table:table-cell table:style-name="ce159" table:number-columns-repeated="1001"/>
        </table:table-row>
        <table:table-row table:style-name="ro9">
          <table:table-cell table:style-name="ce20" table:number-columns-spanned="1" table:number-rows-spanned="2"/>
          <table:table-cell table:style-name="ce48" table:number-columns-repeated="2"/>
          <table:table-cell table:style-name="ce68" table:number-columns-spanned="1" table:number-rows-spanned="2"/>
          <table:table-cell table:style-name="ce80" office:value-type="string">
            <text:p>数据</text:p>
          </table:table-cell>
          <table:table-cell table:style-name="ce88"/>
          <table:table-cell table:style-name="ce95" table:number-columns-repeated="4"/>
          <table:table-cell table:style-name="ce68" table:number-columns-repeated="2"/>
          <table:table-cell table:style-name="ce52" table:number-columns-repeated="3"/>
          <table:table-cell table:style-name="ce151"/>
          <table:table-cell table:style-name="ce52" table:number-columns-repeated="7"/>
          <table:table-cell table:number-columns-repeated="1001"/>
        </table:table-row>
        <table:table-row table:style-name="ro7">
          <table:covered-table-cell table:style-name="ce21"/>
          <table:table-cell table:style-name="ce49" table:number-columns-repeated="2"/>
          <table:covered-table-cell table:style-name="ce49"/>
          <table:table-cell table:style-name="ce81" office:value-type="string">
            <text:p>语音</text:p>
          </table:table-cell>
          <table:table-cell table:style-name="ce89"/>
          <table:table-cell table:style-name="ce95" table:number-columns-repeated="4"/>
          <table:table-cell table:style-name="ce68" table:number-columns-repeated="2"/>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table-cell table:style-name="ce22"/>
          <table:table-cell table:style-name="ce50"/>
          <table:table-cell table:style-name="ce53"/>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number-rows-repeated="2">
          <table:table-cell table:style-name="ce22"/>
          <table:table-cell table:style-name="ce51"/>
          <table:table-cell table:style-name="ce53"/>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table-cell table:style-name="ce22"/>
          <table:table-cell table:style-name="ce50"/>
          <table:table-cell table:style-name="ce53"/>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number-rows-repeated="3">
          <table:table-cell table:style-name="ce22"/>
          <table:table-cell table:style-name="ce51"/>
          <table:table-cell table:style-name="ce53"/>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table-cell table:style-name="ce22"/>
          <table:table-cell table:style-name="ce50"/>
          <table:table-cell table:style-name="ce53"/>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number-rows-repeated="4">
          <table:table-cell table:style-name="ce23"/>
          <table:table-cell table:style-name="ce51" table:number-columns-repeated="2"/>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table-cell table:style-name="ce23"/>
          <table:table-cell table:style-name="ce52" table:number-columns-repeated="2"/>
          <table:table-cell table:style-name="ce69" table:number-columns-repeated="5"/>
          <table:table-cell table:style-name="ce121" table:content-validation-name="val1" table:number-columns-repeated="2"/>
          <table:table-cell table:style-name="ce52" table:content-validation-name="val4"/>
          <table:table-cell table:style-name="ce52" table:number-columns-repeated="4"/>
          <table:table-cell table:style-name="ce151"/>
          <table:table-cell table:style-name="ce52" table:number-columns-repeated="7"/>
          <table:table-cell table:number-columns-repeated="1001"/>
        </table:table-row>
        <table:table-row table:style-name="ro7">
          <table:table-cell table:style-name="ce23"/>
          <table:table-cell table:style-name="ce52" table:number-columns-repeated="2"/>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7">
          <table:table-cell table:style-name="ce23"/>
          <table:table-cell table:style-name="ce50"/>
          <table:table-cell table:style-name="ce53"/>
          <table:table-cell table:style-name="ce69" table:number-columns-repeated="2"/>
          <table:table-cell table:style-name="ce90"/>
          <table:table-cell table:style-name="ce69" table:number-columns-repeated="2"/>
          <table:table-cell table:style-name="ce121" table:content-validation-name="val1" table:number-columns-repeated="2"/>
          <table:table-cell table:style-name="ce142" table:content-validation-name="val4"/>
          <table:table-cell table:style-name="ce142" table:content-validation-name="val5"/>
          <table:table-cell table:style-name="ce150" table:content-validation-name="val5"/>
          <table:table-cell table:style-name="ce52" table:number-columns-repeated="2"/>
          <table:table-cell table:style-name="ce151"/>
          <table:table-cell table:style-name="ce52" table:number-columns-repeated="7"/>
          <table:table-cell table:number-columns-repeated="1001"/>
        </table:table-row>
        <table:table-row table:style-name="ro2" table:number-rows-repeated="10484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宋体" svg:font-family="宋体"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10000" number:language="zh" number:country="CN">
      <number:number number:min-integer-digits="1"/>
    </number:number-style>
    <number:percentage-style style:name="N10010" number:language="zh" number:country="CN">
      <number:number number:decimal-places="0" number:min-integer-digits="1"/>
      <number:text>%</number:text>
    </number:percentage-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9P0" style:volatile="true">
      <number:number number:decimal-places="1" number:min-integer-digits="1"/>
    </number:number-style>
    <number:number-style style:name="N119">
      <style:text-properties fo:color="#ff0000"/>
      <number:number number:decimal-places="1" number:min-integer-digits="1"/>
      <style:map style:condition="value()&gt;=0" style:apply-style-name="N119P0"/>
    </number:number-style>
    <number:number-style style:name="N120P0" style:volatile="true">
      <number:number number:decimal-places="2" number:min-integer-digits="1"/>
    </number:number-style>
    <number:number-style style:name="N120">
      <style:text-properties fo:color="#ff0000"/>
      <number:number number:decimal-places="2" number:min-integer-digits="1"/>
      <style:map style:condition="value()&gt;=0" style:apply-style-name="N120P0"/>
    </number:number-style>
    <number:number-style style:name="N121">
      <number:number number:decimal-places="2" number:min-integer-digits="1"/>
      <number:text> </number:text>
    </number:number-style>
    <number:number-style style:name="N122">
      <number:number number:decimal-places="1" number:min-integer-digits="1"/>
      <number:text> </number:text>
    </number:number-style>
    <number:number-style style:name="N123P0" style:volatile="true">
      <number:number number:decimal-places="0" number:min-integer-digits="1"/>
    </number:number-style>
    <number:number-style style:name="N123">
      <style:text-properties fo:color="#ff0000"/>
      <number:number number:decimal-places="0" number:min-integer-digits="1"/>
      <style:map style:condition="value()&gt;=0" style:apply-style-name="N123P0"/>
    </number:number-style>
    <number:date-style style:name="N124P0" style:volatile="true">
      <number:year number:style="long"/>
      <number:text>年</number:text>
      <number:month/>
      <number:text>月</number:text>
      <number:day/>
      <number:text>日</number:text>
    </number:date-style>
    <number:text-style style:name="N124">
      <number:text-content/>
      <style:map style:condition="value()&gt;=0" style:apply-style-name="N124P0"/>
    </number:text-style>
    <number:number-style style:name="N125P0" style:volatile="true">
      <number:number number:decimal-places="2" number:min-integer-digits="1"/>
      <number:text> </number:text>
    </number:number-style>
    <number:number-style style:name="N125">
      <style:text-properties fo:color="#ff0000"/>
      <number:text>(</number:text>
      <number:number number:decimal-places="2" number:min-integer-digits="1"/>
      <number:text>)</number:text>
      <style:map style:condition="value()&gt;=0" style:apply-style-name="N125P0"/>
    </number:number-style>
    <number:number-style style:name="N126P0" style:volatile="true">
      <number:number number:decimal-places="1" number:min-integer-digits="1"/>
      <number:text> </number:text>
    </number:number-style>
    <number:number-style style:name="N126">
      <style:text-properties fo:color="#ff0000"/>
      <number:text>(</number:text>
      <number:number number:decimal-places="1" number:min-integer-digits="1"/>
      <number:text>)</number:text>
      <style:map style:condition="value()&gt;=0" style:apply-style-name="N126P0"/>
    </number:number-style>
    <number:number-style style:name="N127">
      <number:number number:decimal-places="0" number:min-integer-digits="6"/>
    </number:number-style>
    <number:number-style style:name="N10114P0" style:volatile="true" number:language="zh" number:country="CN">
      <number:text>￥</number:text>
      <number:number number:decimal-places="0" number:min-integer-digits="1" number:grouping="true"/>
    </number:number-style>
    <number:number-style style:name="N10114" number:language="zh" number:country="CN">
      <number:text>￥-</number:text>
      <number:number number:decimal-places="0" number:min-integer-digits="1" number:grouping="true"/>
      <style:map style:condition="value()&gt;=0" style:apply-style-name="N10114P0"/>
    </number:number-style>
    <number:number-style style:name="N10115P0" style:volatile="true" number:language="zh" number:country="CN">
      <number:text>￥</number:text>
      <number:number number:decimal-places="0" number:min-integer-digits="1" number:grouping="true"/>
    </number:number-style>
    <number:number-style style:name="N10115" number:language="zh" number:country="CN">
      <style:text-properties fo:color="#ff0000"/>
      <number:text>￥-</number:text>
      <number:number number:decimal-places="0" number:min-integer-digits="1" number:grouping="true"/>
      <style:map style:condition="value()&gt;=0" style:apply-style-name="N10115P0"/>
    </number:number-style>
    <number:number-style style:name="N10117P0" style:volatile="true" number:language="zh" number:country="CN">
      <number:text>￥</number:text>
      <number:number number:decimal-places="2" number:min-integer-digits="1" number:grouping="true"/>
    </number:number-style>
    <number:number-style style:name="N10117" number:language="zh" number:country="CN">
      <number:text>￥-</number:text>
      <number:number number:decimal-places="2" number:min-integer-digits="1" number:grouping="true"/>
      <style:map style:condition="value()&gt;=0" style:apply-style-name="N10117P0"/>
    </number:number-style>
    <number:number-style style:name="N10118P0" style:volatile="true" number:language="zh" number:country="CN">
      <number:text>￥</number:text>
      <number:number number:decimal-places="2" number:min-integer-digits="1" number:grouping="true"/>
    </number:number-style>
    <number:number-style style:name="N10118" number:language="zh" number:country="CN">
      <style:text-properties fo:color="#ff0000"/>
      <number:text>￥-</number:text>
      <number:number number:decimal-places="2" number:min-integer-digits="1" number:grouping="true"/>
      <style:map style:condition="value()&gt;=0" style:apply-style-name="N10118P0"/>
    </number:number-style>
    <number:date-style style:name="N10119" number:language="zh" number:country="CN">
      <number:year number:style="long"/>
      <number:text>-</number:text>
      <number:month/>
      <number:text>-</number:text>
      <number:day/>
    </number:date-style>
    <number:date-style style:name="N10120" number:language="zh" number:country="CN">
      <number:day/>
      <number:text>-</number:text>
      <number:month number:textual="true"/>
      <number:text>-</number:text>
      <number:year/>
    </number:date-style>
    <number:date-style style:name="N10121" number:language="zh" number:country="CN">
      <number:day/>
      <number:text>-</number:text>
      <number:month number:textual="true"/>
    </number:date-style>
    <number:date-style style:name="N10122" number:language="zh" number:country="CN">
      <number:month number:textual="true"/>
      <number:text>-</number:text>
      <number:year/>
    </number:date-style>
    <number:time-style style:name="N10123" number:language="zh" number:country="CN">
      <number:hours/>
      <number:text>:</number:text>
      <number:minutes number:style="long"/>
      <number:text> </number:text>
      <number:am-pm/>
    </number:time-style>
    <number:time-style style:name="N10124" number:language="zh" number:country="CN">
      <number:hours/>
      <number:text>:</number:text>
      <number:minutes number:style="long"/>
      <number:text>:</number:text>
      <number:seconds number:style="long"/>
      <number:text> </number:text>
      <number:am-pm/>
    </number:time-style>
    <number:time-style style:name="N10125" number:language="zh" number:country="CN">
      <number:hours/>
      <number:text>:</number:text>
      <number:minutes number:style="long"/>
    </number:time-style>
    <number:time-style style:name="N10126" number:language="zh" number:country="CN">
      <number:hours/>
      <number:text>:</number:text>
      <number:minutes number:style="long"/>
      <number:text>:</number:text>
      <number:seconds number:style="long"/>
    </number:time-style>
    <number:date-style style:name="N10127" number:language="zh" number:country="CN">
      <number:year number:style="long"/>
      <number:text>-</number:text>
      <number:month/>
      <number:text>-</number:text>
      <number:day/>
      <number:text> </number:text>
      <number:hours/>
      <number:text>:</number:text>
      <number:minutes number:style="long"/>
    </number:date-style>
    <number:number-style style:name="N10129P0" style:volatile="true" number:language="zh" number:country="CN">
      <number:text>$</number:text>
      <number:number number:decimal-places="0" number:min-integer-digits="1" number:grouping="true"/>
      <number:text> </number:text>
    </number:number-style>
    <number:number-style style:name="N10129" number:language="zh" number:country="CN">
      <number:text>($</number:text>
      <number:number number:decimal-places="0" number:min-integer-digits="1" number:grouping="true"/>
      <number:text>)</number:text>
      <style:map style:condition="value()&gt;=0" style:apply-style-name="N10129P0"/>
    </number:number-style>
    <number:number-style style:name="N10130P0" style:volatile="true" number:language="zh" number:country="CN">
      <number:text>$</number:text>
      <number:number number:decimal-places="0" number:min-integer-digits="1" number:grouping="true"/>
      <number:text> </number:text>
    </number:number-style>
    <number:number-style style:name="N10130" number:language="zh" number:country="CN">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zh" number:country="CN">
      <number:text>$</number:text>
      <number:number number:decimal-places="2" number:min-integer-digits="1" number:grouping="true"/>
      <number:text> </number:text>
    </number:number-style>
    <number:number-style style:name="N10132" number:language="zh" number:country="CN">
      <number:text>($</number:text>
      <number:number number:decimal-places="2"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2" number:min-integer-digits="1" number:grouping="true"/>
      <number:text> </number:text>
    </number:number-style>
    <number:number-style style:name="N10133" number:language="zh" number:country="CN">
      <style:text-properties fo:color="#ff0000"/>
      <number:text>($</number:text>
      <number:number number:decimal-places="2" number:min-integer-digits="1" number:grouping="true"/>
      <number:text>)</number:text>
      <style:map style:condition="value()&gt;=0" style:apply-style-name="N10133P0"/>
    </number:number-style>
    <number:date-style style:name="N10134" number:language="zh" number:country="CN">
      <number:month/>
      <number:text>-</number:text>
      <number:day/>
      <number:text>-</number:text>
      <number:year/>
    </number:date-style>
    <number:time-style style:name="N10135" number:language="zh" number:country="CN">
      <number:hours/>
      <number:text>时</number:text>
      <number:minutes number:style="long"/>
      <number:text>分</number:text>
    </number:time-style>
    <number:time-style style:name="N10136" number:language="zh" number:country="CN">
      <number:hours/>
      <number:text>时</number:text>
      <number:minutes number:style="long"/>
      <number:text>分</number:text>
      <number:seconds number:style="long"/>
      <number:text>秒</number:text>
    </number:time-style>
    <number:time-style style:name="N10137" number:language="zh" number:country="CN">
      <number:am-pm/>
      <number:hours/>
      <number:text>时</number:text>
      <number:minutes number:style="long"/>
      <number:text>分</number:text>
    </number:time-style>
    <number:time-style style:name="N10138" number:language="zh" number:country="CN">
      <number:am-pm/>
      <number:hours/>
      <number:text>时</number:text>
      <number:minutes number:style="long"/>
      <number:text>分</number:text>
      <number:seconds number:style="long"/>
      <number:text>秒</number:text>
    </number:time-style>
    <number:number-style style:name="N10139P0" style:volatile="true" number:language="zh" number:country="CN">
      <number:number number:decimal-places="0" number:min-integer-digits="1" number:grouping="true"/>
    </number:number-style>
    <number:number-style style:name="N10139" number:language="zh" number:country="CN">
      <number:text>-</number:text>
      <number:number number:decimal-places="0" number:min-integer-digits="1" number:grouping="true"/>
      <style:map style:condition="value()&gt;=0" style:apply-style-name="N10139P0"/>
    </number:number-style>
    <number:number-style style:name="N10140P0" style:volatile="true" number:language="zh" number:country="CN">
      <number:number number:decimal-places="0" number:min-integer-digits="1" number:grouping="true"/>
    </number:number-style>
    <number:number-style style:name="N10140" number:language="zh" number:country="CN">
      <style:text-properties fo:color="#ff0000"/>
      <number:text>-</number:text>
      <number:number number:decimal-places="0" number:min-integer-digits="1" number:grouping="true"/>
      <style:map style:condition="value()&gt;=0" style:apply-style-name="N10140P0"/>
    </number:number-style>
    <number:number-style style:name="N10141P0" style:volatile="true" number:language="zh" number:country="CN">
      <number:number number:decimal-places="2" number:min-integer-digits="1" number:grouping="true"/>
    </number:number-style>
    <number:number-style style:name="N10141" number:language="zh" number:country="CN">
      <number:text>-</number:text>
      <number:number number:decimal-places="2" number:min-integer-digits="1" number:grouping="true"/>
      <style:map style:condition="value()&gt;=0" style:apply-style-name="N10141P0"/>
    </number:number-style>
    <number:number-style style:name="N10142P0" style:volatile="true" number:language="zh" number:country="CN">
      <number:number number:decimal-places="2" number:min-integer-digits="1" number:grouping="true"/>
    </number:number-style>
    <number:number-style style:name="N10142" number:language="zh" number:country="CN">
      <style:text-properties fo:color="#ff0000"/>
      <number:text>-</number:text>
      <number:number number:decimal-places="2" number:min-integer-digits="1" number:grouping="true"/>
      <style:map style:condition="value()&gt;=0" style:apply-style-name="N10142P0"/>
    </number:number-style>
    <number:number-style style:name="N10146P0" style:volatile="true" number:language="zh" number:country="CN">
      <number:number number:decimal-places="0" number:min-integer-digits="1" number:grouping="true"/>
      <number:text> </number:text>
    </number:number-style>
    <number:number-style style:name="N10146P1" style:volatile="true" number:language="zh" number:country="CN">
      <number:text> -</number:text>
      <number:number number:decimal-places="0" number:min-integer-digits="1" number:grouping="true"/>
      <number:text> </number:text>
    </number:number-style>
    <number:number-style style:name="N10146P2" style:volatile="true" number:language="zh" number:country="CN">
      <number:text> - </number:text>
    </number:number-style>
    <number:text-style style:name="N10146" number:language="zh" number:country="CN">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zh" number:country="CN">
      <number:text> ￥</number:text>
      <number:number number:decimal-places="0" number:min-integer-digits="1" number:grouping="true"/>
      <number:text> </number:text>
    </number:number-style>
    <number:number-style style:name="N10150P1" style:volatile="true" number:language="zh" number:country="CN">
      <number:text> ￥-</number:text>
      <number:number number:decimal-places="0" number:min-integer-digits="1" number:grouping="true"/>
      <number:text> </number:text>
    </number:number-style>
    <number:number-style style:name="N10150P2" style:volatile="true" number:language="zh" number:country="CN">
      <number:text> ￥- </number:text>
    </number:number-style>
    <number:text-style style:name="N10150" number:language="zh" number:country="CN">
      <number:text-content/>
      <number:text> </number:text>
      <style:map style:condition="value()&gt;0" style:apply-style-name="N10150P0"/>
      <style:map style:condition="value()&lt;0" style:apply-style-name="N10150P1"/>
      <style:map style:condition="value()=0" style:apply-style-name="N10150P2"/>
    </number:text-style>
    <number:number-style style:name="N10154P0" style:volatile="true" number:language="zh" number:country="CN">
      <number:number number:decimal-places="2" number:min-integer-digits="1" number:grouping="true"/>
      <number:text> </number:text>
    </number:number-style>
    <number:number-style style:name="N10154P1" style:volatile="true" number:language="zh" number:country="CN">
      <number:text> -</number:text>
      <number:number number:decimal-places="2" number:min-integer-digits="1" number:grouping="true"/>
      <number:text> </number:text>
    </number:number-style>
    <number:number-style style:name="N10154P2" style:volatile="true" number:language="zh" number:country="CN">
      <number:text> -</number:text>
      <number:number number:decimal-places="0" number:min-integer-digits="0"/>
      <number:text> </number:text>
    </number:number-style>
    <number:text-style style:name="N10154" number:language="zh" number:country="CN">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zh" number:country="CN">
      <number:text> ￥</number:text>
      <number:number number:decimal-places="2" number:min-integer-digits="1" number:grouping="true"/>
      <number:text> </number:text>
    </number:number-style>
    <number:number-style style:name="N10158P1" style:volatile="true" number:language="zh" number:country="CN">
      <number:text> ￥-</number:text>
      <number:number number:decimal-places="2" number:min-integer-digits="1" number:grouping="true"/>
      <number:text> </number:text>
    </number:number-style>
    <number:number-style style:name="N10158P2" style:volatile="true" number:language="zh" number:country="CN">
      <number:text> ￥-</number:text>
      <number:number number:decimal-places="0" number:min-integer-digits="0"/>
      <number:text> </number:text>
    </number:number-style>
    <number:text-style style:name="N10158" number:language="zh" number:country="CN">
      <number:text-content/>
      <number:text> </number:text>
      <style:map style:condition="value()&gt;0" style:apply-style-name="N10158P0"/>
      <style:map style:condition="value()&lt;0" style:apply-style-name="N10158P1"/>
      <style:map style:condition="value()=0" style:apply-style-name="N10158P2"/>
    </number:text-style>
    <number:time-style style:name="N10159" number:language="zh" number:country="CN">
      <number:minutes number:style="long"/>
      <number:text>:</number:text>
      <number:seconds number:style="long"/>
    </number:time-style>
    <number:time-style style:name="N10160" number:language="zh" number:country="CN" number:truncate-on-overflow="false">
      <number:hours/>
      <number:text>:</number:text>
      <number:minutes number:style="long"/>
      <number:text>:</number:text>
      <number:seconds number:style="long"/>
    </number:time-style>
    <number:time-style style:name="N10161" number:language="zh" number:country="CN">
      <number:minutes number:style="long"/>
      <number:text>:</number:text>
      <number:seconds number:style="long" number:decimal-places="1"/>
    </number:time-style>
    <number:number-style style:name="N10162" number:language="zh" number:country="CN">
      <number:scientific-number number:decimal-places="1" number:min-integer-digits="3" number:min-exponent-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20_37" style:display-name="常规 37" style:family="table-cell" style:parent-style-name="Default">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10" style:display-name="Normal 2 10"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常规_20_42" style:display-name="常规 42" style:family="table-cell" style:parent-style-name="Default">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常规_20_2_20_10" style:display-name="常规 2 10" style:family="table-cell" style:parent-style-name="Default">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百分比_20_3" style:display-name="百分比 3" style:family="table-cell" style:parent-style-name="Default" style:data-style-name="N10010"/>
    <style:style style:name="常规_20_3_20_16" style:display-name="常规 3 16" style:family="table-cell" style:parent-style-name="Default">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常规_5f_中国移动TD终端常规测试_5f_模版_5f_研究院" style:display-name="常规_中国移动TD终端常规测试_模版_研究院"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常规_20_53" style:display-name="常规 53" style:family="table-cell" style:parent-style-name="Default">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常规_20_22_20_14" style:display-name="常规 22 14"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30">0000／00／00</text:date>, <text:time style:data-style-name="N2" text:time-value="0000-00-00T13:55: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ngrui </meta:initial-creator>
    <meta:creation-date>2013-01-30T13:54:29</meta:creation-date>
    <dc:date>2013-01-30T16:37:19</dc:date>
    <dc:creator>jiangrui </dc:creator>
    <meta:editing-duration>P0D</meta:editing-duration>
    <meta:editing-cycles>2</meta:editing-cycles>
    <meta:generator>LibreOffice/3.6$Linux_X86_64 LibreOffice_project/2ef5aff-a6fb0ff-166bdff-cf087ad-0f1389</meta:generator>
    <meta:document-statistic meta:table-count="1" meta:cell-count="2024" meta:object-count="0"/>
  </office:meta>
</office:document-meta>
</file>